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meta.xml"/>
  <manifest:file-entry manifest:media-type="text/xml" manifest:full-path="Object 4/styles.xml"/>
  <manifest:file-entry manifest:media-type="text/xml" manifest:full-path="Object 4/content.xml"/>
  <manifest:file-entry manifest:media-type="application/vnd.oasis.opendocument.chart" manifest:full-path="Object 4/"/>
  <manifest:file-entry manifest:media-type="text/xml" manifest:full-path="styles.xml"/>
  <manifest:file-entry manifest:media-type="text/xml" manifest:full-path="Object 5/meta.xml"/>
  <manifest:file-entry manifest:media-type="text/xml" manifest:full-path="Object 5/styles.xml"/>
  <manifest:file-entry manifest:media-type="text/xml" manifest:full-path="Object 5/content.xml"/>
  <manifest:file-entry manifest:media-type="application/vnd.oasis.opendocument.chart" manifest:full-path="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22in"/>
    </style:style>
    <style:style style:name="co3" style:family="table-column">
      <style:table-column-properties fo:break-before="auto" style:column-width="1.1634in"/>
    </style:style>
    <style:style style:name="co4" style:family="table-column">
      <style:table-column-properties fo:break-before="auto" style:column-width="1.728in"/>
    </style:style>
    <style:style style:name="co5" style:family="table-column">
      <style:table-column-properties fo:break-before="auto" style:column-width="1.628in"/>
    </style:style>
    <style:style style:name="co6" style:family="table-column">
      <style:table-column-properties fo:break-before="auto" style:column-width="1.4339in"/>
    </style:style>
    <style:style style:name="ro1" style:family="table-row">
      <style:table-row-properties style:row-height="0.1665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ffff"/>
    </style:style>
    <style:style style:name="ce2" style:family="table-cell" style:parent-style-name="Default">
      <style:table-cell-properties fo:background-color="#999999"/>
    </style:style>
    <style:style style:name="ce3" style:family="table-cell" style:parent-style-name="Default">
      <style:table-cell-properties fo:background-color="#b2b2b2" fo:border="0.0008in solid #000000"/>
    </style:style>
    <style:style style:name="ce4" style:family="table-cell" style:parent-style-name="Default">
      <style:table-cell-properties fo:border="0.0008in solid #000000"/>
    </style:style>
    <style:style style:name="ce5" style:family="table-cell" style:parent-style-name="Default">
      <style:table-cell-properties fo:background-color="#999999" fo:border="0.0008in solid #000000"/>
    </style:style>
    <style:style style:name="ce6" style:family="table-cell" style:parent-style-name="Default">
      <style:table-cell-properties fo:background-color="#6699cc" fo:border="0.0008in solid #000000"/>
    </style:style>
    <style:style style:name="ce7" style:family="table-cell" style:parent-style-name="Default" style:data-style-name="N126">
      <style:table-cell-properties fo:border-bottom="0.0008in solid #000000" fo:border-left="none" fo:border-right="none" fo:border-top="0.0008in solid #000000"/>
    </style:style>
    <style:style style:name="ce8" style:family="table-cell" style:parent-style-name="Default">
      <style:table-cell-properties fo:background-color="#ccffff"/>
    </style:style>
    <style:style style:name="ce9" style:family="table-cell" style:parent-style-name="Default">
      <style:table-cell-properties fo:background-color="#ff9999" fo:border="0.0008in solid #000000"/>
    </style:style>
    <style:style style:name="ce10" style:family="table-cell" style:parent-style-name="Default">
      <style:table-cell-properties fo:border-bottom="0.0008in solid #000000" fo:border-left="none" fo:border-right="none" fo:border-top="0.0008in solid #000000"/>
    </style:style>
    <style:style style:name="ce11" style:family="table-cell" style:parent-style-name="Default" style:data-style-name="N11">
      <style:table-cell-properties fo:border="0.0008in solid #000000"/>
    </style:style>
    <style:style style:name="ce12" style:family="table-cell" style:parent-style-name="Default" style:data-style-name="N11"/>
    <style:style style:name="ce13" style:family="table-cell" style:parent-style-name="Default">
      <style:table-cell-properties fo:background-color="#99ccff" fo:border="0.0008in solid #000000"/>
    </style:style>
    <style:style style:name="ce14" style:family="table-cell" style:parent-style-name="Default">
      <style:table-cell-properties fo:background-color="#ff9900" fo:border="0.0008in solid #000000"/>
    </style:style>
    <style:style style:name="ce15" style:family="table-cell" style:parent-style-name="Default">
      <style:table-cell-properties fo:background-color="transparent" fo:border="0.0008in solid #000000"/>
    </style:style>
    <style:style style:name="ce16" style:family="table-cell" style:parent-style-name="Default">
      <style:table-cell-properties fo:background-color="#ffcc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Prices" table:style-name="ta1" table:print="false">
        <table:table-column table:style-name="co1" table:default-cell-style-name="Default"/>
        <table:table-column table:style-name="co1" table:default-cell-style-name="ce4"/>
        <table:table-column table:style-name="co1" table:default-cell-style-name="ce7"/>
        <table:table-column table:style-name="co2" table:default-cell-style-name="ce7"/>
        <table:table-column table:style-name="co1" table:default-cell-style-name="ce7"/>
        <table:table-column table:style-name="co3" table:default-cell-style-name="Default"/>
        <table:table-column table:style-name="co4" table:default-cell-style-name="ce11"/>
        <table:table-column table:style-name="co1" table:default-cell-style-name="Default"/>
        <table:table-column table:style-name="co1" table:default-cell-style-name="ce13"/>
        <table:table-column table:style-name="co1" table:default-cell-style-name="Default"/>
        <table:table-column table:style-name="co5" table:default-cell-style-name="Default"/>
        <table:table-column table:style-name="co6" table:default-cell-style-name="Default"/>
        <table:table-column table:style-name="co1" table:default-cell-style-name="Default"/>
        <table:table-row table:style-name="ro1">
          <table:table-cell/>
          <table:table-cell table:style-name="Default" table:number-columns-repeated="4"/>
          <table:table-cell/>
          <table:table-cell table:style-name="Default"/>
          <table:table-cell/>
          <table:table-cell table:style-name="Default"/>
          <table:table-cell table:number-columns-repeated="4"/>
        </table:table-row>
        <table:table-row table:style-name="ro1">
          <table:table-cell/>
          <table:table-cell table:style-name="ce1" office:value-type="string" table:number-columns-spanned="6" table:number-rows-spanned="1">
            <text:p>Scheme used: Full Truncation</text:p>
          </table:table-cell>
          <table:covered-table-cell table:number-columns-repeated="3" table:style-name="Default"/>
          <table:covered-table-cell/>
          <table:covered-table-cell table:style-name="Default"/>
          <table:table-cell/>
          <table:table-cell table:style-name="Default"/>
          <table:table-cell table:number-columns-repeated="4"/>
        </table:table-row>
        <table:table-row table:style-name="ro1">
          <table:table-cell/>
          <table:table-cell table:style-name="Default" table:number-columns-repeated="4"/>
          <table:table-cell/>
          <table:table-cell table:style-name="Default"/>
          <table:table-cell/>
          <table:table-cell table:style-name="Default"/>
          <table:table-cell table:number-columns-repeated="4"/>
        </table:table-row>
        <table:table-row table:style-name="ro1">
          <table:table-cell/>
          <table:table-cell table:style-name="ce2" office:value-type="string" table:number-columns-spanned="6" table:number-rows-spanned="1">
            <text:p>Calls, put and Forward Contracts in the Euler scheme for the Heston model, ranging by Strikes</text:p>
          </table:table-cell>
          <table:covered-table-cell table:style-name="Default"/>
          <table:covered-table-cell table:style-name="ce8" office:value-type="string">
            <text:p>Calls, put and Forward Contracts in the Euler scheme for the Heston model, ranging by Strikes</text:p>
          </table:covered-table-cell>
          <table:covered-table-cell table:style-name="Default"/>
          <table:covered-table-cell/>
          <table:covered-table-cell table:style-name="Default"/>
          <table:table-cell/>
          <table:table-cell table:style-name="Default"/>
          <table:table-cell table:number-columns-repeated="4"/>
        </table:table-row>
        <table:table-row table:style-name="ro1">
          <table:table-cell/>
          <table:table-cell table:style-name="ce3" office:value-type="string">
            <text:p>Strike</text:p>
          </table:table-cell>
          <table:table-cell table:style-name="ce6" office:value-type="string">
            <text:p>Call Value</text:p>
          </table:table-cell>
          <table:table-cell table:style-name="ce6" office:value-type="string">
            <text:p>Forward Value</text:p>
          </table:table-cell>
          <table:table-cell table:style-name="ce6" office:value-type="string">
            <text:p>Put Value</text:p>
          </table:table-cell>
          <table:table-cell table:style-name="ce9" office:value-type="string">
            <text:p>“Real” Call Value</text:p>
          </table:table-cell>
          <table:table-cell table:style-name="ce9" office:value-type="string">
            <text:p>Relative Error</text:p>
          </table:table-cell>
          <table:table-cell/>
          <table:table-cell table:style-name="ce5" office:value-type="string">
            <text:p>Parameters</text:p>
          </table:table-cell>
          <table:table-cell table:number-columns-repeated="2"/>
          <table:table-cell table:style-name="ce5" office:value-type="string">
            <text:p>Monte Carlo Parameters</text:p>
          </table:table-cell>
          <table:table-cell/>
        </table:table-row>
        <table:table-row table:style-name="ro1">
          <table:table-cell/>
          <table:table-cell office:value-type="float" office:value="70">
            <text:p>70</text:p>
          </table:table-cell>
          <table:table-cell office:value-type="float" office:value="35.9742602885352">
            <text:p>35.9743</text:p>
          </table:table-cell>
          <table:table-cell office:value-type="float" office:value="31.3860928685271">
            <text:p>31.3861</text:p>
          </table:table-cell>
          <table:table-cell office:value-type="float" office:value="4.58816742000812">
            <text:p>4.5882</text:p>
          </table:table-cell>
          <table:table-cell table:style-name="ce10" office:value-type="float" office:value="36.0226">
            <text:p>36.0226</text:p>
          </table:table-cell>
          <table:table-cell table:formula="of:=ABS([.C6]-[.F6])/[.F6]" office:value-type="percentage" office:value="0.00134192733075343">
            <text:p>0.13%</text:p>
          </table:table-cell>
          <table:table-cell/>
          <table:table-cell office:value-type="string">
            <text:p>kappa</text:p>
          </table:table-cell>
          <table:table-cell table:style-name="ce15" office:value-type="float" office:value="0.5">
            <text:p>0.5</text:p>
          </table:table-cell>
          <table:table-cell/>
          <table:table-cell office:value-type="string">
            <text:p>Number of time steps</text:p>
          </table:table-cell>
          <table:table-cell office:value-type="float" office:value="200">
            <text:p>200</text:p>
          </table:table-cell>
        </table:table-row>
        <table:table-row table:style-name="ro1">
          <table:table-cell/>
          <table:table-cell office:value-type="float" office:value="80">
            <text:p>80</text:p>
          </table:table-cell>
          <table:table-cell office:value-type="float" office:value="29.073498632956">
            <text:p>29.0735</text:p>
          </table:table-cell>
          <table:table-cell office:value-type="float" office:value="21.5841061354596">
            <text:p>21.5841</text:p>
          </table:table-cell>
          <table:table-cell office:value-type="float" office:value="7.48939249749645">
            <text:p>7.4894</text:p>
          </table:table-cell>
          <table:table-cell table:style-name="ce10" office:value-type="float" office:value="29.1152">
            <text:p>29.1152</text:p>
          </table:table-cell>
          <table:table-cell table:formula="of:=ABS([.C7]-[.F7])/[.F7]" office:value-type="percentage" office:value="0.00143228853121401">
            <text:p>0.14%</text:p>
          </table:table-cell>
          <table:table-cell/>
          <table:table-cell office:value-type="string">
            <text:p>theta</text:p>
          </table:table-cell>
          <table:table-cell table:style-name="ce15" office:value-type="float" office:value="0.2">
            <text:p>0.2</text:p>
          </table:table-cell>
          <table:table-cell/>
          <table:table-cell office:value-type="string">
            <text:p>Number of Simulations </text:p>
          </table:table-cell>
          <table:table-cell office:value-type="float" office:value="100000">
            <text:p>100000</text:p>
          </table:table-cell>
        </table:table-row>
        <table:table-row table:style-name="ro1">
          <table:table-cell/>
          <table:table-cell office:value-type="float" office:value="90">
            <text:p>90</text:p>
          </table:table-cell>
          <table:table-cell office:value-type="float" office:value="23.0667519121908">
            <text:p>23.0668</text:p>
          </table:table-cell>
          <table:table-cell office:value-type="float" office:value="11.782119402392">
            <text:p>11.7821</text:p>
          </table:table-cell>
          <table:table-cell office:value-type="float" office:value="11.2846325097988">
            <text:p>11.2846</text:p>
          </table:table-cell>
          <table:table-cell table:style-name="ce10" office:value-type="float" office:value="23.0943">
            <text:p>23.0943</text:p>
          </table:table-cell>
          <table:table-cell table:formula="of:=ABS([.C8]-[.F8])/[.F8]" office:value-type="percentage" office:value="0.0011928522539848">
            <text:p>0.12%</text:p>
          </table:table-cell>
          <table:table-cell/>
          <table:table-cell office:value-type="string">
            <text:p>eta</text:p>
          </table:table-cell>
          <table:table-cell table:style-name="ce15" office:value-type="float" office:value="0.3">
            <text:p>0.3</text:p>
          </table:table-cell>
          <table:table-cell table:number-columns-repeated="3"/>
        </table:table-row>
        <table:table-row table:style-name="ro1">
          <table:table-cell/>
          <table:table-cell office:value-type="float" office:value="100">
            <text:p>100</text:p>
          </table:table-cell>
          <table:table-cell office:value-type="float" office:value="17.9601530912774">
            <text:p>17.9602</text:p>
          </table:table-cell>
          <table:table-cell office:value-type="float" office:value="1.98013266932448">
            <text:p>1.9801</text:p>
          </table:table-cell>
          <table:table-cell office:value-type="float" office:value="15.980020421953">
            <text:p>15.9800</text:p>
          </table:table-cell>
          <table:table-cell table:style-name="ce10" office:value-type="float" office:value="17.9691">
            <text:p>17.9691</text:p>
          </table:table-cell>
          <table:table-cell table:formula="of:=ABS([.C9]-[.F9])/[.F9]" office:value-type="percentage" office:value="0.000497905221886421">
            <text:p>0.05%</text:p>
          </table:table-cell>
          <table:table-cell/>
          <table:table-cell office:value-type="string">
            <text:p>Initial Var.</text:p>
          </table:table-cell>
          <table:table-cell table:style-name="ce15" office:value-type="float" office:value="0.2">
            <text:p>0.2</text:p>
          </table:table-cell>
          <table:table-cell table:number-columns-repeated="3"/>
        </table:table-row>
        <table:table-row table:style-name="ro1">
          <table:table-cell/>
          <table:table-cell office:value-type="float" office:value="110">
            <text:p>110</text:p>
          </table:table-cell>
          <table:table-cell office:value-type="float" office:value="13.7118320956763">
            <text:p>13.7118</text:p>
          </table:table-cell>
          <table:table-cell office:value-type="float" office:value="-7.82185406374308">
            <text:p>-7.8219</text:p>
          </table:table-cell>
          <table:table-cell office:value-type="float" office:value="21.5336861594194">
            <text:p>21.5337</text:p>
          </table:table-cell>
          <table:table-cell table:style-name="ce10" office:value-type="float" office:value="13.7082">
            <text:p>13.7082</text:p>
          </table:table-cell>
          <table:table-cell table:formula="of:=ABS([.C10]-[.F10])/[.F10]" office:value-type="percentage" office:value="0.000264957884791606">
            <text:p>0.03%</text:p>
          </table:table-cell>
          <table:table-cell/>
          <table:table-cell office:value-type="string">
            <text:p>Initial Price</text:p>
          </table:table-cell>
          <table:table-cell table:style-name="ce15" office:value-type="float" office:value="100">
            <text:p>100</text:p>
          </table:table-cell>
          <table:table-cell table:number-columns-repeated="3"/>
        </table:table-row>
        <table:table-row table:style-name="ro1">
          <table:table-cell/>
          <table:table-cell office:value-type="float" office:value="120">
            <text:p>120</text:p>
          </table:table-cell>
          <table:table-cell office:value-type="float" office:value="10.2599514028217">
            <text:p>10.2600</text:p>
          </table:table-cell>
          <table:table-cell office:value-type="float" office:value="-17.6238407968106">
            <text:p>-17.6238</text:p>
          </table:table-cell>
          <table:table-cell office:value-type="float" office:value="27.8837921996324">
            <text:p>27.8838</text:p>
          </table:table-cell>
          <table:table-cell table:style-name="ce10" office:value-type="float" office:value="10.2488">
            <text:p>10.2488</text:p>
          </table:table-cell>
          <table:table-cell table:formula="of:=ABS([.C11]-[.F11])/[.F11]" office:value-type="percentage" office:value="0.0010880691224047">
            <text:p>0.11%</text:p>
          </table:table-cell>
          <table:table-cell/>
          <table:table-cell office:value-type="string">
            <text:p>Interest Rate</text:p>
          </table:table-cell>
          <table:table-cell table:style-name="ce15" office:value-type="float" office:value="0.02">
            <text:p>0.02</text:p>
          </table:table-cell>
          <table:table-cell table:number-columns-repeated="3"/>
        </table:table-row>
        <table:table-row table:style-name="ro1">
          <table:table-cell/>
          <table:table-cell office:value-type="float" office:value="130">
            <text:p>130</text:p>
          </table:table-cell>
          <table:table-cell office:value-type="float" office:value="7.53039354316886">
            <text:p>7.5304</text:p>
          </table:table-cell>
          <table:table-cell office:value-type="float" office:value="-27.4258275298782">
            <text:p>-27.4258</text:p>
          </table:table-cell>
          <table:table-cell office:value-type="float" office:value="34.956221073047">
            <text:p>34.9562</text:p>
          </table:table-cell>
          <table:table-cell table:style-name="ce10" office:value-type="float" office:value="7.5065">
            <text:p>7.5065</text:p>
          </table:table-cell>
          <table:table-cell table:formula="of:=ABS([.C12]-[.F12])/[.F12]" office:value-type="percentage" office:value="0.00318304711501502">
            <text:p>0.32%</text:p>
          </table:table-cell>
          <table:table-cell/>
          <table:table-cell table:style-name="ce14" office:value-type="string">
            <text:p>Rho</text:p>
          </table:table-cell>
          <table:table-cell table:style-name="ce15" office:value-type="float" office:value="-0.8">
            <text:p>-0.8</text:p>
          </table:table-cell>
          <table:table-cell table:number-columns-repeated="3"/>
        </table:table-row>
        <table:table-row table:style-name="ro1">
          <table:table-cell/>
          <table:table-cell table:style-name="Default" table:number-columns-repeated="4"/>
          <table:table-cell/>
          <table:table-cell table:style-name="ce12"/>
          <table:table-cell/>
          <table:table-cell table:style-name="ce14" office:value-type="string">
            <text:p>Time to mat</text:p>
          </table:table-cell>
          <table:table-cell table:style-name="ce15" office:value-type="float" office:value="1">
            <text:p>1</text:p>
          </table:table-cell>
          <table:table-cell table:number-columns-repeated="3"/>
        </table:table-row>
        <table:table-row table:style-name="ro1" table:number-rows-repeated="2">
          <table:table-cell/>
          <table:table-cell table:style-name="Default" table:number-columns-repeated="4"/>
          <table:table-cell/>
          <table:table-cell table:style-name="Default"/>
          <table:table-cell/>
          <table:table-cell table:style-name="Default"/>
          <table:table-cell table:number-columns-repeated="4"/>
        </table:table-row>
        <table:table-row table:style-name="ro1">
          <table:table-cell/>
          <table:table-cell table:style-name="ce2" office:value-type="string" table:number-columns-spanned="6" table:number-rows-spanned="1">
            <text:p>Calls, put and Forward Contracts in the Euler scheme for the Heston model, ranging by times to maturity</text:p>
          </table:table-cell>
          <table:covered-table-cell table:number-columns-repeated="3" table:style-name="Default"/>
          <table:covered-table-cell/>
          <table:covered-table-cell table:style-name="Default"/>
          <table:table-cell/>
          <table:table-cell table:style-name="Default"/>
          <table:table-cell table:number-columns-repeated="4"/>
        </table:table-row>
        <table:table-row table:style-name="ro1">
          <table:table-cell/>
          <table:table-cell table:style-name="ce3" office:value-type="string">
            <text:p>Time-to-mat</text:p>
          </table:table-cell>
          <table:table-cell table:style-name="ce6" office:value-type="string">
            <text:p>Call Value</text:p>
          </table:table-cell>
          <table:table-cell table:style-name="ce6" office:value-type="string">
            <text:p>Forward Value</text:p>
          </table:table-cell>
          <table:table-cell table:style-name="ce6" office:value-type="string">
            <text:p>Put Value</text:p>
          </table:table-cell>
          <table:table-cell table:style-name="ce9" office:value-type="string">
            <text:p>“Real” Call Value</text:p>
          </table:table-cell>
          <table:table-cell table:style-name="ce9" office:value-type="string">
            <text:p>Relative Error</text:p>
          </table:table-cell>
          <table:table-cell/>
          <table:table-cell table:style-name="ce5" office:value-type="string">
            <text:p>Parameters</text:p>
          </table:table-cell>
          <table:table-cell table:number-columns-repeated="4"/>
        </table:table-row>
        <table:table-row table:style-name="ro1">
          <table:table-cell/>
          <table:table-cell office:value-type="float" office:value="0.25">
            <text:p>0.25</text:p>
          </table:table-cell>
          <table:table-cell office:value-type="float" office:value="9.03679583950003">
            <text:p>9.0368</text:p>
          </table:table-cell>
          <table:table-cell office:value-type="float" office:value="0.498752080731762">
            <text:p>0.4988</text:p>
          </table:table-cell>
          <table:table-cell office:value-type="float" office:value="8.53804375876827">
            <text:p>8.5380</text:p>
          </table:table-cell>
          <table:table-cell table:style-name="ce4" office:value-type="float" office:value="9.0481">
            <text:p>9.0481</text:p>
          </table:table-cell>
          <table:table-cell table:formula="of:=ABS([.C18]-[.F18])/[.F18]" office:value-type="percentage" office:value="0.00124934080082777">
            <text:p>0.12%</text:p>
          </table:table-cell>
          <table:table-cell/>
          <table:table-cell office:value-type="string">
            <text:p>kappa</text:p>
          </table:table-cell>
          <table:table-cell table:style-name="ce15" office:value-type="float" office:value="0.5">
            <text:p>0.5</text:p>
          </table:table-cell>
          <table:table-cell table:number-columns-repeated="3"/>
        </table:table-row>
        <table:table-row table:style-name="ro1">
          <table:table-cell/>
          <table:table-cell office:value-type="float" office:value="0.5">
            <text:p>0.5</text:p>
          </table:table-cell>
          <table:table-cell office:value-type="float" office:value="12.7694798336812">
            <text:p>12.7695</text:p>
          </table:table-cell>
          <table:table-cell office:value-type="float" office:value="0.995016625083196">
            <text:p>0.9950</text:p>
          </table:table-cell>
          <table:table-cell office:value-type="float" office:value="11.774463208598">
            <text:p>11.7745</text:p>
          </table:table-cell>
          <table:table-cell table:style-name="ce4" office:value-type="float" office:value="12.7827">
            <text:p>12.7827</text:p>
          </table:table-cell>
          <table:table-cell table:formula="of:=ABS([.C19]-[.F19])/[.F19]" office:value-type="percentage" office:value="0.00103422331110023">
            <text:p>0.10%</text:p>
          </table:table-cell>
          <table:table-cell/>
          <table:table-cell office:value-type="string">
            <text:p>theta</text:p>
          </table:table-cell>
          <table:table-cell table:style-name="ce15" office:value-type="float" office:value="0.2">
            <text:p>0.2</text:p>
          </table:table-cell>
          <table:table-cell table:number-columns-repeated="3"/>
        </table:table-row>
        <table:table-row table:style-name="ro1">
          <table:table-cell/>
          <table:table-cell office:value-type="float" office:value="0.75">
            <text:p>0.75</text:p>
          </table:table-cell>
          <table:table-cell office:value-type="float" office:value="15.6011599248087">
            <text:p>15.6012</text:p>
          </table:table-cell>
          <table:table-cell office:value-type="float" office:value="1.48880603969374">
            <text:p>1.4888</text:p>
          </table:table-cell>
          <table:table-cell office:value-type="float" office:value="14.1123538851149">
            <text:p>14.1124</text:p>
          </table:table-cell>
          <table:table-cell table:style-name="ce4" office:value-type="float" office:value="15.6126">
            <text:p>15.6126</text:p>
          </table:table-cell>
          <table:table-cell table:formula="of:=ABS([.C20]-[.F20])/[.F20]" office:value-type="percentage" office:value="0.000732746319722572">
            <text:p>0.07%</text:p>
          </table:table-cell>
          <table:table-cell/>
          <table:table-cell office:value-type="string">
            <text:p>eta</text:p>
          </table:table-cell>
          <table:table-cell table:style-name="ce15" office:value-type="float" office:value="0.3">
            <text:p>0.3</text:p>
          </table:table-cell>
          <table:table-cell table:number-columns-repeated="3"/>
        </table:table-row>
        <table:table-row table:style-name="ro1">
          <table:table-cell/>
          <table:table-cell office:value-type="float" office:value="1">
            <text:p>1</text:p>
          </table:table-cell>
          <table:table-cell office:value-type="float" office:value="17.9601530912774">
            <text:p>17.9602</text:p>
          </table:table-cell>
          <table:table-cell office:value-type="float" office:value="1.98013266932448">
            <text:p>1.9801</text:p>
          </table:table-cell>
          <table:table-cell office:value-type="float" office:value="15.980020421953">
            <text:p>15.9800</text:p>
          </table:table-cell>
          <table:table-cell table:style-name="ce4" office:value-type="float" office:value="17.9691">
            <text:p>17.9691</text:p>
          </table:table-cell>
          <table:table-cell table:formula="of:=ABS([.C21]-[.F21])/[.F21]" office:value-type="percentage" office:value="0.000497905221886421">
            <text:p>0.05%</text:p>
          </table:table-cell>
          <table:table-cell/>
          <table:table-cell office:value-type="string">
            <text:p>Initial Var.</text:p>
          </table:table-cell>
          <table:table-cell table:style-name="ce15" office:value-type="float" office:value="0.2">
            <text:p>0.2</text:p>
          </table:table-cell>
          <table:table-cell table:number-columns-repeated="3"/>
        </table:table-row>
        <table:table-row table:style-name="ro1">
          <table:table-cell/>
          <table:table-cell office:value-type="float" office:value="1.25">
            <text:p>1.25</text:p>
          </table:table-cell>
          <table:table-cell office:value-type="float" office:value="20.0151067469668">
            <text:p>20.0151</text:p>
          </table:table-cell>
          <table:table-cell office:value-type="float" office:value="2.46900879716674">
            <text:p>2.4690</text:p>
          </table:table-cell>
          <table:table-cell office:value-type="float" office:value="17.5460979498001">
            <text:p>17.5461</text:p>
          </table:table-cell>
          <table:table-cell table:style-name="ce4" office:value-type="float" office:value="20.0223">
            <text:p>20.0223</text:p>
          </table:table-cell>
          <table:table-cell table:formula="of:=ABS([.C22]-[.F22])/[.F22]" office:value-type="percentage" office:value="0.000359262074447022">
            <text:p>0.04%</text:p>
          </table:table-cell>
          <table:table-cell/>
          <table:table-cell office:value-type="string">
            <text:p>Initial Price</text:p>
          </table:table-cell>
          <table:table-cell table:style-name="ce15" office:value-type="float" office:value="100">
            <text:p>100</text:p>
          </table:table-cell>
          <table:table-cell table:number-columns-repeated="3"/>
        </table:table-row>
        <table:table-row table:style-name="ro1">
          <table:table-cell/>
          <table:table-cell office:value-type="float" office:value="1.5">
            <text:p>1.5</text:p>
          </table:table-cell>
          <table:table-cell office:value-type="float" office:value="21.8569921807245">
            <text:p>21.8570</text:p>
          </table:table-cell>
          <table:table-cell office:value-type="float" office:value="2.95544664514918">
            <text:p>2.9554</text:p>
          </table:table-cell>
          <table:table-cell office:value-type="float" office:value="18.9015455355753">
            <text:p>18.9015</text:p>
          </table:table-cell>
          <table:table-cell table:style-name="ce4" office:value-type="float" office:value="21.8609">
            <text:p>21.8609</text:p>
          </table:table-cell>
          <table:table-cell table:formula="of:=ABS([.C23]-[.F23])/[.F23]" office:value-type="percentage" office:value="0.000178758389430474">
            <text:p>0.02%</text:p>
          </table:table-cell>
          <table:table-cell/>
          <table:table-cell office:value-type="string">
            <text:p>Interest Rate</text:p>
          </table:table-cell>
          <table:table-cell table:style-name="ce15" office:value-type="float" office:value="0.02">
            <text:p>0.02</text:p>
          </table:table-cell>
          <table:table-cell table:number-columns-repeated="3"/>
        </table:table-row>
        <table:table-row table:style-name="ro1">
          <table:table-cell/>
          <table:table-cell table:style-name="Default" table:number-columns-repeated="4"/>
          <table:table-cell/>
          <table:table-cell table:style-name="Default"/>
          <table:table-cell/>
          <table:table-cell table:style-name="ce14" office:value-type="string">
            <text:p>Rho</text:p>
          </table:table-cell>
          <table:table-cell table:style-name="ce15" office:value-type="float" office:value="-0.8">
            <text:p>-0.8</text:p>
          </table:table-cell>
          <table:table-cell table:number-columns-repeated="3"/>
        </table:table-row>
        <table:table-row table:style-name="ro1">
          <table:table-cell/>
          <table:table-cell table:style-name="Default" table:number-columns-repeated="4"/>
          <table:table-cell/>
          <table:table-cell table:style-name="Default"/>
          <table:table-cell/>
          <table:table-cell table:style-name="ce14" office:value-type="string">
            <text:p>Strike</text:p>
          </table:table-cell>
          <table:table-cell table:style-name="ce15" office:value-type="float" office:value="100">
            <text:p>100</text:p>
          </table:table-cell>
          <table:table-cell table:number-columns-repeated="3"/>
        </table:table-row>
        <table:table-row table:style-name="ro1" table:number-rows-repeated="2">
          <table:table-cell/>
          <table:table-cell table:style-name="Default" table:number-columns-repeated="4"/>
          <table:table-cell/>
          <table:table-cell table:style-name="Default"/>
          <table:table-cell/>
          <table:table-cell table:style-name="Default"/>
          <table:table-cell table:number-columns-repeated="4"/>
        </table:table-row>
        <table:table-row table:style-name="ro1">
          <table:table-cell/>
          <table:table-cell table:style-name="ce2" office:value-type="string" table:number-columns-spanned="6" table:number-rows-spanned="1">
            <text:p>Calls, put and Forward Contracts in the Euler scheme for the Heston model, ranging by correlations</text:p>
          </table:table-cell>
          <table:covered-table-cell table:number-columns-repeated="3" table:style-name="Default"/>
          <table:covered-table-cell/>
          <table:covered-table-cell table:style-name="Default"/>
          <table:table-cell/>
          <table:table-cell table:style-name="Default"/>
          <table:table-cell table:number-columns-repeated="3"/>
          <table:table-cell>
            <draw:frame table:end-cell-address="Prices.S45" table:end-x="0.5217in" table:end-y="0.0236in" draw:z-index="0" draw:style-name="gr1" draw:text-style-name="P1" svg:width="5.4807in" svg:height="2.8465in" svg:x="0.3748in" svg:y="0in">
              <draw:object draw:notify-on-update-of-ranges="Prices.B6:Prices.B12 Prices.C6:Prices.C12 Prices.E6:Prices.E12" xlink:href="./Object 1" xlink:type="simple" xlink:show="embed" xlink:actuate="onLoad">
                <text:p/>
              </draw:object>
              <draw:image xlink:href="./ObjectReplacements/Object 1" xlink:type="simple" xlink:show="embed" xlink:actuate="onLoad"/>
            </draw:frame>
          </table:table-cell>
        </table:table-row>
        <table:table-row table:style-name="ro1">
          <table:table-cell/>
          <table:table-cell table:style-name="ce5" office:value-type="string">
            <text:p>Strike</text:p>
          </table:table-cell>
          <table:table-cell table:style-name="ce6" office:value-type="string">
            <text:p>Call Value</text:p>
          </table:table-cell>
          <table:table-cell table:style-name="ce6" office:value-type="string">
            <text:p>Forward Value</text:p>
          </table:table-cell>
          <table:table-cell table:style-name="ce6" office:value-type="string">
            <text:p>Put Value</text:p>
          </table:table-cell>
          <table:table-cell table:style-name="ce9" office:value-type="string">
            <text:p>“Real” Call Value</text:p>
          </table:table-cell>
          <table:table-cell table:style-name="ce9" office:value-type="string">
            <text:p>Relative Error</text:p>
          </table:table-cell>
          <table:table-cell/>
          <table:table-cell table:style-name="ce5" office:value-type="string">
            <text:p>Parameters</text:p>
          </table:table-cell>
          <table:table-cell table:number-columns-repeated="4"/>
        </table:table-row>
        <table:table-row table:style-name="ro1">
          <table:table-cell/>
          <table:table-cell office:value-type="float" office:value="-0.8">
            <text:p>-0.8</text:p>
          </table:table-cell>
          <table:table-cell office:value-type="float" office:value="17.9601530912774">
            <text:p>17.9602</text:p>
          </table:table-cell>
          <table:table-cell office:value-type="float" office:value="1.98013266932448">
            <text:p>1.9801</text:p>
          </table:table-cell>
          <table:table-cell office:value-type="float" office:value="15.980020421953">
            <text:p>15.9800</text:p>
          </table:table-cell>
          <table:table-cell table:style-name="ce4" office:value-type="float" office:value="17.9691">
            <text:p>17.9691</text:p>
          </table:table-cell>
          <table:table-cell table:formula="of:=ABS([.C30]-[.F30])/[.F30]" office:value-type="percentage" office:value="0.000497905221886421">
            <text:p>0.05%</text:p>
          </table:table-cell>
          <table:table-cell/>
          <table:table-cell office:value-type="string">
            <text:p>kappa</text:p>
          </table:table-cell>
          <table:table-cell table:style-name="ce4" office:value-type="float" office:value="0.5">
            <text:p>0.5</text:p>
          </table:table-cell>
          <table:table-cell table:number-columns-repeated="3"/>
        </table:table-row>
        <table:table-row table:style-name="ro1">
          <table:table-cell/>
          <table:table-cell office:value-type="float" office:value="-0.4">
            <text:p>-0.4</text:p>
          </table:table-cell>
          <table:table-cell office:value-type="float" office:value="18.1300377847524">
            <text:p>18.1300</text:p>
          </table:table-cell>
          <table:table-cell office:value-type="float" office:value="1.98013266932448">
            <text:p>1.9801</text:p>
          </table:table-cell>
          <table:table-cell office:value-type="float" office:value="16.1499051154279">
            <text:p>16.1499</text:p>
          </table:table-cell>
          <table:table-cell table:style-name="ce4" office:value-type="float" office:value="18.1257">
            <text:p>18.1257</text:p>
          </table:table-cell>
          <table:table-cell table:formula="of:=ABS([.C31]-[.F31])/[.F31]" office:value-type="percentage" office:value="0.000239316812724547">
            <text:p>0.02%</text:p>
          </table:table-cell>
          <table:table-cell/>
          <table:table-cell office:value-type="string">
            <text:p>theta</text:p>
          </table:table-cell>
          <table:table-cell table:style-name="ce4" office:value-type="float" office:value="0.2">
            <text:p>0.2</text:p>
          </table:table-cell>
          <table:table-cell table:number-columns-repeated="3"/>
        </table:table-row>
        <table:table-row table:style-name="ro1">
          <table:table-cell/>
          <table:table-cell office:value-type="float" office:value="0">
            <text:p>0</text:p>
          </table:table-cell>
          <table:table-cell office:value-type="float" office:value="18.3066852197127">
            <text:p>18.3067</text:p>
          </table:table-cell>
          <table:table-cell office:value-type="float" office:value="1.98013266932448">
            <text:p>1.9801</text:p>
          </table:table-cell>
          <table:table-cell office:value-type="float" office:value="16.3265534837745">
            <text:p>16.3266</text:p>
          </table:table-cell>
          <table:table-cell office:value-type="float" office:value="18.2918">
            <text:p>18.2918</text:p>
          </table:table-cell>
          <table:table-cell table:formula="of:=ABS([.C32]-[.F32])/[.F32]" office:value-type="percentage" office:value="0.000813764622000172">
            <text:p>0.08%</text:p>
          </table:table-cell>
          <table:table-cell/>
          <table:table-cell office:value-type="string">
            <text:p>eta</text:p>
          </table:table-cell>
          <table:table-cell table:style-name="ce4" office:value-type="float" office:value="0.3">
            <text:p>0.3</text:p>
          </table:table-cell>
          <table:table-cell table:number-columns-repeated="3"/>
        </table:table-row>
        <table:table-row table:style-name="ro1">
          <table:table-cell/>
          <table:table-cell office:value-type="float" office:value="0.4">
            <text:p>0.4</text:p>
          </table:table-cell>
          <table:table-cell office:value-type="float" office:value="18.4935040373833">
            <text:p>18.4935</text:p>
          </table:table-cell>
          <table:table-cell office:value-type="float" office:value="1.98013266932448">
            <text:p>1.9801</text:p>
          </table:table-cell>
          <table:table-cell office:value-type="float" office:value="16.5133713680588">
            <text:p>16.5134</text:p>
          </table:table-cell>
          <table:table-cell table:style-name="ce4" office:value-type="float" office:value="18.4683">
            <text:p>18.4683</text:p>
          </table:table-cell>
          <table:table-cell table:formula="of:=ABS([.C33]-[.F33])/[.F33]" office:value-type="percentage" office:value="0.00136471886331175">
            <text:p>0.14%</text:p>
          </table:table-cell>
          <table:table-cell/>
          <table:table-cell office:value-type="string">
            <text:p>Initial Var.</text:p>
          </table:table-cell>
          <table:table-cell table:style-name="ce4" office:value-type="float" office:value="0.2">
            <text:p>0.2</text:p>
          </table:table-cell>
          <table:table-cell table:number-columns-repeated="3"/>
        </table:table-row>
        <table:table-row table:style-name="ro1">
          <table:table-cell/>
          <table:table-cell office:value-type="float" office:value="0.8">
            <text:p>0.8</text:p>
          </table:table-cell>
          <table:table-cell office:value-type="float" office:value="18.6996233433333">
            <text:p>18.6996</text:p>
          </table:table-cell>
          <table:table-cell office:value-type="float" office:value="1.98013266932448">
            <text:p>1.9801</text:p>
          </table:table-cell>
          <table:table-cell office:value-type="float" office:value="16.7194906740088">
            <text:p>16.7195</text:p>
          </table:table-cell>
          <table:table-cell table:style-name="ce4" office:value-type="float" office:value="18.6617">
            <text:p>18.6617</text:p>
          </table:table-cell>
          <table:table-cell table:formula="of:=ABS([.C34]-[.F34])/[.F34]" office:value-type="percentage" office:value="0.00203214837519093">
            <text:p>0.20%</text:p>
          </table:table-cell>
          <table:table-cell/>
          <table:table-cell office:value-type="string">
            <text:p>Initial Price</text:p>
          </table:table-cell>
          <table:table-cell table:style-name="ce4" office:value-type="float" office:value="100">
            <text:p>100</text:p>
          </table:table-cell>
          <table:table-cell table:number-columns-repeated="3"/>
        </table:table-row>
        <table:table-row table:style-name="ro1">
          <table:table-cell/>
          <table:table-cell table:style-name="Default" table:number-columns-repeated="4"/>
          <table:table-cell/>
          <table:table-cell table:style-name="Default"/>
          <table:table-cell/>
          <table:table-cell office:value-type="string">
            <text:p>Interest Rate</text:p>
          </table:table-cell>
          <table:table-cell table:style-name="ce4" office:value-type="float" office:value="0.02">
            <text:p>0.02</text:p>
          </table:table-cell>
          <table:table-cell table:number-columns-repeated="3"/>
        </table:table-row>
        <table:table-row table:style-name="ro1">
          <table:table-cell/>
          <table:table-cell table:style-name="Default" table:number-columns-repeated="4"/>
          <table:table-cell/>
          <table:table-cell table:style-name="Default"/>
          <table:table-cell/>
          <table:table-cell table:style-name="ce14" office:value-type="string">
            <text:p>Strike</text:p>
          </table:table-cell>
          <table:table-cell table:style-name="ce4" office:value-type="float" office:value="100">
            <text:p>100</text:p>
          </table:table-cell>
          <table:table-cell table:number-columns-repeated="3"/>
        </table:table-row>
        <table:table-row table:style-name="ro1">
          <table:table-cell/>
          <table:table-cell table:style-name="Default" table:number-columns-repeated="4"/>
          <table:table-cell/>
          <table:table-cell table:style-name="Default"/>
          <table:table-cell/>
          <table:table-cell table:style-name="ce14" office:value-type="string">
            <text:p>Time to mat</text:p>
          </table:table-cell>
          <table:table-cell table:style-name="ce4" office:value-type="float" office:value="1">
            <text:p>1</text:p>
          </table:table-cell>
          <table:table-cell table:number-columns-repeated="3"/>
        </table:table-row>
        <table:table-row table:style-name="ro1" table:number-rows-repeated="2">
          <table:table-cell/>
          <table:table-cell table:style-name="Default" table:number-columns-repeated="4"/>
          <table:table-cell/>
          <table:table-cell table:style-name="Default"/>
          <table:table-cell/>
          <table:table-cell table:style-name="Default"/>
          <table:table-cell table:number-columns-repeated="4"/>
        </table:table-row>
        <table:table-row table:style-name="ro1">
          <table:table-cell/>
          <table:table-cell table:style-name="Default" table:number-columns-repeated="4"/>
          <table:table-cell>
            <draw:frame table:end-cell-address="Prices.K61" table:end-x="1.5335in" table:end-y="0.0559in" draw:z-index="2" draw:style-name="gr1" draw:text-style-name="P1" svg:width="6.2988in" svg:height="3.5429in" svg:x="0.7819in" svg:y="0in">
              <draw:object draw:notify-on-update-of-ranges="Prices.B30:Prices.B34 Prices.C30:Prices.C34 Prices.E30:Prices.E34" xlink:href="./Object 3" xlink:type="simple" xlink:show="embed" xlink:actuate="onLoad">
                <text:p/>
              </draw:object>
              <draw:image xlink:href="./ObjectReplacements/Object 3" xlink:type="simple" xlink:show="embed" xlink:actuate="onLoad"/>
            </draw:frame>
          </table:table-cell>
          <table:table-cell table:style-name="Default"/>
          <table:table-cell/>
          <table:table-cell table:style-name="Default"/>
          <table:table-cell table:number-columns-repeated="4"/>
        </table:table-row>
        <table:table-row table:style-name="ro1">
          <table:table-cell/>
          <table:table-cell table:style-name="Default" table:number-columns-repeated="4"/>
          <table:table-cell/>
          <table:table-cell table:style-name="Default"/>
          <table:table-cell/>
          <table:table-cell table:style-name="Default"/>
          <table:table-cell table:number-columns-repeated="4"/>
        </table:table-row>
        <table:table-row table:style-name="ro1">
          <table:table-cell/>
          <table:table-cell table:style-name="Default">
            <draw:frame table:end-cell-address="Prices.G60" table:end-x="0.6606in" table:end-y="0.1343in" draw:z-index="1" draw:style-name="gr1" draw:text-style-name="P1" svg:width="5.4965in" svg:height="3.0283in" svg:x="0.0083in" svg:y="0.0949in">
              <draw:object draw:notify-on-update-of-ranges="Prices.B18:Prices.B23 Prices.C18:Prices.C23 Prices.E18:Prices.E23" xlink:href="./Object 2" xlink:type="simple" xlink:show="embed" xlink:actuate="onLoad">
                <text:p/>
              </draw:object>
              <draw:image xlink:href="./ObjectReplacements/Object 2" xlink:type="simple" xlink:show="embed" xlink:actuate="onLoad"/>
            </draw:frame>
          </table:table-cell>
          <table:table-cell table:style-name="Default" table:number-columns-repeated="3"/>
          <table:table-cell/>
          <table:table-cell table:style-name="Default"/>
          <table:table-cell/>
          <table:table-cell table:style-name="Default"/>
          <table:table-cell table:number-columns-repeated="4"/>
        </table:table-row>
      </table:table>
      <table:table table:name="Paths" table:style-name="ta1" table:print="false">
        <table:table-column table:style-name="co1" table:number-columns-repeated="7" table:default-cell-style-name="Default"/>
        <table:table-row table:style-name="ro1">
          <table:table-cell table:style-name="ce16" office:value-type="string">
            <text:p>Times</text:p>
          </table:table-cell>
          <table:table-cell table:style-name="ce16" office:value-type="string">
            <text:p>Var Path</text:p>
          </table:table-cell>
          <table:table-cell table:style-name="ce16" office:value-type="string">
            <text:p>Price Path</text:p>
          </table:table-cell>
          <table:table-cell table:number-columns-repeated="2"/>
          <table:table-cell>
            <draw:frame table:end-cell-address="Paths.M20" table:end-x="0.8807in" table:end-y="0.074in" draw:z-index="0" draw:style-name="gr1" draw:text-style-name="P1" svg:width="6.2988in" svg:height="3.2287in" svg:x="0.8051in" svg:y="0in">
              <draw:object draw:notify-on-update-of-ranges="Paths.A2:Paths.A202 Paths.C1:Paths.C1 Paths.C2:Paths.C202" xlink:href="./Object 4" xlink:type="simple" xlink:show="embed" xlink:actuate="onLoad">
                <text:p/>
              </draw:object>
              <draw:image xlink:href="./ObjectReplacements/Object 4" xlink:type="simple" xlink:show="embed" xlink:actuate="onLoad"/>
            </draw:frame>
          </table:table-cell>
          <table:table-cell/>
        </table:table-row>
        <table:table-row table:style-name="ro1">
          <table:table-cell office:value-type="float" office:value="0">
            <text:p>0</text:p>
          </table:table-cell>
          <table:table-cell office:value-type="float" office:value="0.2">
            <text:p>0.2</text:p>
          </table:table-cell>
          <table:table-cell office:value-type="float" office:value="100">
            <text:p>100</text:p>
          </table:table-cell>
          <table:table-cell table:number-columns-repeated="4"/>
        </table:table-row>
        <table:table-row table:style-name="ro1">
          <table:table-cell table:formula="of:=[.A2]+0.005" office:value-type="float" office:value="0.005">
            <text:p>0.005</text:p>
          </table:table-cell>
          <table:table-cell office:value-type="float" office:value="0.217631595756103">
            <text:p>0.2176315958</text:p>
          </table:table-cell>
          <table:table-cell office:value-type="float" office:value="98.5942186291434">
            <text:p>98.5942186291</text:p>
          </table:table-cell>
          <table:table-cell table:number-columns-repeated="4"/>
        </table:table-row>
        <table:table-row table:style-name="ro1">
          <table:table-cell table:formula="of:=[.A3]+0.005" office:value-type="float" office:value="0.01">
            <text:p>0.01</text:p>
          </table:table-cell>
          <table:table-cell office:value-type="float" office:value="0.213242437947987">
            <text:p>0.2132424379</text:p>
          </table:table-cell>
          <table:table-cell office:value-type="float" office:value="100.697138924438">
            <text:p>100.6971389244</text:p>
          </table:table-cell>
          <table:table-cell table:number-columns-repeated="4"/>
        </table:table-row>
        <table:table-row table:style-name="ro1">
          <table:table-cell table:formula="of:=[.A4]+0.005" office:value-type="float" office:value="0.015">
            <text:p>0.015</text:p>
          </table:table-cell>
          <table:table-cell office:value-type="float" office:value="0.211849466514893">
            <text:p>0.2118494665</text:p>
          </table:table-cell>
          <table:table-cell office:value-type="float" office:value="98.7785237816718">
            <text:p>98.7785237817</text:p>
          </table:table-cell>
          <table:table-cell table:number-columns-repeated="4"/>
        </table:table-row>
        <table:table-row table:style-name="ro1">
          <table:table-cell table:formula="of:=[.A5]+0.005" office:value-type="float" office:value="0.02">
            <text:p>0.02</text:p>
          </table:table-cell>
          <table:table-cell office:value-type="float" office:value="0.208701638633396">
            <text:p>0.2087016386</text:p>
          </table:table-cell>
          <table:table-cell office:value-type="float" office:value="99.8450446812778">
            <text:p>99.8450446813</text:p>
          </table:table-cell>
          <table:table-cell table:number-columns-repeated="4"/>
        </table:table-row>
        <table:table-row table:style-name="ro1">
          <table:table-cell table:formula="of:=[.A6]+0.005" office:value-type="float" office:value="0.025">
            <text:p>0.025</text:p>
          </table:table-cell>
          <table:table-cell office:value-type="float" office:value="0.200174204561557">
            <text:p>0.2001742046</text:p>
          </table:table-cell>
          <table:table-cell office:value-type="float" office:value="99.4764487852924">
            <text:p>99.4764487853</text:p>
          </table:table-cell>
          <table:table-cell table:number-columns-repeated="4"/>
        </table:table-row>
        <table:table-row table:style-name="ro1">
          <table:table-cell table:formula="of:=[.A7]+0.005" office:value-type="float" office:value="0.03">
            <text:p>0.03</text:p>
          </table:table-cell>
          <table:table-cell office:value-type="float" office:value="0.216065569936872">
            <text:p>0.2160655699</text:p>
          </table:table-cell>
          <table:table-cell office:value-type="float" office:value="98.514084235404">
            <text:p>98.5140842354</text:p>
          </table:table-cell>
          <table:table-cell table:number-columns-repeated="4"/>
        </table:table-row>
        <table:table-row table:style-name="ro1">
          <table:table-cell table:formula="of:=[.A8]+0.005" office:value-type="float" office:value="0.035">
            <text:p>0.035</text:p>
          </table:table-cell>
          <table:table-cell office:value-type="float" office:value="0.210291196007168">
            <text:p>0.210291196</text:p>
          </table:table-cell>
          <table:table-cell office:value-type="float" office:value="100.866473438978">
            <text:p>100.866473439</text:p>
          </table:table-cell>
          <table:table-cell table:number-columns-repeated="4"/>
        </table:table-row>
        <table:table-row table:style-name="ro1">
          <table:table-cell table:formula="of:=[.A9]+0.005" office:value-type="float" office:value="0.04">
            <text:p>0.04</text:p>
          </table:table-cell>
          <table:table-cell office:value-type="float" office:value="0.215837421561542">
            <text:p>0.2158374216</text:p>
          </table:table-cell>
          <table:table-cell office:value-type="float" office:value="98.963016313717">
            <text:p>98.9630163137</text:p>
          </table:table-cell>
          <table:table-cell table:number-columns-repeated="4"/>
        </table:table-row>
        <table:table-row table:style-name="ro1">
          <table:table-cell table:formula="of:=[.A10]+0.005" office:value-type="float" office:value="0.045">
            <text:p>0.045</text:p>
          </table:table-cell>
          <table:table-cell office:value-type="float" office:value="0.198532388392095">
            <text:p>0.1985323884</text:p>
          </table:table-cell>
          <table:table-cell office:value-type="float" office:value="102.627514153869">
            <text:p>102.6275141539</text:p>
          </table:table-cell>
          <table:table-cell table:number-columns-repeated="4"/>
        </table:table-row>
        <table:table-row table:style-name="ro1">
          <table:table-cell table:formula="of:=[.A11]+0.005" office:value-type="float" office:value="0.05">
            <text:p>0.05</text:p>
          </table:table-cell>
          <table:table-cell office:value-type="float" office:value="0.217542103134361">
            <text:p>0.2175421031</text:p>
          </table:table-cell>
          <table:table-cell office:value-type="float" office:value="94.9984826888253">
            <text:p>94.9984826888</text:p>
          </table:table-cell>
          <table:table-cell table:number-columns-repeated="4"/>
        </table:table-row>
        <table:table-row table:style-name="ro1">
          <table:table-cell table:formula="of:=[.A12]+0.005" office:value-type="float" office:value="0.055">
            <text:p>0.055</text:p>
          </table:table-cell>
          <table:table-cell office:value-type="float" office:value="0.212535501139042">
            <text:p>0.2125355011</text:p>
          </table:table-cell>
          <table:table-cell office:value-type="float" office:value="94.9661908129135">
            <text:p>94.9661908129</text:p>
          </table:table-cell>
          <table:table-cell table:number-columns-repeated="4"/>
        </table:table-row>
        <table:table-row table:style-name="ro1">
          <table:table-cell table:formula="of:=[.A13]+0.005" office:value-type="float" office:value="0.06">
            <text:p>0.06</text:p>
          </table:table-cell>
          <table:table-cell office:value-type="float" office:value="0.209924202697073">
            <text:p>0.2099242027</text:p>
          </table:table-cell>
          <table:table-cell office:value-type="float" office:value="93.3412300226684">
            <text:p>93.3412300227</text:p>
          </table:table-cell>
          <table:table-cell table:number-columns-repeated="4"/>
        </table:table-row>
        <table:table-row table:style-name="ro1">
          <table:table-cell table:formula="of:=[.A14]+0.005" office:value-type="float" office:value="0.065">
            <text:p>0.065</text:p>
          </table:table-cell>
          <table:table-cell office:value-type="float" office:value="0.20014848234413">
            <text:p>0.2001484823</text:p>
          </table:table-cell>
          <table:table-cell office:value-type="float" office:value="96.1258391218845">
            <text:p>96.1258391219</text:p>
          </table:table-cell>
          <table:table-cell table:number-columns-repeated="3"/>
          <table:table-cell>
            <draw:frame table:end-cell-address="Paths.N35" table:end-x="0.4016in" table:end-y="0.0323in" draw:z-index="1" draw:style-name="gr1" draw:text-style-name="P1" svg:width="6.2988in" svg:height="3.2287in" svg:x="0.326in" svg:y="0.1244in">
              <draw:object draw:notify-on-update-of-ranges="Paths.A2:Paths.A202 Paths.B2:Paths.B202 Paths.B2:Paths.B202" xlink:href="./Object 5" xlink:type="simple" xlink:show="embed" xlink:actuate="onLoad">
                <text:p/>
              </draw:object>
              <draw:image xlink:href="./ObjectReplacements/Object 5" xlink:type="simple" xlink:show="embed" xlink:actuate="onLoad"/>
            </draw:frame>
          </table:table-cell>
        </table:table-row>
        <table:table-row table:style-name="ro1">
          <table:table-cell table:formula="of:=[.A15]+0.005" office:value-type="float" office:value="0.07">
            <text:p>0.07</text:p>
          </table:table-cell>
          <table:table-cell office:value-type="float" office:value="0.204657600854888">
            <text:p>0.2046576009</text:p>
          </table:table-cell>
          <table:table-cell office:value-type="float" office:value="96.4979616714304">
            <text:p>96.4979616714</text:p>
          </table:table-cell>
          <table:table-cell table:number-columns-repeated="4"/>
        </table:table-row>
        <table:table-row table:style-name="ro1">
          <table:table-cell table:formula="of:=[.A16]+0.005" office:value-type="float" office:value="0.075">
            <text:p>0.075</text:p>
          </table:table-cell>
          <table:table-cell office:value-type="float" office:value="0.206039069125384">
            <text:p>0.2060390691</text:p>
          </table:table-cell>
          <table:table-cell office:value-type="float" office:value="93.8593123588901">
            <text:p>93.8593123589</text:p>
          </table:table-cell>
          <table:table-cell table:number-columns-repeated="4"/>
        </table:table-row>
        <table:table-row table:style-name="ro1">
          <table:table-cell table:formula="of:=[.A17]+0.005" office:value-type="float" office:value="0.08">
            <text:p>0.08</text:p>
          </table:table-cell>
          <table:table-cell office:value-type="float" office:value="0.211909904864739">
            <text:p>0.2119099049</text:p>
          </table:table-cell>
          <table:table-cell office:value-type="float" office:value="89.4886234932078">
            <text:p>89.4886234932</text:p>
          </table:table-cell>
          <table:table-cell table:number-columns-repeated="4"/>
        </table:table-row>
        <table:table-row table:style-name="ro1">
          <table:table-cell table:formula="of:=[.A18]+0.005" office:value-type="float" office:value="0.085">
            <text:p>0.085</text:p>
          </table:table-cell>
          <table:table-cell office:value-type="float" office:value="0.218350564031615">
            <text:p>0.218350564</text:p>
          </table:table-cell>
          <table:table-cell office:value-type="float" office:value="90.2945543107207">
            <text:p>90.2945543107</text:p>
          </table:table-cell>
          <table:table-cell table:number-columns-repeated="4"/>
        </table:table-row>
        <table:table-row table:style-name="ro1">
          <table:table-cell table:formula="of:=[.A19]+0.005" office:value-type="float" office:value="0.09">
            <text:p>0.09</text:p>
          </table:table-cell>
          <table:table-cell office:value-type="float" office:value="0.211636862753377">
            <text:p>0.2116368628</text:p>
          </table:table-cell>
          <table:table-cell office:value-type="float" office:value="91.2256564828918">
            <text:p>91.2256564829</text:p>
          </table:table-cell>
          <table:table-cell table:number-columns-repeated="4"/>
        </table:table-row>
        <table:table-row table:style-name="ro1">
          <table:table-cell table:formula="of:=[.A20]+0.005" office:value-type="float" office:value="0.095">
            <text:p>0.095</text:p>
          </table:table-cell>
          <table:table-cell office:value-type="float" office:value="0.218563033515945">
            <text:p>0.2185630335</text:p>
          </table:table-cell>
          <table:table-cell office:value-type="float" office:value="88.6364265369264">
            <text:p>88.6364265369</text:p>
          </table:table-cell>
          <table:table-cell table:number-columns-repeated="4"/>
        </table:table-row>
        <table:table-row table:style-name="ro1">
          <table:table-cell table:formula="of:=[.A21]+0.005" office:value-type="float" office:value="0.1">
            <text:p>0.1</text:p>
          </table:table-cell>
          <table:table-cell office:value-type="float" office:value="0.232865497595117">
            <text:p>0.2328654976</text:p>
          </table:table-cell>
          <table:table-cell office:value-type="float" office:value="84.6991147342136">
            <text:p>84.6991147342</text:p>
          </table:table-cell>
          <table:table-cell table:number-columns-repeated="4"/>
        </table:table-row>
        <table:table-row table:style-name="ro1">
          <table:table-cell table:formula="of:=[.A22]+0.005" office:value-type="float" office:value="0.105">
            <text:p>0.105</text:p>
          </table:table-cell>
          <table:table-cell office:value-type="float" office:value="0.236707505113675">
            <text:p>0.2367075051</text:p>
          </table:table-cell>
          <table:table-cell office:value-type="float" office:value="83.5869396081042">
            <text:p>83.5869396081</text:p>
          </table:table-cell>
          <table:table-cell table:number-columns-repeated="4"/>
        </table:table-row>
        <table:table-row table:style-name="ro1">
          <table:table-cell table:formula="of:=[.A23]+0.005" office:value-type="float" office:value="0.11">
            <text:p>0.11</text:p>
          </table:table-cell>
          <table:table-cell office:value-type="float" office:value="0.240081905286865">
            <text:p>0.2400819053</text:p>
          </table:table-cell>
          <table:table-cell office:value-type="float" office:value="83.46964996611">
            <text:p>83.4696499661</text:p>
          </table:table-cell>
          <table:table-cell table:number-columns-repeated="4"/>
        </table:table-row>
        <table:table-row table:style-name="ro1">
          <table:table-cell table:formula="of:=[.A24]+0.005" office:value-type="float" office:value="0.115">
            <text:p>0.115</text:p>
          </table:table-cell>
          <table:table-cell office:value-type="float" office:value="0.246453445795239">
            <text:p>0.2464534458</text:p>
          </table:table-cell>
          <table:table-cell office:value-type="float" office:value="82.4916612736732">
            <text:p>82.4916612737</text:p>
          </table:table-cell>
          <table:table-cell table:number-columns-repeated="4"/>
        </table:table-row>
        <table:table-row table:style-name="ro1">
          <table:table-cell table:formula="of:=[.A25]+0.005" office:value-type="float" office:value="0.12">
            <text:p>0.12</text:p>
          </table:table-cell>
          <table:table-cell office:value-type="float" office:value="0.238429693000279">
            <text:p>0.238429693</text:p>
          </table:table-cell>
          <table:table-cell office:value-type="float" office:value="84.3544142209104">
            <text:p>84.3544142209</text:p>
          </table:table-cell>
          <table:table-cell table:number-columns-repeated="4"/>
        </table:table-row>
        <table:table-row table:style-name="ro1">
          <table:table-cell table:formula="of:=[.A26]+0.005" office:value-type="float" office:value="0.125">
            <text:p>0.125</text:p>
          </table:table-cell>
          <table:table-cell office:value-type="float" office:value="0.239224046818014">
            <text:p>0.2392240468</text:p>
          </table:table-cell>
          <table:table-cell office:value-type="float" office:value="79.8093188795528">
            <text:p>79.8093188796</text:p>
          </table:table-cell>
          <table:table-cell table:number-columns-repeated="4"/>
        </table:table-row>
        <table:table-row table:style-name="ro1">
          <table:table-cell table:formula="of:=[.A27]+0.005" office:value-type="float" office:value="0.13">
            <text:p>0.13</text:p>
          </table:table-cell>
          <table:table-cell office:value-type="float" office:value="0.237758233064577">
            <text:p>0.2377582331</text:p>
          </table:table-cell>
          <table:table-cell office:value-type="float" office:value="82.664809036228">
            <text:p>82.6648090362</text:p>
          </table:table-cell>
          <table:table-cell table:number-columns-repeated="4"/>
        </table:table-row>
        <table:table-row table:style-name="ro1">
          <table:table-cell table:formula="of:=[.A28]+0.005" office:value-type="float" office:value="0.135">
            <text:p>0.135</text:p>
          </table:table-cell>
          <table:table-cell office:value-type="float" office:value="0.24058417336802">
            <text:p>0.2405841734</text:p>
          </table:table-cell>
          <table:table-cell office:value-type="float" office:value="79.8913255542134">
            <text:p>79.8913255542</text:p>
          </table:table-cell>
          <table:table-cell table:number-columns-repeated="4"/>
        </table:table-row>
        <table:table-row table:style-name="ro1">
          <table:table-cell table:formula="of:=[.A29]+0.005" office:value-type="float" office:value="0.14">
            <text:p>0.14</text:p>
          </table:table-cell>
          <table:table-cell office:value-type="float" office:value="0.227083743508447">
            <text:p>0.2270837435</text:p>
          </table:table-cell>
          <table:table-cell office:value-type="float" office:value="83.3252989737548">
            <text:p>83.3252989738</text:p>
          </table:table-cell>
          <table:table-cell table:number-columns-repeated="4"/>
        </table:table-row>
        <table:table-row table:style-name="ro1">
          <table:table-cell table:formula="of:=[.A30]+0.005" office:value-type="float" office:value="0.145">
            <text:p>0.145</text:p>
          </table:table-cell>
          <table:table-cell office:value-type="float" office:value="0.221894959345602">
            <text:p>0.2218949593</text:p>
          </table:table-cell>
          <table:table-cell office:value-type="float" office:value="82.9651588413981">
            <text:p>82.9651588414</text:p>
          </table:table-cell>
          <table:table-cell table:number-columns-repeated="4"/>
        </table:table-row>
        <table:table-row table:style-name="ro1">
          <table:table-cell table:formula="of:=[.A31]+0.005" office:value-type="float" office:value="0.15">
            <text:p>0.15</text:p>
          </table:table-cell>
          <table:table-cell office:value-type="float" office:value="0.203024882138586">
            <text:p>0.2030248821</text:p>
          </table:table-cell>
          <table:table-cell office:value-type="float" office:value="89.2699037864136">
            <text:p>89.2699037864</text:p>
          </table:table-cell>
          <table:table-cell table:number-columns-repeated="4"/>
        </table:table-row>
        <table:table-row table:style-name="ro1">
          <table:table-cell table:formula="of:=[.A32]+0.005" office:value-type="float" office:value="0.155">
            <text:p>0.155</text:p>
          </table:table-cell>
          <table:table-cell office:value-type="float" office:value="0.200599485176257">
            <text:p>0.2005994852</text:p>
          </table:table-cell>
          <table:table-cell office:value-type="float" office:value="87.7332015701867">
            <text:p>87.7332015702</text:p>
          </table:table-cell>
          <table:table-cell table:number-columns-repeated="4"/>
        </table:table-row>
        <table:table-row table:style-name="ro1">
          <table:table-cell table:formula="of:=[.A33]+0.005" office:value-type="float" office:value="0.16">
            <text:p>0.16</text:p>
          </table:table-cell>
          <table:table-cell office:value-type="float" office:value="0.206565509900468">
            <text:p>0.2065655099</text:p>
          </table:table-cell>
          <table:table-cell office:value-type="float" office:value="84.6159414504417">
            <text:p>84.6159414504</text:p>
          </table:table-cell>
          <table:table-cell table:number-columns-repeated="4"/>
        </table:table-row>
        <table:table-row table:style-name="ro1">
          <table:table-cell table:formula="of:=[.A34]+0.005" office:value-type="float" office:value="0.165">
            <text:p>0.165</text:p>
          </table:table-cell>
          <table:table-cell office:value-type="float" office:value="0.214765981145515">
            <text:p>0.2147659811</text:p>
          </table:table-cell>
          <table:table-cell office:value-type="float" office:value="79.8822658086279">
            <text:p>79.8822658086</text:p>
          </table:table-cell>
          <table:table-cell table:number-columns-repeated="4"/>
        </table:table-row>
        <table:table-row table:style-name="ro1">
          <table:table-cell table:formula="of:=[.A35]+0.005" office:value-type="float" office:value="0.17">
            <text:p>0.17</text:p>
          </table:table-cell>
          <table:table-cell office:value-type="float" office:value="0.21393587702157">
            <text:p>0.213935877</text:p>
          </table:table-cell>
          <table:table-cell office:value-type="float" office:value="80.4682973027211">
            <text:p>80.4682973027</text:p>
          </table:table-cell>
          <table:table-cell table:number-columns-repeated="4"/>
        </table:table-row>
        <table:table-row table:style-name="ro1">
          <table:table-cell table:formula="of:=[.A36]+0.005" office:value-type="float" office:value="0.175">
            <text:p>0.175</text:p>
          </table:table-cell>
          <table:table-cell office:value-type="float" office:value="0.222628111067487">
            <text:p>0.2226281111</text:p>
          </table:table-cell>
          <table:table-cell office:value-type="float" office:value="76.3060534481537">
            <text:p>76.3060534482</text:p>
          </table:table-cell>
          <table:table-cell table:number-columns-repeated="4"/>
        </table:table-row>
        <table:table-row table:style-name="ro1">
          <table:table-cell table:formula="of:=[.A37]+0.005" office:value-type="float" office:value="0.18">
            <text:p>0.18</text:p>
          </table:table-cell>
          <table:table-cell office:value-type="float" office:value="0.2043244242879">
            <text:p>0.2043244243</text:p>
          </table:table-cell>
          <table:table-cell office:value-type="float" office:value="78.7132386620805">
            <text:p>78.7132386621</text:p>
          </table:table-cell>
          <table:table-cell table:number-columns-repeated="4"/>
        </table:table-row>
        <table:table-row table:style-name="ro1">
          <table:table-cell table:formula="of:=[.A38]+0.005" office:value-type="float" office:value="0.185">
            <text:p>0.185</text:p>
          </table:table-cell>
          <table:table-cell office:value-type="float" office:value="0.209789153493885">
            <text:p>0.2097891535</text:p>
          </table:table-cell>
          <table:table-cell office:value-type="float" office:value="78.0201749203695">
            <text:p>78.0201749204</text:p>
          </table:table-cell>
          <table:table-cell table:number-columns-repeated="4"/>
        </table:table-row>
        <table:table-row table:style-name="ro1">
          <table:table-cell table:formula="of:=[.A39]+0.005" office:value-type="float" office:value="0.19">
            <text:p>0.19</text:p>
          </table:table-cell>
          <table:table-cell office:value-type="float" office:value="0.205085697708598">
            <text:p>0.2050856977</text:p>
          </table:table-cell>
          <table:table-cell office:value-type="float" office:value="78.7284031056094">
            <text:p>78.7284031056</text:p>
          </table:table-cell>
          <table:table-cell table:number-columns-repeated="4"/>
        </table:table-row>
        <table:table-row table:style-name="ro1">
          <table:table-cell table:formula="of:=[.A40]+0.005" office:value-type="float" office:value="0.195">
            <text:p>0.195</text:p>
          </table:table-cell>
          <table:table-cell office:value-type="float" office:value="0.199029137293897">
            <text:p>0.1990291373</text:p>
          </table:table-cell>
          <table:table-cell office:value-type="float" office:value="78.8148396537571">
            <text:p>78.8148396538</text:p>
          </table:table-cell>
          <table:table-cell table:number-columns-repeated="4"/>
        </table:table-row>
        <table:table-row table:style-name="ro1">
          <table:table-cell table:formula="of:=[.A41]+0.005" office:value-type="float" office:value="0.2">
            <text:p>0.2</text:p>
          </table:table-cell>
          <table:table-cell office:value-type="float" office:value="0.211731807310135">
            <text:p>0.2117318073</text:p>
          </table:table-cell>
          <table:table-cell office:value-type="float" office:value="78.1277500789015">
            <text:p>78.1277500789</text:p>
          </table:table-cell>
          <table:table-cell table:number-columns-repeated="4"/>
        </table:table-row>
        <table:table-row table:style-name="ro1">
          <table:table-cell table:formula="of:=[.A42]+0.005" office:value-type="float" office:value="0.205">
            <text:p>0.205</text:p>
          </table:table-cell>
          <table:table-cell office:value-type="float" office:value="0.217890875449293">
            <text:p>0.2178908754</text:p>
          </table:table-cell>
          <table:table-cell office:value-type="float" office:value="77.8591918052556">
            <text:p>77.8591918053</text:p>
          </table:table-cell>
          <table:table-cell table:number-columns-repeated="4"/>
        </table:table-row>
        <table:table-row table:style-name="ro1">
          <table:table-cell table:formula="of:=[.A43]+0.005" office:value-type="float" office:value="0.21">
            <text:p>0.21</text:p>
          </table:table-cell>
          <table:table-cell office:value-type="float" office:value="0.222610858335629">
            <text:p>0.2226108583</text:p>
          </table:table-cell>
          <table:table-cell office:value-type="float" office:value="77.420812256316">
            <text:p>77.4208122563</text:p>
          </table:table-cell>
          <table:table-cell table:number-columns-repeated="4"/>
        </table:table-row>
        <table:table-row table:style-name="ro1">
          <table:table-cell table:formula="of:=[.A44]+0.005" office:value-type="float" office:value="0.215">
            <text:p>0.215</text:p>
          </table:table-cell>
          <table:table-cell office:value-type="float" office:value="0.226221214879198">
            <text:p>0.2262212149</text:p>
          </table:table-cell>
          <table:table-cell office:value-type="float" office:value="74.7674206035707">
            <text:p>74.7674206036</text:p>
          </table:table-cell>
          <table:table-cell table:number-columns-repeated="4"/>
        </table:table-row>
        <table:table-row table:style-name="ro1">
          <table:table-cell table:formula="of:=[.A45]+0.005" office:value-type="float" office:value="0.22">
            <text:p>0.22</text:p>
          </table:table-cell>
          <table:table-cell office:value-type="float" office:value="0.235197681975882">
            <text:p>0.235197682</text:p>
          </table:table-cell>
          <table:table-cell office:value-type="float" office:value="72.9391517340041">
            <text:p>72.939151734</text:p>
          </table:table-cell>
          <table:table-cell table:number-columns-repeated="4"/>
        </table:table-row>
        <table:table-row table:style-name="ro1">
          <table:table-cell table:formula="of:=[.A46]+0.005" office:value-type="float" office:value="0.225">
            <text:p>0.225</text:p>
          </table:table-cell>
          <table:table-cell office:value-type="float" office:value="0.241428542284211">
            <text:p>0.2414285423</text:p>
          </table:table-cell>
          <table:table-cell office:value-type="float" office:value="74.4854094667463">
            <text:p>74.4854094667</text:p>
          </table:table-cell>
          <table:table-cell table:number-columns-repeated="4"/>
        </table:table-row>
        <table:table-row table:style-name="ro1">
          <table:table-cell table:formula="of:=[.A47]+0.005" office:value-type="float" office:value="0.23">
            <text:p>0.23</text:p>
          </table:table-cell>
          <table:table-cell office:value-type="float" office:value="0.238420861903504">
            <text:p>0.2384208619</text:p>
          </table:table-cell>
          <table:table-cell office:value-type="float" office:value="76.0204636413912">
            <text:p>76.0204636414</text:p>
          </table:table-cell>
          <table:table-cell table:number-columns-repeated="4"/>
        </table:table-row>
        <table:table-row table:style-name="ro1">
          <table:table-cell table:formula="of:=[.A48]+0.005" office:value-type="float" office:value="0.235">
            <text:p>0.235</text:p>
          </table:table-cell>
          <table:table-cell office:value-type="float" office:value="0.239808003802244">
            <text:p>0.2398080038</text:p>
          </table:table-cell>
          <table:table-cell office:value-type="float" office:value="75.7351729505876">
            <text:p>75.7351729506</text:p>
          </table:table-cell>
          <table:table-cell table:number-columns-repeated="4"/>
        </table:table-row>
        <table:table-row table:style-name="ro1">
          <table:table-cell table:formula="of:=[.A49]+0.005" office:value-type="float" office:value="0.24">
            <text:p>0.24</text:p>
          </table:table-cell>
          <table:table-cell office:value-type="float" office:value="0.246107685532734">
            <text:p>0.2461076855</text:p>
          </table:table-cell>
          <table:table-cell office:value-type="float" office:value="76.7138980424568">
            <text:p>76.7138980425</text:p>
          </table:table-cell>
          <table:table-cell table:number-columns-repeated="4"/>
        </table:table-row>
        <table:table-row table:style-name="ro1">
          <table:table-cell table:formula="of:=[.A50]+0.005" office:value-type="float" office:value="0.245">
            <text:p>0.245</text:p>
          </table:table-cell>
          <table:table-cell office:value-type="float" office:value="0.261040501694667">
            <text:p>0.2610405017</text:p>
          </table:table-cell>
          <table:table-cell office:value-type="float" office:value="72.5084469142282">
            <text:p>72.5084469142</text:p>
          </table:table-cell>
          <table:table-cell table:number-columns-repeated="4"/>
        </table:table-row>
        <table:table-row table:style-name="ro1">
          <table:table-cell table:formula="of:=[.A51]+0.005" office:value-type="float" office:value="0.25">
            <text:p>0.25</text:p>
          </table:table-cell>
          <table:table-cell office:value-type="float" office:value="0.254066867801285">
            <text:p>0.2540668678</text:p>
          </table:table-cell>
          <table:table-cell office:value-type="float" office:value="74.7393658853262">
            <text:p>74.7393658853</text:p>
          </table:table-cell>
          <table:table-cell table:number-columns-repeated="4"/>
        </table:table-row>
        <table:table-row table:style-name="ro1">
          <table:table-cell table:formula="of:=[.A52]+0.005" office:value-type="float" office:value="0.255">
            <text:p>0.255</text:p>
          </table:table-cell>
          <table:table-cell office:value-type="float" office:value="0.257845371456561">
            <text:p>0.2578453715</text:p>
          </table:table-cell>
          <table:table-cell office:value-type="float" office:value="76.2377469482712">
            <text:p>76.2377469483</text:p>
          </table:table-cell>
          <table:table-cell table:number-columns-repeated="4"/>
        </table:table-row>
        <table:table-row table:style-name="ro1">
          <table:table-cell table:formula="of:=[.A53]+0.005" office:value-type="float" office:value="0.26">
            <text:p>0.26</text:p>
          </table:table-cell>
          <table:table-cell office:value-type="float" office:value="0.270553063065259">
            <text:p>0.2705530631</text:p>
          </table:table-cell>
          <table:table-cell office:value-type="float" office:value="72.1015983459922">
            <text:p>72.101598346</text:p>
          </table:table-cell>
          <table:table-cell table:number-columns-repeated="4"/>
        </table:table-row>
        <table:table-row table:style-name="ro1">
          <table:table-cell table:formula="of:=[.A54]+0.005" office:value-type="float" office:value="0.265">
            <text:p>0.265</text:p>
          </table:table-cell>
          <table:table-cell office:value-type="float" office:value="0.293579646477777">
            <text:p>0.2935796465</text:p>
          </table:table-cell>
          <table:table-cell office:value-type="float" office:value="69.0209387531143">
            <text:p>69.0209387531</text:p>
          </table:table-cell>
          <table:table-cell table:number-columns-repeated="4"/>
        </table:table-row>
        <table:table-row table:style-name="ro1">
          <table:table-cell table:formula="of:=[.A55]+0.005" office:value-type="float" office:value="0.27">
            <text:p>0.27</text:p>
          </table:table-cell>
          <table:table-cell office:value-type="float" office:value="0.294589029761703">
            <text:p>0.2945890298</text:p>
          </table:table-cell>
          <table:table-cell office:value-type="float" office:value="67.8943714750028">
            <text:p>67.894371475</text:p>
          </table:table-cell>
          <table:table-cell table:number-columns-repeated="4"/>
        </table:table-row>
        <table:table-row table:style-name="ro1">
          <table:table-cell table:formula="of:=[.A56]+0.005" office:value-type="float" office:value="0.275">
            <text:p>0.275</text:p>
          </table:table-cell>
          <table:table-cell office:value-type="float" office:value="0.269338703300063">
            <text:p>0.2693387033</text:p>
          </table:table-cell>
          <table:table-cell office:value-type="float" office:value="73.6257795617737">
            <text:p>73.6257795618</text:p>
          </table:table-cell>
          <table:table-cell table:number-columns-repeated="4"/>
        </table:table-row>
        <table:table-row table:style-name="ro1">
          <table:table-cell table:formula="of:=[.A57]+0.005" office:value-type="float" office:value="0.28">
            <text:p>0.28</text:p>
          </table:table-cell>
          <table:table-cell office:value-type="float" office:value="0.267515142547438">
            <text:p>0.2675151425</text:p>
          </table:table-cell>
          <table:table-cell office:value-type="float" office:value="73.0664065765378">
            <text:p>73.0664065765</text:p>
          </table:table-cell>
          <table:table-cell table:number-columns-repeated="4"/>
        </table:table-row>
        <table:table-row table:style-name="ro1">
          <table:table-cell table:formula="of:=[.A58]+0.005" office:value-type="float" office:value="0.285">
            <text:p>0.285</text:p>
          </table:table-cell>
          <table:table-cell office:value-type="float" office:value="0.282901980179432">
            <text:p>0.2829019802</text:p>
          </table:table-cell>
          <table:table-cell office:value-type="float" office:value="72.2665665003697">
            <text:p>72.2665665004</text:p>
          </table:table-cell>
          <table:table-cell table:number-columns-repeated="4"/>
        </table:table-row>
        <table:table-row table:style-name="ro1">
          <table:table-cell table:formula="of:=[.A59]+0.005" office:value-type="float" office:value="0.29">
            <text:p>0.29</text:p>
          </table:table-cell>
          <table:table-cell office:value-type="float" office:value="0.298592793274222">
            <text:p>0.2985927933</text:p>
          </table:table-cell>
          <table:table-cell office:value-type="float" office:value="71.3403974792556">
            <text:p>71.3403974793</text:p>
          </table:table-cell>
          <table:table-cell table:number-columns-repeated="4"/>
        </table:table-row>
        <table:table-row table:style-name="ro1">
          <table:table-cell table:formula="of:=[.A60]+0.005" office:value-type="float" office:value="0.295">
            <text:p>0.295</text:p>
          </table:table-cell>
          <table:table-cell office:value-type="float" office:value="0.28181892350049">
            <text:p>0.2818189235</text:p>
          </table:table-cell>
          <table:table-cell office:value-type="float" office:value="73.0666076428534">
            <text:p>73.0666076429</text:p>
          </table:table-cell>
          <table:table-cell table:number-columns-repeated="4"/>
        </table:table-row>
        <table:table-row table:style-name="ro1">
          <table:table-cell table:formula="of:=[.A61]+0.005" office:value-type="float" office:value="0.3">
            <text:p>0.3</text:p>
          </table:table-cell>
          <table:table-cell office:value-type="float" office:value="0.298110411928175">
            <text:p>0.2981104119</text:p>
          </table:table-cell>
          <table:table-cell office:value-type="float" office:value="70.5035025364042">
            <text:p>70.5035025364</text:p>
          </table:table-cell>
          <table:table-cell table:number-columns-repeated="4"/>
        </table:table-row>
        <table:table-row table:style-name="ro1">
          <table:table-cell table:formula="of:=[.A62]+0.005" office:value-type="float" office:value="0.305">
            <text:p>0.305</text:p>
          </table:table-cell>
          <table:table-cell office:value-type="float" office:value="0.322071706546486">
            <text:p>0.3220717065</text:p>
          </table:table-cell>
          <table:table-cell office:value-type="float" office:value="64.3435844801537">
            <text:p>64.3435844802</text:p>
          </table:table-cell>
          <table:table-cell table:number-columns-repeated="4"/>
        </table:table-row>
        <table:table-row table:style-name="ro1">
          <table:table-cell table:formula="of:=[.A63]+0.005" office:value-type="float" office:value="0.31">
            <text:p>0.31</text:p>
          </table:table-cell>
          <table:table-cell office:value-type="float" office:value="0.323826889083451">
            <text:p>0.3238268891</text:p>
          </table:table-cell>
          <table:table-cell office:value-type="float" office:value="63.1791778429174">
            <text:p>63.1791778429</text:p>
          </table:table-cell>
          <table:table-cell table:number-columns-repeated="4"/>
        </table:table-row>
        <table:table-row table:style-name="ro1">
          <table:table-cell table:formula="of:=[.A64]+0.005" office:value-type="float" office:value="0.315">
            <text:p>0.315</text:p>
          </table:table-cell>
          <table:table-cell office:value-type="float" office:value="0.318218782045575">
            <text:p>0.318218782</text:p>
          </table:table-cell>
          <table:table-cell office:value-type="float" office:value="61.1946601060099">
            <text:p>61.194660106</text:p>
          </table:table-cell>
          <table:table-cell table:number-columns-repeated="4"/>
        </table:table-row>
        <table:table-row table:style-name="ro1">
          <table:table-cell table:formula="of:=[.A65]+0.005" office:value-type="float" office:value="0.32">
            <text:p>0.32</text:p>
          </table:table-cell>
          <table:table-cell office:value-type="float" office:value="0.305767282657617">
            <text:p>0.3057672827</text:p>
          </table:table-cell>
          <table:table-cell office:value-type="float" office:value="62.6517474685287">
            <text:p>62.6517474685</text:p>
          </table:table-cell>
          <table:table-cell table:number-columns-repeated="4"/>
        </table:table-row>
        <table:table-row table:style-name="ro1">
          <table:table-cell table:formula="of:=[.A66]+0.005" office:value-type="float" office:value="0.325">
            <text:p>0.325</text:p>
          </table:table-cell>
          <table:table-cell office:value-type="float" office:value="0.320619228704503">
            <text:p>0.3206192287</text:p>
          </table:table-cell>
          <table:table-cell office:value-type="float" office:value="57.367702842044">
            <text:p>57.367702842</text:p>
          </table:table-cell>
          <table:table-cell table:number-columns-repeated="4"/>
        </table:table-row>
        <table:table-row table:style-name="ro1">
          <table:table-cell table:formula="of:=[.A67]+0.005" office:value-type="float" office:value="0.33">
            <text:p>0.33</text:p>
          </table:table-cell>
          <table:table-cell office:value-type="float" office:value="0.304217436500929">
            <text:p>0.3042174365</text:p>
          </table:table-cell>
          <table:table-cell office:value-type="float" office:value="58.3154058369296">
            <text:p>58.3154058369</text:p>
          </table:table-cell>
          <table:table-cell table:number-columns-repeated="4"/>
        </table:table-row>
        <table:table-row table:style-name="ro1">
          <table:table-cell table:formula="of:=[.A68]+0.005" office:value-type="float" office:value="0.335">
            <text:p>0.335</text:p>
          </table:table-cell>
          <table:table-cell office:value-type="float" office:value="0.310310537678973">
            <text:p>0.3103105377</text:p>
          </table:table-cell>
          <table:table-cell office:value-type="float" office:value="57.0573963816129">
            <text:p>57.0573963816</text:p>
          </table:table-cell>
          <table:table-cell table:number-columns-repeated="4"/>
        </table:table-row>
        <table:table-row table:style-name="ro1">
          <table:table-cell table:formula="of:=[.A69]+0.005" office:value-type="float" office:value="0.34">
            <text:p>0.34</text:p>
          </table:table-cell>
          <table:table-cell office:value-type="float" office:value="0.307253686535564">
            <text:p>0.3072536865</text:p>
          </table:table-cell>
          <table:table-cell office:value-type="float" office:value="58.2347144857572">
            <text:p>58.2347144858</text:p>
          </table:table-cell>
          <table:table-cell table:number-columns-repeated="4"/>
        </table:table-row>
        <table:table-row table:style-name="ro1">
          <table:table-cell table:formula="of:=[.A70]+0.005" office:value-type="float" office:value="0.345">
            <text:p>0.345</text:p>
          </table:table-cell>
          <table:table-cell office:value-type="float" office:value="0.305533264501912">
            <text:p>0.3055332645</text:p>
          </table:table-cell>
          <table:table-cell office:value-type="float" office:value="58.0673950124184">
            <text:p>58.0673950124</text:p>
          </table:table-cell>
          <table:table-cell table:number-columns-repeated="4"/>
        </table:table-row>
        <table:table-row table:style-name="ro1">
          <table:table-cell table:formula="of:=[.A71]+0.005" office:value-type="float" office:value="0.35">
            <text:p>0.35</text:p>
          </table:table-cell>
          <table:table-cell office:value-type="float" office:value="0.314913606757503">
            <text:p>0.3149136068</text:p>
          </table:table-cell>
          <table:table-cell office:value-type="float" office:value="57.6250107370848">
            <text:p>57.6250107371</text:p>
          </table:table-cell>
          <table:table-cell table:number-columns-repeated="4"/>
        </table:table-row>
        <table:table-row table:style-name="ro1">
          <table:table-cell table:formula="of:=[.A72]+0.005" office:value-type="float" office:value="0.355">
            <text:p>0.355</text:p>
          </table:table-cell>
          <table:table-cell office:value-type="float" office:value="0.304464883713119">
            <text:p>0.3044648837</text:p>
          </table:table-cell>
          <table:table-cell office:value-type="float" office:value="61.3808572404496">
            <text:p>61.3808572404</text:p>
          </table:table-cell>
          <table:table-cell table:number-columns-repeated="4"/>
        </table:table-row>
        <table:table-row table:style-name="ro1">
          <table:table-cell table:formula="of:=[.A73]+0.005" office:value-type="float" office:value="0.36">
            <text:p>0.36</text:p>
          </table:table-cell>
          <table:table-cell office:value-type="float" office:value="0.309174617047015">
            <text:p>0.309174617</text:p>
          </table:table-cell>
          <table:table-cell office:value-type="float" office:value="59.686299295181">
            <text:p>59.6862992952</text:p>
          </table:table-cell>
          <table:table-cell table:number-columns-repeated="4"/>
        </table:table-row>
        <table:table-row table:style-name="ro1">
          <table:table-cell table:formula="of:=[.A74]+0.005" office:value-type="float" office:value="0.365">
            <text:p>0.365</text:p>
          </table:table-cell>
          <table:table-cell office:value-type="float" office:value="0.310641559185975">
            <text:p>0.3106415592</text:p>
          </table:table-cell>
          <table:table-cell office:value-type="float" office:value="57.5816114633284">
            <text:p>57.5816114633</text:p>
          </table:table-cell>
          <table:table-cell table:number-columns-repeated="4"/>
        </table:table-row>
        <table:table-row table:style-name="ro1">
          <table:table-cell table:formula="of:=[.A75]+0.005" office:value-type="float" office:value="0.37">
            <text:p>0.37</text:p>
          </table:table-cell>
          <table:table-cell office:value-type="float" office:value="0.310605462096111">
            <text:p>0.3106054621</text:p>
          </table:table-cell>
          <table:table-cell office:value-type="float" office:value="56.753189454868">
            <text:p>56.7531894549</text:p>
          </table:table-cell>
          <table:table-cell table:number-columns-repeated="4"/>
        </table:table-row>
        <table:table-row table:style-name="ro1">
          <table:table-cell table:formula="of:=[.A76]+0.005" office:value-type="float" office:value="0.375">
            <text:p>0.375</text:p>
          </table:table-cell>
          <table:table-cell office:value-type="float" office:value="0.308026425526905">
            <text:p>0.3080264255</text:p>
          </table:table-cell>
          <table:table-cell office:value-type="float" office:value="55.4983018940386">
            <text:p>55.498301894</text:p>
          </table:table-cell>
          <table:table-cell table:number-columns-repeated="4"/>
        </table:table-row>
        <table:table-row table:style-name="ro1">
          <table:table-cell table:formula="of:=[.A77]+0.005" office:value-type="float" office:value="0.38">
            <text:p>0.38</text:p>
          </table:table-cell>
          <table:table-cell office:value-type="float" office:value="0.325537108908923">
            <text:p>0.3255371089</text:p>
          </table:table-cell>
          <table:table-cell office:value-type="float" office:value="54.0301053030033">
            <text:p>54.030105303</text:p>
          </table:table-cell>
          <table:table-cell table:number-columns-repeated="4"/>
        </table:table-row>
        <table:table-row table:style-name="ro1">
          <table:table-cell table:formula="of:=[.A78]+0.005" office:value-type="float" office:value="0.385">
            <text:p>0.385</text:p>
          </table:table-cell>
          <table:table-cell office:value-type="float" office:value="0.324982353046163">
            <text:p>0.324982353</text:p>
          </table:table-cell>
          <table:table-cell office:value-type="float" office:value="54.9756573906478">
            <text:p>54.9756573906</text:p>
          </table:table-cell>
          <table:table-cell table:number-columns-repeated="4"/>
        </table:table-row>
        <table:table-row table:style-name="ro1">
          <table:table-cell table:formula="of:=[.A79]+0.005" office:value-type="float" office:value="0.39">
            <text:p>0.39</text:p>
          </table:table-cell>
          <table:table-cell office:value-type="float" office:value="0.329263768907293">
            <text:p>0.3292637689</text:p>
          </table:table-cell>
          <table:table-cell office:value-type="float" office:value="54.7575679509458">
            <text:p>54.7575679509</text:p>
          </table:table-cell>
          <table:table-cell table:number-columns-repeated="4"/>
        </table:table-row>
        <table:table-row table:style-name="ro1">
          <table:table-cell table:formula="of:=[.A80]+0.005" office:value-type="float" office:value="0.395">
            <text:p>0.395</text:p>
          </table:table-cell>
          <table:table-cell office:value-type="float" office:value="0.320914625463238">
            <text:p>0.3209146255</text:p>
          </table:table-cell>
          <table:table-cell office:value-type="float" office:value="58.305030941682">
            <text:p>58.3050309417</text:p>
          </table:table-cell>
          <table:table-cell table:number-columns-repeated="4"/>
        </table:table-row>
        <table:table-row table:style-name="ro1">
          <table:table-cell table:formula="of:=[.A81]+0.005" office:value-type="float" office:value="0.4">
            <text:p>0.4</text:p>
          </table:table-cell>
          <table:table-cell office:value-type="float" office:value="0.335216632842075">
            <text:p>0.3352166328</text:p>
          </table:table-cell>
          <table:table-cell office:value-type="float" office:value="55.1175770087954">
            <text:p>55.1175770088</text:p>
          </table:table-cell>
          <table:table-cell table:number-columns-repeated="4"/>
        </table:table-row>
        <table:table-row table:style-name="ro1">
          <table:table-cell table:formula="of:=[.A82]+0.005" office:value-type="float" office:value="0.405">
            <text:p>0.405</text:p>
          </table:table-cell>
          <table:table-cell office:value-type="float" office:value="0.371210836546052">
            <text:p>0.3712108365</text:p>
          </table:table-cell>
          <table:table-cell office:value-type="float" office:value="48.9058845001128">
            <text:p>48.9058845001</text:p>
          </table:table-cell>
          <table:table-cell table:number-columns-repeated="4"/>
        </table:table-row>
        <table:table-row table:style-name="ro1">
          <table:table-cell table:formula="of:=[.A83]+0.005" office:value-type="float" office:value="0.41">
            <text:p>0.41</text:p>
          </table:table-cell>
          <table:table-cell office:value-type="float" office:value="0.352862156519583">
            <text:p>0.3528621565</text:p>
          </table:table-cell>
          <table:table-cell office:value-type="float" office:value="51.3878325380107">
            <text:p>51.387832538</text:p>
          </table:table-cell>
          <table:table-cell table:number-columns-repeated="4"/>
        </table:table-row>
        <table:table-row table:style-name="ro1">
          <table:table-cell table:formula="of:=[.A84]+0.005" office:value-type="float" office:value="0.415">
            <text:p>0.415</text:p>
          </table:table-cell>
          <table:table-cell office:value-type="float" office:value="0.378524404612713">
            <text:p>0.3785244046</text:p>
          </table:table-cell>
          <table:table-cell office:value-type="float" office:value="47.1743416326014">
            <text:p>47.1743416326</text:p>
          </table:table-cell>
          <table:table-cell table:number-columns-repeated="4"/>
        </table:table-row>
        <table:table-row table:style-name="ro1">
          <table:table-cell table:formula="of:=[.A85]+0.005" office:value-type="float" office:value="0.42">
            <text:p>0.42</text:p>
          </table:table-cell>
          <table:table-cell office:value-type="float" office:value="0.346070223621719">
            <text:p>0.3460702236</text:p>
          </table:table-cell>
          <table:table-cell office:value-type="float" office:value="52.6837554029583">
            <text:p>52.683755403</text:p>
          </table:table-cell>
          <table:table-cell table:number-columns-repeated="4"/>
        </table:table-row>
        <table:table-row table:style-name="ro1">
          <table:table-cell table:formula="of:=[.A86]+0.005" office:value-type="float" office:value="0.425">
            <text:p>0.425</text:p>
          </table:table-cell>
          <table:table-cell office:value-type="float" office:value="0.356492353663897">
            <text:p>0.3564923537</text:p>
          </table:table-cell>
          <table:table-cell office:value-type="float" office:value="50.830670069816">
            <text:p>50.8306700698</text:p>
          </table:table-cell>
          <table:table-cell table:number-columns-repeated="4"/>
        </table:table-row>
        <table:table-row table:style-name="ro1">
          <table:table-cell table:formula="of:=[.A87]+0.005" office:value-type="float" office:value="0.43">
            <text:p>0.43</text:p>
          </table:table-cell>
          <table:table-cell office:value-type="float" office:value="0.354555956870316">
            <text:p>0.3545559569</text:p>
          </table:table-cell>
          <table:table-cell office:value-type="float" office:value="52.2925328924585">
            <text:p>52.2925328925</text:p>
          </table:table-cell>
          <table:table-cell table:number-columns-repeated="4"/>
        </table:table-row>
        <table:table-row table:style-name="ro1">
          <table:table-cell table:formula="of:=[.A88]+0.005" office:value-type="float" office:value="0.435">
            <text:p>0.435</text:p>
          </table:table-cell>
          <table:table-cell office:value-type="float" office:value="0.353972750071294">
            <text:p>0.3539727501</text:p>
          </table:table-cell>
          <table:table-cell office:value-type="float" office:value="52.5964615578768">
            <text:p>52.5964615579</text:p>
          </table:table-cell>
          <table:table-cell table:number-columns-repeated="4"/>
        </table:table-row>
        <table:table-row table:style-name="ro1">
          <table:table-cell table:formula="of:=[.A89]+0.005" office:value-type="float" office:value="0.44">
            <text:p>0.44</text:p>
          </table:table-cell>
          <table:table-cell office:value-type="float" office:value="0.369303713625524">
            <text:p>0.3693037136</text:p>
          </table:table-cell>
          <table:table-cell office:value-type="float" office:value="50.4584992580656">
            <text:p>50.4584992581</text:p>
          </table:table-cell>
          <table:table-cell table:number-columns-repeated="4"/>
        </table:table-row>
        <table:table-row table:style-name="ro1">
          <table:table-cell table:formula="of:=[.A90]+0.005" office:value-type="float" office:value="0.445">
            <text:p>0.445</text:p>
          </table:table-cell>
          <table:table-cell office:value-type="float" office:value="0.377327788627683">
            <text:p>0.3773277886</text:p>
          </table:table-cell>
          <table:table-cell office:value-type="float" office:value="48.9419019795665">
            <text:p>48.9419019796</text:p>
          </table:table-cell>
          <table:table-cell table:number-columns-repeated="4"/>
        </table:table-row>
        <table:table-row table:style-name="ro1">
          <table:table-cell table:formula="of:=[.A91]+0.005" office:value-type="float" office:value="0.45">
            <text:p>0.45</text:p>
          </table:table-cell>
          <table:table-cell office:value-type="float" office:value="0.353938643859288">
            <text:p>0.3539386439</text:p>
          </table:table-cell>
          <table:table-cell office:value-type="float" office:value="50.9702923136941">
            <text:p>50.9702923137</text:p>
          </table:table-cell>
          <table:table-cell table:number-columns-repeated="4"/>
        </table:table-row>
        <table:table-row table:style-name="ro1">
          <table:table-cell table:formula="of:=[.A92]+0.005" office:value-type="float" office:value="0.455">
            <text:p>0.455</text:p>
          </table:table-cell>
          <table:table-cell office:value-type="float" office:value="0.366986273576279">
            <text:p>0.3669862736</text:p>
          </table:table-cell>
          <table:table-cell office:value-type="float" office:value="50.4848118681775">
            <text:p>50.4848118682</text:p>
          </table:table-cell>
          <table:table-cell table:number-columns-repeated="4"/>
        </table:table-row>
        <table:table-row table:style-name="ro1">
          <table:table-cell table:formula="of:=[.A93]+0.005" office:value-type="float" office:value="0.46">
            <text:p>0.46</text:p>
          </table:table-cell>
          <table:table-cell office:value-type="float" office:value="0.359843665165305">
            <text:p>0.3598436652</text:p>
          </table:table-cell>
          <table:table-cell office:value-type="float" office:value="53.4424519093271">
            <text:p>53.4424519093</text:p>
          </table:table-cell>
          <table:table-cell table:number-columns-repeated="4"/>
        </table:table-row>
        <table:table-row table:style-name="ro1">
          <table:table-cell table:formula="of:=[.A94]+0.005" office:value-type="float" office:value="0.465">
            <text:p>0.465</text:p>
          </table:table-cell>
          <table:table-cell office:value-type="float" office:value="0.349196365326628">
            <text:p>0.3491963653</text:p>
          </table:table-cell>
          <table:table-cell office:value-type="float" office:value="54.9250025003835">
            <text:p>54.9250025004</text:p>
          </table:table-cell>
          <table:table-cell table:number-columns-repeated="4"/>
        </table:table-row>
        <table:table-row table:style-name="ro1">
          <table:table-cell table:formula="of:=[.A95]+0.005" office:value-type="float" office:value="0.47">
            <text:p>0.47</text:p>
          </table:table-cell>
          <table:table-cell office:value-type="float" office:value="0.347518136946973">
            <text:p>0.3475181369</text:p>
          </table:table-cell>
          <table:table-cell office:value-type="float" office:value="54.6147244561996">
            <text:p>54.6147244562</text:p>
          </table:table-cell>
          <table:table-cell table:number-columns-repeated="4"/>
        </table:table-row>
        <table:table-row table:style-name="ro1">
          <table:table-cell table:formula="of:=[.A96]+0.005" office:value-type="float" office:value="0.475">
            <text:p>0.475</text:p>
          </table:table-cell>
          <table:table-cell office:value-type="float" office:value="0.337619404835253">
            <text:p>0.3376194048</text:p>
          </table:table-cell>
          <table:table-cell office:value-type="float" office:value="58.0049569288725">
            <text:p>58.0049569289</text:p>
          </table:table-cell>
          <table:table-cell table:number-columns-repeated="4"/>
        </table:table-row>
        <table:table-row table:style-name="ro1">
          <table:table-cell table:formula="of:=[.A97]+0.005" office:value-type="float" office:value="0.48">
            <text:p>0.48</text:p>
          </table:table-cell>
          <table:table-cell office:value-type="float" office:value="0.335013422462292">
            <text:p>0.3350134225</text:p>
          </table:table-cell>
          <table:table-cell office:value-type="float" office:value="58.0999908306635">
            <text:p>58.0999908307</text:p>
          </table:table-cell>
          <table:table-cell table:number-columns-repeated="4"/>
        </table:table-row>
        <table:table-row table:style-name="ro1">
          <table:table-cell table:formula="of:=[.A98]+0.005" office:value-type="float" office:value="0.485">
            <text:p>0.485</text:p>
          </table:table-cell>
          <table:table-cell office:value-type="float" office:value="0.35249152666143">
            <text:p>0.3524915267</text:p>
          </table:table-cell>
          <table:table-cell office:value-type="float" office:value="55.8770605137392">
            <text:p>55.8770605137</text:p>
          </table:table-cell>
          <table:table-cell table:number-columns-repeated="4"/>
        </table:table-row>
        <table:table-row table:style-name="ro1">
          <table:table-cell table:formula="of:=[.A99]+0.005" office:value-type="float" office:value="0.49">
            <text:p>0.49</text:p>
          </table:table-cell>
          <table:table-cell office:value-type="float" office:value="0.366602325425241">
            <text:p>0.3666023254</text:p>
          </table:table-cell>
          <table:table-cell office:value-type="float" office:value="52.8839159541192">
            <text:p>52.8839159541</text:p>
          </table:table-cell>
          <table:table-cell table:number-columns-repeated="4"/>
        </table:table-row>
        <table:table-row table:style-name="ro1">
          <table:table-cell table:formula="of:=[.A100]+0.005" office:value-type="float" office:value="0.495">
            <text:p>0.495</text:p>
          </table:table-cell>
          <table:table-cell office:value-type="float" office:value="0.37350661058907">
            <text:p>0.3735066106</text:p>
          </table:table-cell>
          <table:table-cell office:value-type="float" office:value="49.4599098170454">
            <text:p>49.459909817</text:p>
          </table:table-cell>
          <table:table-cell table:number-columns-repeated="4"/>
        </table:table-row>
        <table:table-row table:style-name="ro1">
          <table:table-cell table:formula="of:=[.A101]+0.005" office:value-type="float" office:value="0.5">
            <text:p>0.5</text:p>
          </table:table-cell>
          <table:table-cell office:value-type="float" office:value="0.349808744736695">
            <text:p>0.3498087447</text:p>
          </table:table-cell>
          <table:table-cell office:value-type="float" office:value="52.6957628946436">
            <text:p>52.6957628946</text:p>
          </table:table-cell>
          <table:table-cell table:number-columns-repeated="4"/>
        </table:table-row>
        <table:table-row table:style-name="ro1">
          <table:table-cell table:formula="of:=[.A102]+0.005" office:value-type="float" office:value="0.505">
            <text:p>0.505</text:p>
          </table:table-cell>
          <table:table-cell office:value-type="float" office:value="0.362314325066802">
            <text:p>0.3623143251</text:p>
          </table:table-cell>
          <table:table-cell office:value-type="float" office:value="51.4610174053885">
            <text:p>51.4610174054</text:p>
          </table:table-cell>
          <table:table-cell table:number-columns-repeated="4"/>
        </table:table-row>
        <table:table-row table:style-name="ro1">
          <table:table-cell table:formula="of:=[.A103]+0.005" office:value-type="float" office:value="0.51">
            <text:p>0.51</text:p>
          </table:table-cell>
          <table:table-cell office:value-type="float" office:value="0.356994820466408">
            <text:p>0.3569948205</text:p>
          </table:table-cell>
          <table:table-cell office:value-type="float" office:value="50.3743279343501">
            <text:p>50.3743279344</text:p>
          </table:table-cell>
          <table:table-cell table:number-columns-repeated="4"/>
        </table:table-row>
        <table:table-row table:style-name="ro1">
          <table:table-cell table:formula="of:=[.A104]+0.005" office:value-type="float" office:value="0.515">
            <text:p>0.515</text:p>
          </table:table-cell>
          <table:table-cell office:value-type="float" office:value="0.344563541585157">
            <text:p>0.3445635416</text:p>
          </table:table-cell>
          <table:table-cell office:value-type="float" office:value="54.9497575923919">
            <text:p>54.9497575924</text:p>
          </table:table-cell>
          <table:table-cell table:number-columns-repeated="4"/>
        </table:table-row>
        <table:table-row table:style-name="ro1">
          <table:table-cell table:formula="of:=[.A105]+0.005" office:value-type="float" office:value="0.52">
            <text:p>0.52</text:p>
          </table:table-cell>
          <table:table-cell office:value-type="float" office:value="0.347348550661938">
            <text:p>0.3473485507</text:p>
          </table:table-cell>
          <table:table-cell office:value-type="float" office:value="54.1190875229781">
            <text:p>54.119087523</text:p>
          </table:table-cell>
          <table:table-cell table:number-columns-repeated="4"/>
        </table:table-row>
        <table:table-row table:style-name="ro1">
          <table:table-cell table:formula="of:=[.A106]+0.005" office:value-type="float" office:value="0.525">
            <text:p>0.525</text:p>
          </table:table-cell>
          <table:table-cell office:value-type="float" office:value="0.350306458311567">
            <text:p>0.3503064583</text:p>
          </table:table-cell>
          <table:table-cell office:value-type="float" office:value="54.9001195758592">
            <text:p>54.9001195759</text:p>
          </table:table-cell>
          <table:table-cell table:number-columns-repeated="4"/>
        </table:table-row>
        <table:table-row table:style-name="ro1">
          <table:table-cell table:formula="of:=[.A107]+0.005" office:value-type="float" office:value="0.53">
            <text:p>0.53</text:p>
          </table:table-cell>
          <table:table-cell office:value-type="float" office:value="0.366115051499716">
            <text:p>0.3661150515</text:p>
          </table:table-cell>
          <table:table-cell office:value-type="float" office:value="53.0022202968019">
            <text:p>53.0022202968</text:p>
          </table:table-cell>
          <table:table-cell table:number-columns-repeated="4"/>
        </table:table-row>
        <table:table-row table:style-name="ro1">
          <table:table-cell table:formula="of:=[.A108]+0.005" office:value-type="float" office:value="0.535">
            <text:p>0.535</text:p>
          </table:table-cell>
          <table:table-cell office:value-type="float" office:value="0.371845746869348">
            <text:p>0.3718457469</text:p>
          </table:table-cell>
          <table:table-cell office:value-type="float" office:value="50.4402280102064">
            <text:p>50.4402280102</text:p>
          </table:table-cell>
          <table:table-cell table:number-columns-repeated="4"/>
        </table:table-row>
        <table:table-row table:style-name="ro1">
          <table:table-cell table:formula="of:=[.A109]+0.005" office:value-type="float" office:value="0.54">
            <text:p>0.54</text:p>
          </table:table-cell>
          <table:table-cell office:value-type="float" office:value="0.375715858565855">
            <text:p>0.3757158586</text:p>
          </table:table-cell>
          <table:table-cell office:value-type="float" office:value="49.8555621502033">
            <text:p>49.8555621502</text:p>
          </table:table-cell>
          <table:table-cell table:number-columns-repeated="4"/>
        </table:table-row>
        <table:table-row table:style-name="ro1">
          <table:table-cell table:formula="of:=[.A110]+0.005" office:value-type="float" office:value="0.545">
            <text:p>0.545</text:p>
          </table:table-cell>
          <table:table-cell office:value-type="float" office:value="0.357887671542374">
            <text:p>0.3578876715</text:p>
          </table:table-cell>
          <table:table-cell office:value-type="float" office:value="54.1671688059234">
            <text:p>54.1671688059</text:p>
          </table:table-cell>
          <table:table-cell table:number-columns-repeated="4"/>
        </table:table-row>
        <table:table-row table:style-name="ro1">
          <table:table-cell table:formula="of:=[.A111]+0.005" office:value-type="float" office:value="0.55">
            <text:p>0.55</text:p>
          </table:table-cell>
          <table:table-cell office:value-type="float" office:value="0.357600658929777">
            <text:p>0.3576006589</text:p>
          </table:table-cell>
          <table:table-cell office:value-type="float" office:value="56.4482848380258">
            <text:p>56.448284838</text:p>
          </table:table-cell>
          <table:table-cell table:number-columns-repeated="4"/>
        </table:table-row>
        <table:table-row table:style-name="ro1">
          <table:table-cell table:formula="of:=[.A112]+0.005" office:value-type="float" office:value="0.555">
            <text:p>0.555</text:p>
          </table:table-cell>
          <table:table-cell office:value-type="float" office:value="0.36899219854757">
            <text:p>0.3689921985</text:p>
          </table:table-cell>
          <table:table-cell office:value-type="float" office:value="54.3692494362622">
            <text:p>54.3692494363</text:p>
          </table:table-cell>
          <table:table-cell table:number-columns-repeated="4"/>
        </table:table-row>
        <table:table-row table:style-name="ro1">
          <table:table-cell table:formula="of:=[.A113]+0.005" office:value-type="float" office:value="0.56">
            <text:p>0.56</text:p>
          </table:table-cell>
          <table:table-cell office:value-type="float" office:value="0.365817848125706">
            <text:p>0.3658178481</text:p>
          </table:table-cell>
          <table:table-cell office:value-type="float" office:value="52.4436411536508">
            <text:p>52.4436411537</text:p>
          </table:table-cell>
          <table:table-cell table:number-columns-repeated="4"/>
        </table:table-row>
        <table:table-row table:style-name="ro1">
          <table:table-cell table:formula="of:=[.A114]+0.005" office:value-type="float" office:value="0.565">
            <text:p>0.565</text:p>
          </table:table-cell>
          <table:table-cell office:value-type="float" office:value="0.375246204663776">
            <text:p>0.3752462047</text:p>
          </table:table-cell>
          <table:table-cell office:value-type="float" office:value="49.788485850225">
            <text:p>49.7884858502</text:p>
          </table:table-cell>
          <table:table-cell table:number-columns-repeated="4"/>
        </table:table-row>
        <table:table-row table:style-name="ro1">
          <table:table-cell table:formula="of:=[.A115]+0.005" office:value-type="float" office:value="0.57">
            <text:p>0.57</text:p>
          </table:table-cell>
          <table:table-cell office:value-type="float" office:value="0.371911520338997">
            <text:p>0.3719115203</text:p>
          </table:table-cell>
          <table:table-cell office:value-type="float" office:value="49.2730290732165">
            <text:p>49.2730290732</text:p>
          </table:table-cell>
          <table:table-cell table:number-columns-repeated="4"/>
        </table:table-row>
        <table:table-row table:style-name="ro1">
          <table:table-cell table:formula="of:=[.A116]+0.005" office:value-type="float" office:value="0.575">
            <text:p>0.575</text:p>
          </table:table-cell>
          <table:table-cell office:value-type="float" office:value="0.361725805290057">
            <text:p>0.3617258053</text:p>
          </table:table-cell>
          <table:table-cell office:value-type="float" office:value="51.5911094063346">
            <text:p>51.5911094063</text:p>
          </table:table-cell>
          <table:table-cell table:number-columns-repeated="4"/>
        </table:table-row>
        <table:table-row table:style-name="ro1">
          <table:table-cell table:formula="of:=[.A117]+0.005" office:value-type="float" office:value="0.58">
            <text:p>0.58</text:p>
          </table:table-cell>
          <table:table-cell office:value-type="float" office:value="0.374761111295662">
            <text:p>0.3747611113</text:p>
          </table:table-cell>
          <table:table-cell office:value-type="float" office:value="49.4993828624193">
            <text:p>49.4993828624</text:p>
          </table:table-cell>
          <table:table-cell table:number-columns-repeated="4"/>
        </table:table-row>
        <table:table-row table:style-name="ro1">
          <table:table-cell table:formula="of:=[.A118]+0.005" office:value-type="float" office:value="0.585">
            <text:p>0.585</text:p>
          </table:table-cell>
          <table:table-cell office:value-type="float" office:value="0.359329231947843">
            <text:p>0.3593292319</text:p>
          </table:table-cell>
          <table:table-cell office:value-type="float" office:value="50.5880790955402">
            <text:p>50.5880790955</text:p>
          </table:table-cell>
          <table:table-cell table:number-columns-repeated="4"/>
        </table:table-row>
        <table:table-row table:style-name="ro1">
          <table:table-cell table:formula="of:=[.A119]+0.005" office:value-type="float" office:value="0.59">
            <text:p>0.59</text:p>
          </table:table-cell>
          <table:table-cell office:value-type="float" office:value="0.37732714798827">
            <text:p>0.377327148</text:p>
          </table:table-cell>
          <table:table-cell office:value-type="float" office:value="48.6465339911083">
            <text:p>48.6465339911</text:p>
          </table:table-cell>
          <table:table-cell table:number-columns-repeated="4"/>
        </table:table-row>
        <table:table-row table:style-name="ro1">
          <table:table-cell table:formula="of:=[.A120]+0.005" office:value-type="float" office:value="0.595">
            <text:p>0.595</text:p>
          </table:table-cell>
          <table:table-cell office:value-type="float" office:value="0.379646314971583">
            <text:p>0.379646315</text:p>
          </table:table-cell>
          <table:table-cell office:value-type="float" office:value="48.2360398456682">
            <text:p>48.2360398457</text:p>
          </table:table-cell>
          <table:table-cell table:number-columns-repeated="4"/>
        </table:table-row>
        <table:table-row table:style-name="ro1">
          <table:table-cell table:formula="of:=[.A121]+0.005" office:value-type="float" office:value="0.6">
            <text:p>0.6</text:p>
          </table:table-cell>
          <table:table-cell office:value-type="float" office:value="0.380497434238223">
            <text:p>0.3804974342</text:p>
          </table:table-cell>
          <table:table-cell office:value-type="float" office:value="49.4594325561895">
            <text:p>49.4594325562</text:p>
          </table:table-cell>
          <table:table-cell table:number-columns-repeated="4"/>
        </table:table-row>
        <table:table-row table:style-name="ro1">
          <table:table-cell table:formula="of:=[.A122]+0.005" office:value-type="float" office:value="0.605">
            <text:p>0.605</text:p>
          </table:table-cell>
          <table:table-cell office:value-type="float" office:value="0.37637642994412">
            <text:p>0.3763764299</text:p>
          </table:table-cell>
          <table:table-cell office:value-type="float" office:value="52.1089470524345">
            <text:p>52.1089470524</text:p>
          </table:table-cell>
          <table:table-cell table:number-columns-repeated="4"/>
        </table:table-row>
        <table:table-row table:style-name="ro1">
          <table:table-cell table:formula="of:=[.A123]+0.005" office:value-type="float" office:value="0.61">
            <text:p>0.61</text:p>
          </table:table-cell>
          <table:table-cell office:value-type="float" office:value="0.350506661072858">
            <text:p>0.3505066611</text:p>
          </table:table-cell>
          <table:table-cell office:value-type="float" office:value="54.535707285043">
            <text:p>54.535707285</text:p>
          </table:table-cell>
          <table:table-cell table:number-columns-repeated="4"/>
        </table:table-row>
        <table:table-row table:style-name="ro1">
          <table:table-cell table:formula="of:=[.A124]+0.005" office:value-type="float" office:value="0.615">
            <text:p>0.615</text:p>
          </table:table-cell>
          <table:table-cell office:value-type="float" office:value="0.31980578270635">
            <text:p>0.3198057827</text:p>
          </table:table-cell>
          <table:table-cell office:value-type="float" office:value="56.7503689150319">
            <text:p>56.750368915</text:p>
          </table:table-cell>
          <table:table-cell table:number-columns-repeated="4"/>
        </table:table-row>
        <table:table-row table:style-name="ro1">
          <table:table-cell table:formula="of:=[.A125]+0.005" office:value-type="float" office:value="0.62">
            <text:p>0.62</text:p>
          </table:table-cell>
          <table:table-cell office:value-type="float" office:value="0.319071559402162">
            <text:p>0.3190715594</text:p>
          </table:table-cell>
          <table:table-cell office:value-type="float" office:value="58.2974303594905">
            <text:p>58.2974303595</text:p>
          </table:table-cell>
          <table:table-cell table:number-columns-repeated="4"/>
        </table:table-row>
        <table:table-row table:style-name="ro1">
          <table:table-cell table:formula="of:=[.A126]+0.005" office:value-type="float" office:value="0.625">
            <text:p>0.625</text:p>
          </table:table-cell>
          <table:table-cell office:value-type="float" office:value="0.329090853351995">
            <text:p>0.3290908534</text:p>
          </table:table-cell>
          <table:table-cell office:value-type="float" office:value="56.2838641756044">
            <text:p>56.2838641756</text:p>
          </table:table-cell>
          <table:table-cell table:number-columns-repeated="4"/>
        </table:table-row>
        <table:table-row table:style-name="ro1">
          <table:table-cell table:formula="of:=[.A127]+0.005" office:value-type="float" office:value="0.63">
            <text:p>0.63</text:p>
          </table:table-cell>
          <table:table-cell office:value-type="float" office:value="0.343229786374476">
            <text:p>0.3432297864</text:p>
          </table:table-cell>
          <table:table-cell office:value-type="float" office:value="54.2688963232679">
            <text:p>54.2688963233</text:p>
          </table:table-cell>
          <table:table-cell table:number-columns-repeated="4"/>
        </table:table-row>
        <table:table-row table:style-name="ro1">
          <table:table-cell table:formula="of:=[.A128]+0.005" office:value-type="float" office:value="0.635">
            <text:p>0.635</text:p>
          </table:table-cell>
          <table:table-cell office:value-type="float" office:value="0.341138138448753">
            <text:p>0.3411381384</text:p>
          </table:table-cell>
          <table:table-cell office:value-type="float" office:value="53.2523853234788">
            <text:p>53.2523853235</text:p>
          </table:table-cell>
          <table:table-cell table:number-columns-repeated="4"/>
        </table:table-row>
        <table:table-row table:style-name="ro1">
          <table:table-cell table:formula="of:=[.A129]+0.005" office:value-type="float" office:value="0.64">
            <text:p>0.64</text:p>
          </table:table-cell>
          <table:table-cell office:value-type="float" office:value="0.333355707148638">
            <text:p>0.3333557071</text:p>
          </table:table-cell>
          <table:table-cell office:value-type="float" office:value="53.3109717102654">
            <text:p>53.3109717103</text:p>
          </table:table-cell>
          <table:table-cell table:number-columns-repeated="4"/>
        </table:table-row>
        <table:table-row table:style-name="ro1">
          <table:table-cell table:formula="of:=[.A130]+0.005" office:value-type="float" office:value="0.645">
            <text:p>0.645</text:p>
          </table:table-cell>
          <table:table-cell office:value-type="float" office:value="0.331567176476996">
            <text:p>0.3315671765</text:p>
          </table:table-cell>
          <table:table-cell office:value-type="float" office:value="53.6876194218819">
            <text:p>53.6876194219</text:p>
          </table:table-cell>
          <table:table-cell table:number-columns-repeated="4"/>
        </table:table-row>
        <table:table-row table:style-name="ro1">
          <table:table-cell table:formula="of:=[.A131]+0.005" office:value-type="float" office:value="0.65">
            <text:p>0.65</text:p>
          </table:table-cell>
          <table:table-cell office:value-type="float" office:value="0.335992916216901">
            <text:p>0.3359929162</text:p>
          </table:table-cell>
          <table:table-cell office:value-type="float" office:value="51.459570917636">
            <text:p>51.4595709176</text:p>
          </table:table-cell>
          <table:table-cell table:number-columns-repeated="4"/>
        </table:table-row>
        <table:table-row table:style-name="ro1">
          <table:table-cell table:formula="of:=[.A132]+0.005" office:value-type="float" office:value="0.655">
            <text:p>0.655</text:p>
          </table:table-cell>
          <table:table-cell office:value-type="float" office:value="0.325465491447617">
            <text:p>0.3254654914</text:p>
          </table:table-cell>
          <table:table-cell office:value-type="float" office:value="52.9506665121091">
            <text:p>52.9506665121</text:p>
          </table:table-cell>
          <table:table-cell table:number-columns-repeated="4"/>
        </table:table-row>
        <table:table-row table:style-name="ro1">
          <table:table-cell table:formula="of:=[.A133]+0.005" office:value-type="float" office:value="0.66">
            <text:p>0.66</text:p>
          </table:table-cell>
          <table:table-cell office:value-type="float" office:value="0.326242800722274">
            <text:p>0.3262428007</text:p>
          </table:table-cell>
          <table:table-cell office:value-type="float" office:value="51.7796435752347">
            <text:p>51.7796435752</text:p>
          </table:table-cell>
          <table:table-cell table:number-columns-repeated="4"/>
        </table:table-row>
        <table:table-row table:style-name="ro1">
          <table:table-cell table:formula="of:=[.A134]+0.005" office:value-type="float" office:value="0.665000000000001">
            <text:p>0.665</text:p>
          </table:table-cell>
          <table:table-cell office:value-type="float" office:value="0.3084813138689">
            <text:p>0.3084813139</text:p>
          </table:table-cell>
          <table:table-cell office:value-type="float" office:value="52.2087223819159">
            <text:p>52.2087223819</text:p>
          </table:table-cell>
          <table:table-cell table:number-columns-repeated="4"/>
        </table:table-row>
        <table:table-row table:style-name="ro1">
          <table:table-cell table:formula="of:=[.A135]+0.005" office:value-type="float" office:value="0.67">
            <text:p>0.67</text:p>
          </table:table-cell>
          <table:table-cell office:value-type="float" office:value="0.31229950787407">
            <text:p>0.3122995079</text:p>
          </table:table-cell>
          <table:table-cell office:value-type="float" office:value="50.458318750032">
            <text:p>50.45831875</text:p>
          </table:table-cell>
          <table:table-cell table:number-columns-repeated="4"/>
        </table:table-row>
        <table:table-row table:style-name="ro1">
          <table:table-cell table:formula="of:=[.A136]+0.005" office:value-type="float" office:value="0.675">
            <text:p>0.675</text:p>
          </table:table-cell>
          <table:table-cell office:value-type="float" office:value="0.307723002686042">
            <text:p>0.3077230027</text:p>
          </table:table-cell>
          <table:table-cell office:value-type="float" office:value="52.1430865545969">
            <text:p>52.1430865546</text:p>
          </table:table-cell>
          <table:table-cell table:number-columns-repeated="4"/>
        </table:table-row>
        <table:table-row table:style-name="ro1">
          <table:table-cell table:formula="of:=[.A137]+0.005" office:value-type="float" office:value="0.68">
            <text:p>0.68</text:p>
          </table:table-cell>
          <table:table-cell office:value-type="float" office:value="0.318410813748446">
            <text:p>0.3184108137</text:p>
          </table:table-cell>
          <table:table-cell office:value-type="float" office:value="51.4773215305803">
            <text:p>51.4773215306</text:p>
          </table:table-cell>
          <table:table-cell table:number-columns-repeated="4"/>
        </table:table-row>
        <table:table-row table:style-name="ro1">
          <table:table-cell table:formula="of:=[.A138]+0.005" office:value-type="float" office:value="0.685000000000001">
            <text:p>0.685</text:p>
          </table:table-cell>
          <table:table-cell office:value-type="float" office:value="0.32429851499009">
            <text:p>0.324298515</text:p>
          </table:table-cell>
          <table:table-cell office:value-type="float" office:value="49.9595928747295">
            <text:p>49.9595928747</text:p>
          </table:table-cell>
          <table:table-cell table:number-columns-repeated="4"/>
        </table:table-row>
        <table:table-row table:style-name="ro1">
          <table:table-cell table:formula="of:=[.A139]+0.005" office:value-type="float" office:value="0.690000000000001">
            <text:p>0.69</text:p>
          </table:table-cell>
          <table:table-cell office:value-type="float" office:value="0.312587743419201">
            <text:p>0.3125877434</text:p>
          </table:table-cell>
          <table:table-cell office:value-type="float" office:value="49.6538085195611">
            <text:p>49.6538085196</text:p>
          </table:table-cell>
          <table:table-cell table:number-columns-repeated="4"/>
        </table:table-row>
        <table:table-row table:style-name="ro1">
          <table:table-cell table:formula="of:=[.A140]+0.005" office:value-type="float" office:value="0.695">
            <text:p>0.695</text:p>
          </table:table-cell>
          <table:table-cell office:value-type="float" office:value="0.314403158986921">
            <text:p>0.314403159</text:p>
          </table:table-cell>
          <table:table-cell office:value-type="float" office:value="50.2877593366046">
            <text:p>50.2877593366</text:p>
          </table:table-cell>
          <table:table-cell table:number-columns-repeated="4"/>
        </table:table-row>
        <table:table-row table:style-name="ro1">
          <table:table-cell table:formula="of:=[.A141]+0.005" office:value-type="float" office:value="0.7">
            <text:p>0.7</text:p>
          </table:table-cell>
          <table:table-cell office:value-type="float" office:value="0.306700177779885">
            <text:p>0.3067001778</text:p>
          </table:table-cell>
          <table:table-cell office:value-type="float" office:value="53.1460928616868">
            <text:p>53.1460928617</text:p>
          </table:table-cell>
          <table:table-cell table:number-columns-repeated="4"/>
        </table:table-row>
        <table:table-row table:style-name="ro1">
          <table:table-cell table:formula="of:=[.A142]+0.005" office:value-type="float" office:value="0.705000000000001">
            <text:p>0.705</text:p>
          </table:table-cell>
          <table:table-cell office:value-type="float" office:value="0.319835205989256">
            <text:p>0.319835206</text:p>
          </table:table-cell>
          <table:table-cell office:value-type="float" office:value="52.324318367513">
            <text:p>52.3243183675</text:p>
          </table:table-cell>
          <table:table-cell table:number-columns-repeated="4"/>
        </table:table-row>
        <table:table-row table:style-name="ro1">
          <table:table-cell table:formula="of:=[.A143]+0.005" office:value-type="float" office:value="0.710000000000001">
            <text:p>0.71</text:p>
          </table:table-cell>
          <table:table-cell office:value-type="float" office:value="0.327552331142187">
            <text:p>0.3275523311</text:p>
          </table:table-cell>
          <table:table-cell office:value-type="float" office:value="51.3599134289207">
            <text:p>51.3599134289</text:p>
          </table:table-cell>
          <table:table-cell table:number-columns-repeated="4"/>
        </table:table-row>
        <table:table-row table:style-name="ro1">
          <table:table-cell table:formula="of:=[.A144]+0.005" office:value-type="float" office:value="0.715000000000001">
            <text:p>0.715</text:p>
          </table:table-cell>
          <table:table-cell office:value-type="float" office:value="0.319060921527813">
            <text:p>0.3190609215</text:p>
          </table:table-cell>
          <table:table-cell office:value-type="float" office:value="51.9548482973598">
            <text:p>51.9548482974</text:p>
          </table:table-cell>
          <table:table-cell table:number-columns-repeated="4"/>
        </table:table-row>
        <table:table-row table:style-name="ro1">
          <table:table-cell table:formula="of:=[.A145]+0.005" office:value-type="float" office:value="0.72">
            <text:p>0.72</text:p>
          </table:table-cell>
          <table:table-cell office:value-type="float" office:value="0.327063472400019">
            <text:p>0.3270634724</text:p>
          </table:table-cell>
          <table:table-cell office:value-type="float" office:value="50.5845155848942">
            <text:p>50.5845155849</text:p>
          </table:table-cell>
          <table:table-cell table:number-columns-repeated="4"/>
        </table:table-row>
        <table:table-row table:style-name="ro1">
          <table:table-cell table:formula="of:=[.A146]+0.005" office:value-type="float" office:value="0.725000000000001">
            <text:p>0.725</text:p>
          </table:table-cell>
          <table:table-cell office:value-type="float" office:value="0.332062719997169">
            <text:p>0.33206272</text:p>
          </table:table-cell>
          <table:table-cell office:value-type="float" office:value="49.7689758328419">
            <text:p>49.7689758328</text:p>
          </table:table-cell>
          <table:table-cell table:number-columns-repeated="4"/>
        </table:table-row>
        <table:table-row table:style-name="ro1">
          <table:table-cell table:formula="of:=[.A147]+0.005" office:value-type="float" office:value="0.730000000000001">
            <text:p>0.73</text:p>
          </table:table-cell>
          <table:table-cell office:value-type="float" office:value="0.318304369624197">
            <text:p>0.3183043696</text:p>
          </table:table-cell>
          <table:table-cell office:value-type="float" office:value="52.5580174618387">
            <text:p>52.5580174618</text:p>
          </table:table-cell>
          <table:table-cell table:number-columns-repeated="4"/>
        </table:table-row>
        <table:table-row table:style-name="ro1">
          <table:table-cell table:formula="of:=[.A148]+0.005" office:value-type="float" office:value="0.735000000000001">
            <text:p>0.735</text:p>
          </table:table-cell>
          <table:table-cell office:value-type="float" office:value="0.312442918969885">
            <text:p>0.312442919</text:p>
          </table:table-cell>
          <table:table-cell office:value-type="float" office:value="52.8771555162485">
            <text:p>52.8771555162</text:p>
          </table:table-cell>
          <table:table-cell table:number-columns-repeated="4"/>
        </table:table-row>
        <table:table-row table:style-name="ro1">
          <table:table-cell table:formula="of:=[.A149]+0.005" office:value-type="float" office:value="0.740000000000001">
            <text:p>0.74</text:p>
          </table:table-cell>
          <table:table-cell office:value-type="float" office:value="0.298682205031992">
            <text:p>0.298682205</text:p>
          </table:table-cell>
          <table:table-cell office:value-type="float" office:value="56.3915805441598">
            <text:p>56.3915805442</text:p>
          </table:table-cell>
          <table:table-cell table:number-columns-repeated="4"/>
        </table:table-row>
        <table:table-row table:style-name="ro1">
          <table:table-cell table:formula="of:=[.A150]+0.005" office:value-type="float" office:value="0.745000000000001">
            <text:p>0.745</text:p>
          </table:table-cell>
          <table:table-cell office:value-type="float" office:value="0.319312891159651">
            <text:p>0.3193128912</text:p>
          </table:table-cell>
          <table:table-cell office:value-type="float" office:value="53.245342808411">
            <text:p>53.2453428084</text:p>
          </table:table-cell>
          <table:table-cell table:number-columns-repeated="4"/>
        </table:table-row>
        <table:table-row table:style-name="ro1">
          <table:table-cell table:formula="of:=[.A151]+0.005" office:value-type="float" office:value="0.750000000000001">
            <text:p>0.75</text:p>
          </table:table-cell>
          <table:table-cell office:value-type="float" office:value="0.30458548067999">
            <text:p>0.3045854807</text:p>
          </table:table-cell>
          <table:table-cell office:value-type="float" office:value="56.1468520354853">
            <text:p>56.1468520355</text:p>
          </table:table-cell>
          <table:table-cell table:number-columns-repeated="4"/>
        </table:table-row>
        <table:table-row table:style-name="ro1">
          <table:table-cell table:formula="of:=[.A152]+0.005" office:value-type="float" office:value="0.755000000000001">
            <text:p>0.755</text:p>
          </table:table-cell>
          <table:table-cell office:value-type="float" office:value="0.297912954339117">
            <text:p>0.2979129543</text:p>
          </table:table-cell>
          <table:table-cell office:value-type="float" office:value="57.0407491125429">
            <text:p>57.0407491125</text:p>
          </table:table-cell>
          <table:table-cell table:number-columns-repeated="4"/>
        </table:table-row>
        <table:table-row table:style-name="ro1">
          <table:table-cell table:formula="of:=[.A153]+0.005" office:value-type="float" office:value="0.760000000000001">
            <text:p>0.76</text:p>
          </table:table-cell>
          <table:table-cell office:value-type="float" office:value="0.283207601941507">
            <text:p>0.2832076019</text:p>
          </table:table-cell>
          <table:table-cell office:value-type="float" office:value="58.7280014522971">
            <text:p>58.7280014523</text:p>
          </table:table-cell>
          <table:table-cell table:number-columns-repeated="4"/>
        </table:table-row>
        <table:table-row table:style-name="ro1">
          <table:table-cell table:formula="of:=[.A154]+0.005" office:value-type="float" office:value="0.765000000000001">
            <text:p>0.765</text:p>
          </table:table-cell>
          <table:table-cell office:value-type="float" office:value="0.293654217914509">
            <text:p>0.2936542179</text:p>
          </table:table-cell>
          <table:table-cell office:value-type="float" office:value="59.6237825699897">
            <text:p>59.62378257</text:p>
          </table:table-cell>
          <table:table-cell table:number-columns-repeated="4"/>
        </table:table-row>
        <table:table-row table:style-name="ro1">
          <table:table-cell table:formula="of:=[.A155]+0.005" office:value-type="float" office:value="0.770000000000001">
            <text:p>0.77</text:p>
          </table:table-cell>
          <table:table-cell office:value-type="float" office:value="0.299837138243165">
            <text:p>0.2998371382</text:p>
          </table:table-cell>
          <table:table-cell office:value-type="float" office:value="58.0494483749578">
            <text:p>58.049448375</text:p>
          </table:table-cell>
          <table:table-cell table:number-columns-repeated="4"/>
        </table:table-row>
        <table:table-row table:style-name="ro1">
          <table:table-cell table:formula="of:=[.A156]+0.005" office:value-type="float" office:value="0.775000000000001">
            <text:p>0.775</text:p>
          </table:table-cell>
          <table:table-cell office:value-type="float" office:value="0.327345274812989">
            <text:p>0.3273452748</text:p>
          </table:table-cell>
          <table:table-cell office:value-type="float" office:value="54.2886922522099">
            <text:p>54.2886922522</text:p>
          </table:table-cell>
          <table:table-cell table:number-columns-repeated="4"/>
        </table:table-row>
        <table:table-row table:style-name="ro1">
          <table:table-cell table:formula="of:=[.A157]+0.005" office:value-type="float" office:value="0.780000000000001">
            <text:p>0.78</text:p>
          </table:table-cell>
          <table:table-cell office:value-type="float" office:value="0.302851805821521">
            <text:p>0.3028518058</text:p>
          </table:table-cell>
          <table:table-cell office:value-type="float" office:value="60.7445382862944">
            <text:p>60.7445382863</text:p>
          </table:table-cell>
          <table:table-cell table:number-columns-repeated="4"/>
        </table:table-row>
        <table:table-row table:style-name="ro1">
          <table:table-cell table:formula="of:=[.A158]+0.005" office:value-type="float" office:value="0.785000000000001">
            <text:p>0.785</text:p>
          </table:table-cell>
          <table:table-cell office:value-type="float" office:value="0.302150991600347">
            <text:p>0.3021509916</text:p>
          </table:table-cell>
          <table:table-cell office:value-type="float" office:value="60.3455911579815">
            <text:p>60.345591158</text:p>
          </table:table-cell>
          <table:table-cell table:number-columns-repeated="4"/>
        </table:table-row>
        <table:table-row table:style-name="ro1">
          <table:table-cell table:formula="of:=[.A159]+0.005" office:value-type="float" office:value="0.790000000000001">
            <text:p>0.79</text:p>
          </table:table-cell>
          <table:table-cell office:value-type="float" office:value="0.313471899386953">
            <text:p>0.3134718994</text:p>
          </table:table-cell>
          <table:table-cell office:value-type="float" office:value="58.5251512439175">
            <text:p>58.5251512439</text:p>
          </table:table-cell>
          <table:table-cell table:number-columns-repeated="4"/>
        </table:table-row>
        <table:table-row table:style-name="ro1">
          <table:table-cell table:formula="of:=[.A160]+0.005" office:value-type="float" office:value="0.795000000000001">
            <text:p>0.795</text:p>
          </table:table-cell>
          <table:table-cell office:value-type="float" office:value="0.330985812075997">
            <text:p>0.3309858121</text:p>
          </table:table-cell>
          <table:table-cell office:value-type="float" office:value="55.3480380968133">
            <text:p>55.3480380968</text:p>
          </table:table-cell>
          <table:table-cell table:number-columns-repeated="4"/>
        </table:table-row>
        <table:table-row table:style-name="ro1">
          <table:table-cell table:formula="of:=[.A161]+0.005" office:value-type="float" office:value="0.800000000000001">
            <text:p>0.8</text:p>
          </table:table-cell>
          <table:table-cell office:value-type="float" office:value="0.318450612963082">
            <text:p>0.318450613</text:p>
          </table:table-cell>
          <table:table-cell office:value-type="float" office:value="58.2802240632377">
            <text:p>58.2802240632</text:p>
          </table:table-cell>
          <table:table-cell table:number-columns-repeated="4"/>
        </table:table-row>
        <table:table-row table:style-name="ro1">
          <table:table-cell table:formula="of:=[.A162]+0.005" office:value-type="float" office:value="0.805000000000001">
            <text:p>0.805</text:p>
          </table:table-cell>
          <table:table-cell office:value-type="float" office:value="0.308884006195498">
            <text:p>0.3088840062</text:p>
          </table:table-cell>
          <table:table-cell office:value-type="float" office:value="59.86291389055">
            <text:p>59.8629138906</text:p>
          </table:table-cell>
          <table:table-cell table:number-columns-repeated="4"/>
        </table:table-row>
        <table:table-row table:style-name="ro1">
          <table:table-cell table:formula="of:=[.A163]+0.005" office:value-type="float" office:value="0.810000000000001">
            <text:p>0.81</text:p>
          </table:table-cell>
          <table:table-cell office:value-type="float" office:value="0.312362051941801">
            <text:p>0.3123620519</text:p>
          </table:table-cell>
          <table:table-cell office:value-type="float" office:value="59.9884327828282">
            <text:p>59.9884327828</text:p>
          </table:table-cell>
          <table:table-cell table:number-columns-repeated="4"/>
        </table:table-row>
        <table:table-row table:style-name="ro1">
          <table:table-cell table:formula="of:=[.A164]+0.005" office:value-type="float" office:value="0.815000000000001">
            <text:p>0.815</text:p>
          </table:table-cell>
          <table:table-cell office:value-type="float" office:value="0.298899509347353">
            <text:p>0.2988995093</text:p>
          </table:table-cell>
          <table:table-cell office:value-type="float" office:value="61.1546392022099">
            <text:p>61.1546392022</text:p>
          </table:table-cell>
          <table:table-cell table:number-columns-repeated="4"/>
        </table:table-row>
        <table:table-row table:style-name="ro1">
          <table:table-cell table:formula="of:=[.A165]+0.005" office:value-type="float" office:value="0.820000000000001">
            <text:p>0.82</text:p>
          </table:table-cell>
          <table:table-cell office:value-type="float" office:value="0.301258879256361">
            <text:p>0.3012588793</text:p>
          </table:table-cell>
          <table:table-cell office:value-type="float" office:value="59.4007424714738">
            <text:p>59.4007424715</text:p>
          </table:table-cell>
          <table:table-cell table:number-columns-repeated="4"/>
        </table:table-row>
        <table:table-row table:style-name="ro1">
          <table:table-cell table:formula="of:=[.A166]+0.005" office:value-type="float" office:value="0.825000000000001">
            <text:p>0.825</text:p>
          </table:table-cell>
          <table:table-cell office:value-type="float" office:value="0.288839298987308">
            <text:p>0.288839299</text:p>
          </table:table-cell>
          <table:table-cell office:value-type="float" office:value="61.4614804898418">
            <text:p>61.4614804898</text:p>
          </table:table-cell>
          <table:table-cell table:number-columns-repeated="4"/>
        </table:table-row>
        <table:table-row table:style-name="ro1">
          <table:table-cell table:formula="of:=[.A167]+0.005" office:value-type="float" office:value="0.830000000000001">
            <text:p>0.83</text:p>
          </table:table-cell>
          <table:table-cell office:value-type="float" office:value="0.275956701285538">
            <text:p>0.2759567013</text:p>
          </table:table-cell>
          <table:table-cell office:value-type="float" office:value="63.160061133724">
            <text:p>63.1600611337</text:p>
          </table:table-cell>
          <table:table-cell table:number-columns-repeated="4"/>
        </table:table-row>
        <table:table-row table:style-name="ro1">
          <table:table-cell table:formula="of:=[.A168]+0.005" office:value-type="float" office:value="0.835000000000001">
            <text:p>0.835</text:p>
          </table:table-cell>
          <table:table-cell office:value-type="float" office:value="0.285059083372789">
            <text:p>0.2850590834</text:p>
          </table:table-cell>
          <table:table-cell office:value-type="float" office:value="59.6068775485716">
            <text:p>59.6068775486</text:p>
          </table:table-cell>
          <table:table-cell table:number-columns-repeated="4"/>
        </table:table-row>
        <table:table-row table:style-name="ro1">
          <table:table-cell table:formula="of:=[.A169]+0.005" office:value-type="float" office:value="0.840000000000001">
            <text:p>0.84</text:p>
          </table:table-cell>
          <table:table-cell office:value-type="float" office:value="0.279439567054772">
            <text:p>0.2794395671</text:p>
          </table:table-cell>
          <table:table-cell office:value-type="float" office:value="60.1916868542615">
            <text:p>60.1916868543</text:p>
          </table:table-cell>
          <table:table-cell table:number-columns-repeated="4"/>
        </table:table-row>
        <table:table-row table:style-name="ro1">
          <table:table-cell table:formula="of:=[.A170]+0.005" office:value-type="float" office:value="0.845000000000001">
            <text:p>0.845</text:p>
          </table:table-cell>
          <table:table-cell office:value-type="float" office:value="0.288799095875318">
            <text:p>0.2887990959</text:p>
          </table:table-cell>
          <table:table-cell office:value-type="float" office:value="60.830075263997">
            <text:p>60.830075264</text:p>
          </table:table-cell>
          <table:table-cell table:number-columns-repeated="4"/>
        </table:table-row>
        <table:table-row table:style-name="ro1">
          <table:table-cell table:formula="of:=[.A171]+0.005" office:value-type="float" office:value="0.850000000000001">
            <text:p>0.85</text:p>
          </table:table-cell>
          <table:table-cell office:value-type="float" office:value="0.271416657823179">
            <text:p>0.2714166578</text:p>
          </table:table-cell>
          <table:table-cell office:value-type="float" office:value="62.1916441459556">
            <text:p>62.191644146</text:p>
          </table:table-cell>
          <table:table-cell table:number-columns-repeated="4"/>
        </table:table-row>
        <table:table-row table:style-name="ro1">
          <table:table-cell table:formula="of:=[.A172]+0.005" office:value-type="float" office:value="0.855000000000001">
            <text:p>0.855</text:p>
          </table:table-cell>
          <table:table-cell office:value-type="float" office:value="0.295585350129842">
            <text:p>0.2955853501</text:p>
          </table:table-cell>
          <table:table-cell office:value-type="float" office:value="57.6069259021236">
            <text:p>57.6069259021</text:p>
          </table:table-cell>
          <table:table-cell table:number-columns-repeated="4"/>
        </table:table-row>
        <table:table-row table:style-name="ro1">
          <table:table-cell table:formula="of:=[.A173]+0.005" office:value-type="float" office:value="0.860000000000001">
            <text:p>0.86</text:p>
          </table:table-cell>
          <table:table-cell office:value-type="float" office:value="0.332614317119392">
            <text:p>0.3326143171</text:p>
          </table:table-cell>
          <table:table-cell office:value-type="float" office:value="54.3089049327936">
            <text:p>54.3089049328</text:p>
          </table:table-cell>
          <table:table-cell table:number-columns-repeated="4"/>
        </table:table-row>
        <table:table-row table:style-name="ro1">
          <table:table-cell table:formula="of:=[.A174]+0.005" office:value-type="float" office:value="0.865000000000001">
            <text:p>0.865</text:p>
          </table:table-cell>
          <table:table-cell office:value-type="float" office:value="0.336906023172831">
            <text:p>0.3369060232</text:p>
          </table:table-cell>
          <table:table-cell office:value-type="float" office:value="54.5360019341145">
            <text:p>54.5360019341</text:p>
          </table:table-cell>
          <table:table-cell table:number-columns-repeated="4"/>
        </table:table-row>
        <table:table-row table:style-name="ro1">
          <table:table-cell table:formula="of:=[.A175]+0.005" office:value-type="float" office:value="0.870000000000001">
            <text:p>0.87</text:p>
          </table:table-cell>
          <table:table-cell office:value-type="float" office:value="0.344681393866154">
            <text:p>0.3446813939</text:p>
          </table:table-cell>
          <table:table-cell office:value-type="float" office:value="50.9671354570518">
            <text:p>50.9671354571</text:p>
          </table:table-cell>
          <table:table-cell table:number-columns-repeated="4"/>
        </table:table-row>
        <table:table-row table:style-name="ro1">
          <table:table-cell table:formula="of:=[.A176]+0.005" office:value-type="float" office:value="0.875000000000001">
            <text:p>0.875</text:p>
          </table:table-cell>
          <table:table-cell office:value-type="float" office:value="0.342058780634378">
            <text:p>0.3420587806</text:p>
          </table:table-cell>
          <table:table-cell office:value-type="float" office:value="51.6525029704044">
            <text:p>51.6525029704</text:p>
          </table:table-cell>
          <table:table-cell table:number-columns-repeated="4"/>
        </table:table-row>
        <table:table-row table:style-name="ro1">
          <table:table-cell table:formula="of:=[.A177]+0.005" office:value-type="float" office:value="0.880000000000001">
            <text:p>0.88</text:p>
          </table:table-cell>
          <table:table-cell office:value-type="float" office:value="0.343323694326666">
            <text:p>0.3433236943</text:p>
          </table:table-cell>
          <table:table-cell office:value-type="float" office:value="49.7295978028439">
            <text:p>49.7295978028</text:p>
          </table:table-cell>
          <table:table-cell table:number-columns-repeated="4"/>
        </table:table-row>
        <table:table-row table:style-name="ro1">
          <table:table-cell table:formula="of:=[.A178]+0.005" office:value-type="float" office:value="0.885000000000001">
            <text:p>0.885</text:p>
          </table:table-cell>
          <table:table-cell office:value-type="float" office:value="0.346490883298283">
            <text:p>0.3464908833</text:p>
          </table:table-cell>
          <table:table-cell office:value-type="float" office:value="48.8004648031329">
            <text:p>48.8004648031</text:p>
          </table:table-cell>
          <table:table-cell table:number-columns-repeated="4"/>
        </table:table-row>
        <table:table-row table:style-name="ro1">
          <table:table-cell table:formula="of:=[.A179]+0.005" office:value-type="float" office:value="0.890000000000001">
            <text:p>0.89</text:p>
          </table:table-cell>
          <table:table-cell office:value-type="float" office:value="0.331506561092894">
            <text:p>0.3315065611</text:p>
          </table:table-cell>
          <table:table-cell office:value-type="float" office:value="51.149542209098">
            <text:p>51.1495422091</text:p>
          </table:table-cell>
          <table:table-cell table:number-columns-repeated="4"/>
        </table:table-row>
        <table:table-row table:style-name="ro1">
          <table:table-cell table:formula="of:=[.A180]+0.005" office:value-type="float" office:value="0.895000000000001">
            <text:p>0.895</text:p>
          </table:table-cell>
          <table:table-cell office:value-type="float" office:value="0.329831182360009">
            <text:p>0.3298311824</text:p>
          </table:table-cell>
          <table:table-cell office:value-type="float" office:value="50.3025367338061">
            <text:p>50.3025367338</text:p>
          </table:table-cell>
          <table:table-cell table:number-columns-repeated="4"/>
        </table:table-row>
        <table:table-row table:style-name="ro1">
          <table:table-cell table:formula="of:=[.A181]+0.005" office:value-type="float" office:value="0.900000000000001">
            <text:p>0.9</text:p>
          </table:table-cell>
          <table:table-cell office:value-type="float" office:value="0.340661009857317">
            <text:p>0.3406610099</text:p>
          </table:table-cell>
          <table:table-cell office:value-type="float" office:value="49.5785145225413">
            <text:p>49.5785145225</text:p>
          </table:table-cell>
          <table:table-cell table:number-columns-repeated="4"/>
        </table:table-row>
        <table:table-row table:style-name="ro1">
          <table:table-cell table:formula="of:=[.A182]+0.005" office:value-type="float" office:value="0.905000000000001">
            <text:p>0.905</text:p>
          </table:table-cell>
          <table:table-cell office:value-type="float" office:value="0.332460395997647">
            <text:p>0.332460396</text:p>
          </table:table-cell>
          <table:table-cell office:value-type="float" office:value="50.3095836212728">
            <text:p>50.3095836213</text:p>
          </table:table-cell>
          <table:table-cell table:number-columns-repeated="4"/>
        </table:table-row>
        <table:table-row table:style-name="ro1">
          <table:table-cell table:formula="of:=[.A183]+0.005" office:value-type="float" office:value="0.910000000000001">
            <text:p>0.91</text:p>
          </table:table-cell>
          <table:table-cell office:value-type="float" office:value="0.330364682565874">
            <text:p>0.3303646826</text:p>
          </table:table-cell>
          <table:table-cell office:value-type="float" office:value="50.1987904069492">
            <text:p>50.1987904069</text:p>
          </table:table-cell>
          <table:table-cell table:number-columns-repeated="4"/>
        </table:table-row>
        <table:table-row table:style-name="ro1">
          <table:table-cell table:formula="of:=[.A184]+0.005" office:value-type="float" office:value="0.915000000000001">
            <text:p>0.915</text:p>
          </table:table-cell>
          <table:table-cell office:value-type="float" office:value="0.341511201900031">
            <text:p>0.3415112019</text:p>
          </table:table-cell>
          <table:table-cell office:value-type="float" office:value="49.4311602264238">
            <text:p>49.4311602264</text:p>
          </table:table-cell>
          <table:table-cell table:number-columns-repeated="4"/>
        </table:table-row>
        <table:table-row table:style-name="ro1">
          <table:table-cell table:formula="of:=[.A185]+0.005" office:value-type="float" office:value="0.920000000000001">
            <text:p>0.92</text:p>
          </table:table-cell>
          <table:table-cell office:value-type="float" office:value="0.335641523675898">
            <text:p>0.3356415237</text:p>
          </table:table-cell>
          <table:table-cell office:value-type="float" office:value="50.6622475648178">
            <text:p>50.6622475648</text:p>
          </table:table-cell>
          <table:table-cell table:number-columns-repeated="4"/>
        </table:table-row>
        <table:table-row table:style-name="ro1">
          <table:table-cell table:formula="of:=[.A186]+0.005" office:value-type="float" office:value="0.925000000000001">
            <text:p>0.925</text:p>
          </table:table-cell>
          <table:table-cell office:value-type="float" office:value="0.355266833020974">
            <text:p>0.355266833</text:p>
          </table:table-cell>
          <table:table-cell office:value-type="float" office:value="47.8250951486515">
            <text:p>47.8250951487</text:p>
          </table:table-cell>
          <table:table-cell table:number-columns-repeated="4"/>
        </table:table-row>
        <table:table-row table:style-name="ro1">
          <table:table-cell table:formula="of:=[.A187]+0.005" office:value-type="float" office:value="0.930000000000001">
            <text:p>0.93</text:p>
          </table:table-cell>
          <table:table-cell office:value-type="float" office:value="0.364714186805382">
            <text:p>0.3647141868</text:p>
          </table:table-cell>
          <table:table-cell office:value-type="float" office:value="45.6611698416959">
            <text:p>45.6611698417</text:p>
          </table:table-cell>
          <table:table-cell table:number-columns-repeated="4"/>
        </table:table-row>
        <table:table-row table:style-name="ro1">
          <table:table-cell table:formula="of:=[.A188]+0.005" office:value-type="float" office:value="0.935000000000001">
            <text:p>0.935</text:p>
          </table:table-cell>
          <table:table-cell office:value-type="float" office:value="0.35979659819526">
            <text:p>0.3597965982</text:p>
          </table:table-cell>
          <table:table-cell office:value-type="float" office:value="47.2692121884193">
            <text:p>47.2692121884</text:p>
          </table:table-cell>
          <table:table-cell table:number-columns-repeated="4"/>
        </table:table-row>
        <table:table-row table:style-name="ro1">
          <table:table-cell table:formula="of:=[.A189]+0.005" office:value-type="float" office:value="0.940000000000001">
            <text:p>0.94</text:p>
          </table:table-cell>
          <table:table-cell office:value-type="float" office:value="0.364512834409208">
            <text:p>0.3645128344</text:p>
          </table:table-cell>
          <table:table-cell office:value-type="float" office:value="48.5053272920992">
            <text:p>48.5053272921</text:p>
          </table:table-cell>
          <table:table-cell table:number-columns-repeated="4"/>
        </table:table-row>
        <table:table-row table:style-name="ro1">
          <table:table-cell table:formula="of:=[.A190]+0.005" office:value-type="float" office:value="0.945000000000001">
            <text:p>0.945</text:p>
          </table:table-cell>
          <table:table-cell office:value-type="float" office:value="0.355944803270855">
            <text:p>0.3559448033</text:p>
          </table:table-cell>
          <table:table-cell office:value-type="float" office:value="49.0293450764923">
            <text:p>49.0293450765</text:p>
          </table:table-cell>
          <table:table-cell table:number-columns-repeated="4"/>
        </table:table-row>
        <table:table-row table:style-name="ro1">
          <table:table-cell table:formula="of:=[.A191]+0.005" office:value-type="float" office:value="0.950000000000001">
            <text:p>0.95</text:p>
          </table:table-cell>
          <table:table-cell office:value-type="float" office:value="0.349019295026716">
            <text:p>0.349019295</text:p>
          </table:table-cell>
          <table:table-cell office:value-type="float" office:value="51.9882675237309">
            <text:p>51.9882675237</text:p>
          </table:table-cell>
          <table:table-cell table:number-columns-repeated="4"/>
        </table:table-row>
        <table:table-row table:style-name="ro1">
          <table:table-cell table:formula="of:=[.A192]+0.005" office:value-type="float" office:value="0.955000000000001">
            <text:p>0.955</text:p>
          </table:table-cell>
          <table:table-cell office:value-type="float" office:value="0.363892470434334">
            <text:p>0.3638924704</text:p>
          </table:table-cell>
          <table:table-cell office:value-type="float" office:value="49.0007942424387">
            <text:p>49.0007942424</text:p>
          </table:table-cell>
          <table:table-cell table:number-columns-repeated="4"/>
        </table:table-row>
        <table:table-row table:style-name="ro1">
          <table:table-cell table:formula="of:=[.A193]+0.005" office:value-type="float" office:value="0.960000000000001">
            <text:p>0.96</text:p>
          </table:table-cell>
          <table:table-cell office:value-type="float" office:value="0.352338023800827">
            <text:p>0.3523380238</text:p>
          </table:table-cell>
          <table:table-cell office:value-type="float" office:value="50.8578306697136">
            <text:p>50.8578306697</text:p>
          </table:table-cell>
          <table:table-cell table:number-columns-repeated="4"/>
        </table:table-row>
        <table:table-row table:style-name="ro1">
          <table:table-cell table:formula="of:=[.A194]+0.005" office:value-type="float" office:value="0.965000000000001">
            <text:p>0.965</text:p>
          </table:table-cell>
          <table:table-cell office:value-type="float" office:value="0.32767587921309">
            <text:p>0.3276758792</text:p>
          </table:table-cell>
          <table:table-cell office:value-type="float" office:value="55.5800792746364">
            <text:p>55.5800792746</text:p>
          </table:table-cell>
          <table:table-cell table:number-columns-repeated="4"/>
        </table:table-row>
        <table:table-row table:style-name="ro1">
          <table:table-cell table:formula="of:=[.A195]+0.005" office:value-type="float" office:value="0.970000000000001">
            <text:p>0.97</text:p>
          </table:table-cell>
          <table:table-cell office:value-type="float" office:value="0.350002365449342">
            <text:p>0.3500023654</text:p>
          </table:table-cell>
          <table:table-cell office:value-type="float" office:value="51.4866079299294">
            <text:p>51.4866079299</text:p>
          </table:table-cell>
          <table:table-cell table:number-columns-repeated="4"/>
        </table:table-row>
        <table:table-row table:style-name="ro1">
          <table:table-cell table:formula="of:=[.A196]+0.005" office:value-type="float" office:value="0.975000000000001">
            <text:p>0.975</text:p>
          </table:table-cell>
          <table:table-cell office:value-type="float" office:value="0.355677951744445">
            <text:p>0.3556779517</text:p>
          </table:table-cell>
          <table:table-cell office:value-type="float" office:value="49.9161407491655">
            <text:p>49.9161407492</text:p>
          </table:table-cell>
          <table:table-cell table:number-columns-repeated="4"/>
        </table:table-row>
        <table:table-row table:style-name="ro1">
          <table:table-cell table:formula="of:=[.A197]+0.005" office:value-type="float" office:value="0.980000000000001">
            <text:p>0.98</text:p>
          </table:table-cell>
          <table:table-cell office:value-type="float" office:value="0.353769245144719">
            <text:p>0.3537692451</text:p>
          </table:table-cell>
          <table:table-cell office:value-type="float" office:value="50.8950090509475">
            <text:p>50.8950090509</text:p>
          </table:table-cell>
          <table:table-cell table:number-columns-repeated="4"/>
        </table:table-row>
        <table:table-row table:style-name="ro1">
          <table:table-cell table:formula="of:=[.A198]+0.005" office:value-type="float" office:value="0.985000000000001">
            <text:p>0.985</text:p>
          </table:table-cell>
          <table:table-cell office:value-type="float" office:value="0.357668096138597">
            <text:p>0.3576680961</text:p>
          </table:table-cell>
          <table:table-cell office:value-type="float" office:value="50.8709420292636">
            <text:p>50.8709420293</text:p>
          </table:table-cell>
          <table:table-cell table:number-columns-repeated="4"/>
        </table:table-row>
        <table:table-row table:style-name="ro1">
          <table:table-cell table:formula="of:=[.A199]+0.005" office:value-type="float" office:value="0.990000000000001">
            <text:p>0.99</text:p>
          </table:table-cell>
          <table:table-cell office:value-type="float" office:value="0.376410047742403">
            <text:p>0.3764100477</text:p>
          </table:table-cell>
          <table:table-cell office:value-type="float" office:value="50.1452930636972">
            <text:p>50.1452930637</text:p>
          </table:table-cell>
          <table:table-cell table:number-columns-repeated="4"/>
        </table:table-row>
        <table:table-row table:style-name="ro1">
          <table:table-cell table:formula="of:=[.A200]+0.005" office:value-type="float" office:value="0.995000000000001">
            <text:p>0.995</text:p>
          </table:table-cell>
          <table:table-cell office:value-type="float" office:value="0.378632044784433">
            <text:p>0.3786320448</text:p>
          </table:table-cell>
          <table:table-cell office:value-type="float" office:value="50.6369503128092">
            <text:p>50.6369503128</text:p>
          </table:table-cell>
          <table:table-cell table:number-columns-repeated="4"/>
        </table:table-row>
        <table:table-row table:style-name="ro1">
          <table:table-cell table:formula="of:=[.A201]+0.005" office:value-type="float" office:value="1">
            <text:p>1</text:p>
          </table:table-cell>
          <table:table-cell office:value-type="float" office:value="0.376475750761452">
            <text:p>0.3764757508</text:p>
          </table:table-cell>
          <table:table-cell office:value-type="float" office:value="51.520627059342">
            <text:p>51.5206270593</text:p>
          </table:table-cell>
          <table:table-cell table:number-columns-repeated="4"/>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8">
      <number:number number:decimal-places="10" number:min-integer-digits="1"/>
    </number:number-style>
    <number:number-style style:name="N119">
      <number:number number:decimal-places="11" number:min-integer-digits="1"/>
    </number:number-style>
    <number:number-style style:name="N120">
      <number:number number:decimal-places="12" number:min-integer-digits="1"/>
    </number:number-style>
    <number:number-style style:name="N121">
      <number:number number:decimal-places="9" number:min-integer-digits="1"/>
    </number:number-style>
    <number:number-style style:name="N122">
      <number:number number:decimal-places="8" number:min-integer-digits="1"/>
    </number:number-style>
    <number:number-style style:name="N123">
      <number:number number:decimal-places="7" number:min-integer-digits="1"/>
    </number:number-style>
    <number:number-style style:name="N124">
      <number:number number:decimal-places="6" number:min-integer-digits="1"/>
    </number:number-style>
    <number:number-style style:name="N125">
      <number:number number:decimal-places="5" number:min-integer-digits="1"/>
    </number:number-style>
    <number:number-style style:name="N126">
      <number:number number:decimal-places="4"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3">06/13/2016</text:date>, <text:time>12:29: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0:36:47</meta:creation-date>
    <dc:date>2016-06-13T12:29:00</dc:date>
    <meta:editing-duration>P3DT21H32M37S</meta:editing-duration>
    <meta:editing-cycles>6</meta:editing-cycles>
    <meta:generator>OpenOffice/4.1.2$Unix OpenOffice.org_project/412m3$Build-9782</meta:generator>
    <meta:document-statistic meta:table-count="3" meta:cell-count="793"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2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2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6">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8" style:family="chart" style:data-style-name="N126">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22cm" svg:height="7.231cm" xlink:href=".." xlink:type="simple" chart:class="chart:line" chart:style-name="ch1">
        <chart:title svg:x="3.954cm" svg:y="0.279cm" chart:style-name="ch2">
          <text:p>Heston Euler: Price vs Strike</text:p>
        </chart:title>
        <chart:plot-area chart:style-name="ch3" table:cell-range-address="Prices.B6:Prices.C12 Prices.E6:Prices.E12" chart:data-source-has-labels="column" svg:x="0.452cm" svg:y="1.499cm" svg:width="12.636cm" svg:height="5.165cm">
          <chartooo:coordinate-region svg:x="1.983cm" svg:y="1.697cm" svg:width="10.808cm" svg:height="4.323cm"/>
          <chart:axis chart:dimension="x" chart:name="primary-x" chart:style-name="ch4" chartooo:axis-type="auto">
            <chartooo:date-scale/>
            <chart:categories table:cell-range-address="Prices.B6:Prices.B12"/>
          </chart:axis>
          <chart:axis chart:dimension="y" chart:name="primary-y" chart:style-name="ch5">
            <chart:grid chart:style-name="ch6" chart:class="major"/>
          </chart:axis>
          <chart:series chart:style-name="ch7" chart:values-cell-range-address="Prices.C6:Prices.C12" chart:class="chart:line">
            <chart:data-point chart:repeated="7"/>
          </chart:series>
          <chart:series chart:style-name="ch8" chart:values-cell-range-address="Prices.E6:Prices.E12"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E</text:p>
              </table:table-cell>
            </table:table-row>
          </table:table-header-rows>
          <table:table-rows>
            <table:table-row>
              <table:table-cell office:value-type="float" office:value="70">
                <text:p>70</text:p>
                <draw:g>
                  <svg:desc>Prices.B6:Prices.B12</svg:desc>
                </draw:g>
              </table:table-cell>
              <table:table-cell office:value-type="float" office:value="35.9742602885352">
                <text:p>35.9742602885352</text:p>
                <draw:g>
                  <svg:desc>Prices.C6:Prices.C12</svg:desc>
                </draw:g>
              </table:table-cell>
              <table:table-cell office:value-type="float" office:value="4.58816742000812">
                <text:p>4.58816742000812</text:p>
                <draw:g>
                  <svg:desc>Prices.E6:Prices.E12</svg:desc>
                </draw:g>
              </table:table-cell>
            </table:table-row>
            <table:table-row>
              <table:table-cell office:value-type="float" office:value="80">
                <text:p>80</text:p>
              </table:table-cell>
              <table:table-cell office:value-type="float" office:value="29.073498632956">
                <text:p>29.073498632956</text:p>
              </table:table-cell>
              <table:table-cell office:value-type="float" office:value="7.48939249749645">
                <text:p>7.48939249749645</text:p>
              </table:table-cell>
            </table:table-row>
            <table:table-row>
              <table:table-cell office:value-type="float" office:value="90">
                <text:p>90</text:p>
              </table:table-cell>
              <table:table-cell office:value-type="float" office:value="23.0667519121908">
                <text:p>23.0667519121908</text:p>
              </table:table-cell>
              <table:table-cell office:value-type="float" office:value="11.2846325097988">
                <text:p>11.2846325097988</text:p>
              </table:table-cell>
            </table:table-row>
            <table:table-row>
              <table:table-cell office:value-type="float" office:value="100">
                <text:p>100</text:p>
              </table:table-cell>
              <table:table-cell office:value-type="float" office:value="17.9601530912774">
                <text:p>17.9601530912774</text:p>
              </table:table-cell>
              <table:table-cell office:value-type="float" office:value="15.980020421953">
                <text:p>15.980020421953</text:p>
              </table:table-cell>
            </table:table-row>
            <table:table-row>
              <table:table-cell office:value-type="float" office:value="110">
                <text:p>110</text:p>
              </table:table-cell>
              <table:table-cell office:value-type="float" office:value="13.7118320956763">
                <text:p>13.7118320956763</text:p>
              </table:table-cell>
              <table:table-cell office:value-type="float" office:value="21.5336861594194">
                <text:p>21.5336861594194</text:p>
              </table:table-cell>
            </table:table-row>
            <table:table-row>
              <table:table-cell office:value-type="float" office:value="120">
                <text:p>120</text:p>
              </table:table-cell>
              <table:table-cell office:value-type="float" office:value="10.2599514028217">
                <text:p>10.2599514028217</text:p>
              </table:table-cell>
              <table:table-cell office:value-type="float" office:value="27.8837921996324">
                <text:p>27.8837921996324</text:p>
              </table:table-cell>
            </table:table-row>
            <table:table-row>
              <table:table-cell office:value-type="float" office:value="130">
                <text:p>130</text:p>
              </table:table-cell>
              <table:table-cell office:value-type="float" office:value="7.53039354316886">
                <text:p>7.53039354316886</text:p>
              </table:table-cell>
              <table:table-cell office:value-type="float" office:value="34.956221073047">
                <text:p>34.95622107304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2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2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6">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8" style:family="chart" style:data-style-name="N126">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962cm" svg:height="7.693cm" xlink:href=".." xlink:type="simple" chart:class="chart:line" chart:style-name="ch1">
        <chart:title svg:x="2.891cm" svg:y="0.288cm" chart:style-name="ch2">
          <text:p>Heston Euler: Price vs Time-to-Maturity</text:p>
        </chart:title>
        <chart:plot-area chart:style-name="ch3" table:cell-range-address="Prices.B18:Prices.C23 Prices.E18:Prices.E23" chart:data-source-has-labels="column" svg:x="0.729cm" svg:y="1.536cm" svg:width="12.675cm" svg:height="5.584cm">
          <chartooo:coordinate-region svg:x="2.26cm" svg:y="1.734cm" svg:width="10.896cm" svg:height="4.742cm"/>
          <chart:axis chart:dimension="x" chart:name="primary-x" chart:style-name="ch4" chartooo:axis-type="auto">
            <chartooo:date-scale/>
            <chart:categories table:cell-range-address="Prices.B18:Prices.B23"/>
          </chart:axis>
          <chart:axis chart:dimension="y" chart:name="primary-y" chart:style-name="ch5">
            <chart:grid chart:style-name="ch6" chart:class="major"/>
          </chart:axis>
          <chart:series chart:style-name="ch7" chart:values-cell-range-address="Prices.C18:Prices.C23" chart:class="chart:line">
            <chart:data-point chart:repeated="6"/>
          </chart:series>
          <chart:series chart:style-name="ch8" chart:values-cell-range-address="Prices.E18:Prices.E23" chart:class="chart:line">
            <chart:data-point chart:repeated="6"/>
          </chart:series>
          <chart:series chart:style-name="ch9" chart:values-cell-range-address="" chart:class="chart:line">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E</text:p>
              </table:table-cell>
            </table:table-row>
          </table:table-header-rows>
          <table:table-rows>
            <table:table-row>
              <table:table-cell office:value-type="float" office:value="0.25">
                <text:p>0</text:p>
                <draw:g>
                  <svg:desc>Prices.B18:Prices.B23</svg:desc>
                </draw:g>
              </table:table-cell>
              <table:table-cell office:value-type="float" office:value="9.03679583950003">
                <text:p>9.03679583950003</text:p>
                <draw:g>
                  <svg:desc>Prices.C18:Prices.C23</svg:desc>
                </draw:g>
              </table:table-cell>
              <table:table-cell office:value-type="float" office:value="8.53804375876827">
                <text:p>8.53804375876827</text:p>
                <draw:g>
                  <svg:desc>Prices.E18:Prices.E23</svg:desc>
                </draw:g>
              </table:table-cell>
            </table:table-row>
            <table:table-row>
              <table:table-cell office:value-type="float" office:value="0.5">
                <text:p>0</text:p>
              </table:table-cell>
              <table:table-cell office:value-type="float" office:value="12.7694798336812">
                <text:p>12.7694798336812</text:p>
              </table:table-cell>
              <table:table-cell office:value-type="float" office:value="11.774463208598">
                <text:p>11.774463208598</text:p>
              </table:table-cell>
            </table:table-row>
            <table:table-row>
              <table:table-cell office:value-type="float" office:value="0.75">
                <text:p>0</text:p>
              </table:table-cell>
              <table:table-cell office:value-type="float" office:value="15.6011599248087">
                <text:p>15.6011599248087</text:p>
              </table:table-cell>
              <table:table-cell office:value-type="float" office:value="14.1123538851149">
                <text:p>14.1123538851149</text:p>
              </table:table-cell>
            </table:table-row>
            <table:table-row>
              <table:table-cell office:value-type="float" office:value="1">
                <text:p/>
              </table:table-cell>
              <table:table-cell office:value-type="float" office:value="17.9601530912774">
                <text:p>17.9601530912774</text:p>
              </table:table-cell>
              <table:table-cell office:value-type="float" office:value="15.980020421953">
                <text:p>15.980020421953</text:p>
              </table:table-cell>
            </table:table-row>
            <table:table-row>
              <table:table-cell office:value-type="float" office:value="1.25">
                <text:p/>
              </table:table-cell>
              <table:table-cell office:value-type="float" office:value="20.0151067469668">
                <text:p>20.0151067469668</text:p>
              </table:table-cell>
              <table:table-cell office:value-type="float" office:value="17.5460979498001">
                <text:p>17.5460979498001</text:p>
              </table:table-cell>
            </table:table-row>
            <table:table-row>
              <table:table-cell office:value-type="float" office:value="1.5">
                <text:p/>
              </table:table-cell>
              <table:table-cell office:value-type="float" office:value="21.8569921807245">
                <text:p>21.8569921807245</text:p>
              </table:table-cell>
              <table:table-cell office:value-type="float" office:value="18.9015455355753">
                <text:p>18.90154553557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2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12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6">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9" style:family="chart" style:data-style-name="N126">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4.461cm" svg:y="0.315cm" chart:style-name="ch2">
          <text:p>Euler Heston: Price vs Correlation</text:p>
        </chart:title>
        <chart:legend chart:legend-position="end" svg:x="13.297cm" svg:y="3.955cm" style:legend-expansion="high" chart:style-name="ch3"/>
        <chart:plot-area chart:style-name="ch4" table:cell-range-address="Prices.B30:Prices.C34 Prices.E30:Prices.E34" chart:data-source-has-labels="column" svg:x="0.77cm" svg:y="1.644cm" svg:width="11.887cm" svg:height="6.756cm">
          <chartooo:coordinate-region svg:x="2.301cm" svg:y="1.842cm" svg:width="10.108cm" svg:height="5.914cm"/>
          <chart:axis chart:dimension="x" chart:name="primary-x" chart:style-name="ch5" chartooo:axis-type="auto">
            <chartooo:date-scale/>
            <chart:categories table:cell-range-address="Prices.B30:Prices.B34"/>
          </chart:axis>
          <chart:axis chart:dimension="y" chart:name="primary-y" chart:style-name="ch6">
            <chart:grid chart:style-name="ch7" chart:class="major"/>
          </chart:axis>
          <chart:series chart:style-name="ch8" chart:values-cell-range-address="Prices.C30:Prices.C34" chart:class="chart:line">
            <chart:data-point chart:repeated="5"/>
          </chart:series>
          <chart:series chart:style-name="ch9" chart:values-cell-range-address="Prices.E30:Prices.E34"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E</text:p>
              </table:table-cell>
            </table:table-row>
          </table:table-header-rows>
          <table:table-rows>
            <table:table-row>
              <table:table-cell office:value-type="float" office:value="-0.8">
                <text:p>-0</text:p>
                <draw:g>
                  <svg:desc>Prices.B30:Prices.B34</svg:desc>
                </draw:g>
              </table:table-cell>
              <table:table-cell office:value-type="float" office:value="17.9601530912774">
                <text:p>17.9601530912774</text:p>
                <draw:g>
                  <svg:desc>Prices.C30:Prices.C34</svg:desc>
                </draw:g>
              </table:table-cell>
              <table:table-cell office:value-type="float" office:value="15.980020421953">
                <text:p>15.980020421953</text:p>
                <draw:g>
                  <svg:desc>Prices.E30:Prices.E34</svg:desc>
                </draw:g>
              </table:table-cell>
            </table:table-row>
            <table:table-row>
              <table:table-cell office:value-type="float" office:value="-0.4">
                <text:p>-0</text:p>
              </table:table-cell>
              <table:table-cell office:value-type="float" office:value="18.1300377847524">
                <text:p>18.1300377847524</text:p>
              </table:table-cell>
              <table:table-cell office:value-type="float" office:value="16.1499051154279">
                <text:p>16.1499051154279</text:p>
              </table:table-cell>
            </table:table-row>
            <table:table-row>
              <table:table-cell office:value-type="float" office:value="0">
                <text:p/>
              </table:table-cell>
              <table:table-cell office:value-type="float" office:value="18.3066852197127">
                <text:p>18.3066852197127</text:p>
              </table:table-cell>
              <table:table-cell office:value-type="float" office:value="16.3265534837745">
                <text:p>16.3265534837745</text:p>
              </table:table-cell>
            </table:table-row>
            <table:table-row>
              <table:table-cell office:value-type="float" office:value="0.4">
                <text:p>0</text:p>
              </table:table-cell>
              <table:table-cell office:value-type="float" office:value="18.4935040373833">
                <text:p>18.4935040373833</text:p>
              </table:table-cell>
              <table:table-cell office:value-type="float" office:value="16.5133713680588">
                <text:p>16.5133713680588</text:p>
              </table:table-cell>
            </table:table-row>
            <table:table-row>
              <table:table-cell office:value-type="float" office:value="0.8">
                <text:p>0</text:p>
              </table:table-cell>
              <table:table-cell office:value-type="float" office:value="18.6996233433333">
                <text:p>18.6996233433333</text:p>
              </table:table-cell>
              <table:table-cell office:value-type="float" office:value="16.7194906740088">
                <text:p>16.719490674008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cm" draw:rotation="0"/>
    <draw:stroke-dash draw:name="Dash_20_1" draw:display-name="Dash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8.202cm" xlink:href=".." xlink:type="simple" chart:class="chart:line" chart:style-name="ch1">
        <chart:title svg:x="6.184cm" svg:y="0.299cm" chart:style-name="ch2">
          <text:p>Sample path
 of Heston Model</text:p>
        </chart:title>
        <chart:legend chart:legend-position="end" svg:x="13.022cm" svg:y="3.803cm" style:legend-expansion="high" chart:style-name="ch3"/>
        <chart:plot-area chart:style-name="ch4" table:cell-range-address="Paths.A2:Paths.A202 Paths.C1:Paths.C202" chart:data-source-has-labels="both" svg:x="0.77cm" svg:y="2.092cm" svg:width="11.612cm" svg:height="5.526cm">
          <chartooo:coordinate-region svg:x="1.612cm" svg:y="2.29cm" svg:width="10.67cm" svg:height="4.289cm"/>
          <chart:axis chart:dimension="x" chart:name="primary-x" chart:style-name="ch5" chartooo:axis-type="auto">
            <chartooo:date-scale/>
            <chart:categories table:cell-range-address="Paths.A2:Paths.A202"/>
          </chart:axis>
          <chart:axis chart:dimension="y" chart:name="primary-y" chart:style-name="ch5">
            <chart:grid chart:style-name="ch6" chart:class="major"/>
          </chart:axis>
          <chart:series chart:style-name="ch7" chart:values-cell-range-address="Paths.C2:Paths.C202" chart:label-cell-address="Paths.C1:Paths.C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ice Path</text:p>
                <draw:g>
                  <svg:desc>Paths.C1:Paths.C1</svg:desc>
                </draw:g>
              </table:table-cell>
            </table:table-row>
          </table:table-header-rows>
          <table:table-rows>
            <table:table-row>
              <table:table-cell office:value-type="float" office:value="0">
                <text:p/>
                <draw:g>
                  <svg:desc>Paths.A2:Paths.A202</svg:desc>
                </draw:g>
              </table:table-cell>
              <table:table-cell office:value-type="float" office:value="100">
                <text:p>100</text:p>
                <draw:g>
                  <svg:desc>Paths.C2:Paths.C202</svg:desc>
                </draw:g>
              </table:table-cell>
            </table:table-row>
            <table:table-row>
              <table:table-cell office:value-type="float" office:value="0.005">
                <text:p>0</text:p>
              </table:table-cell>
              <table:table-cell office:value-type="float" office:value="98.5942186291434">
                <text:p>98.5942186291434</text:p>
              </table:table-cell>
            </table:table-row>
            <table:table-row>
              <table:table-cell office:value-type="float" office:value="0.01">
                <text:p>0</text:p>
              </table:table-cell>
              <table:table-cell office:value-type="float" office:value="100.697138924438">
                <text:p>100.697138924438</text:p>
              </table:table-cell>
            </table:table-row>
            <table:table-row>
              <table:table-cell office:value-type="float" office:value="0.015">
                <text:p>0</text:p>
              </table:table-cell>
              <table:table-cell office:value-type="float" office:value="98.7785237816718">
                <text:p>98.7785237816718</text:p>
              </table:table-cell>
            </table:table-row>
            <table:table-row>
              <table:table-cell office:value-type="float" office:value="0.02">
                <text:p>0</text:p>
              </table:table-cell>
              <table:table-cell office:value-type="float" office:value="99.8450446812778">
                <text:p>99.8450446812778</text:p>
              </table:table-cell>
            </table:table-row>
            <table:table-row>
              <table:table-cell office:value-type="float" office:value="0.025">
                <text:p>0</text:p>
              </table:table-cell>
              <table:table-cell office:value-type="float" office:value="99.4764487852924">
                <text:p>99.4764487852924</text:p>
              </table:table-cell>
            </table:table-row>
            <table:table-row>
              <table:table-cell office:value-type="float" office:value="0.03">
                <text:p>0</text:p>
              </table:table-cell>
              <table:table-cell office:value-type="float" office:value="98.514084235404">
                <text:p>98.514084235404</text:p>
              </table:table-cell>
            </table:table-row>
            <table:table-row>
              <table:table-cell office:value-type="float" office:value="0.035">
                <text:p>0</text:p>
              </table:table-cell>
              <table:table-cell office:value-type="float" office:value="100.866473438978">
                <text:p>100.866473438978</text:p>
              </table:table-cell>
            </table:table-row>
            <table:table-row>
              <table:table-cell office:value-type="float" office:value="0.04">
                <text:p>0</text:p>
              </table:table-cell>
              <table:table-cell office:value-type="float" office:value="98.963016313717">
                <text:p>98.963016313717</text:p>
              </table:table-cell>
            </table:table-row>
            <table:table-row>
              <table:table-cell office:value-type="float" office:value="0.045">
                <text:p>0</text:p>
              </table:table-cell>
              <table:table-cell office:value-type="float" office:value="102.627514153869">
                <text:p>102.627514153869</text:p>
              </table:table-cell>
            </table:table-row>
            <table:table-row>
              <table:table-cell office:value-type="float" office:value="0.05">
                <text:p>0</text:p>
              </table:table-cell>
              <table:table-cell office:value-type="float" office:value="94.9984826888253">
                <text:p>94.9984826888253</text:p>
              </table:table-cell>
            </table:table-row>
            <table:table-row>
              <table:table-cell office:value-type="float" office:value="0.055">
                <text:p>0</text:p>
              </table:table-cell>
              <table:table-cell office:value-type="float" office:value="94.9661908129135">
                <text:p>94.9661908129135</text:p>
              </table:table-cell>
            </table:table-row>
            <table:table-row>
              <table:table-cell office:value-type="float" office:value="0.06">
                <text:p>0</text:p>
              </table:table-cell>
              <table:table-cell office:value-type="float" office:value="93.3412300226684">
                <text:p>93.3412300226684</text:p>
              </table:table-cell>
            </table:table-row>
            <table:table-row>
              <table:table-cell office:value-type="float" office:value="0.065">
                <text:p>0</text:p>
              </table:table-cell>
              <table:table-cell office:value-type="float" office:value="96.1258391218845">
                <text:p>96.1258391218845</text:p>
              </table:table-cell>
            </table:table-row>
            <table:table-row>
              <table:table-cell office:value-type="float" office:value="0.07">
                <text:p>0</text:p>
              </table:table-cell>
              <table:table-cell office:value-type="float" office:value="96.4979616714304">
                <text:p>96.4979616714304</text:p>
              </table:table-cell>
            </table:table-row>
            <table:table-row>
              <table:table-cell office:value-type="float" office:value="0.075">
                <text:p>0</text:p>
              </table:table-cell>
              <table:table-cell office:value-type="float" office:value="93.8593123588901">
                <text:p>93.8593123588901</text:p>
              </table:table-cell>
            </table:table-row>
            <table:table-row>
              <table:table-cell office:value-type="float" office:value="0.08">
                <text:p>0</text:p>
              </table:table-cell>
              <table:table-cell office:value-type="float" office:value="89.4886234932078">
                <text:p>89.4886234932078</text:p>
              </table:table-cell>
            </table:table-row>
            <table:table-row>
              <table:table-cell office:value-type="float" office:value="0.085">
                <text:p>0</text:p>
              </table:table-cell>
              <table:table-cell office:value-type="float" office:value="90.2945543107207">
                <text:p>90.2945543107207</text:p>
              </table:table-cell>
            </table:table-row>
            <table:table-row>
              <table:table-cell office:value-type="float" office:value="0.09">
                <text:p>0</text:p>
              </table:table-cell>
              <table:table-cell office:value-type="float" office:value="91.2256564828918">
                <text:p>91.2256564828918</text:p>
              </table:table-cell>
            </table:table-row>
            <table:table-row>
              <table:table-cell office:value-type="float" office:value="0.095">
                <text:p>0</text:p>
              </table:table-cell>
              <table:table-cell office:value-type="float" office:value="88.6364265369264">
                <text:p>88.6364265369264</text:p>
              </table:table-cell>
            </table:table-row>
            <table:table-row>
              <table:table-cell office:value-type="float" office:value="0.1">
                <text:p>0</text:p>
              </table:table-cell>
              <table:table-cell office:value-type="float" office:value="84.6991147342136">
                <text:p>84.6991147342136</text:p>
              </table:table-cell>
            </table:table-row>
            <table:table-row>
              <table:table-cell office:value-type="float" office:value="0.105">
                <text:p>0</text:p>
              </table:table-cell>
              <table:table-cell office:value-type="float" office:value="83.5869396081042">
                <text:p>83.5869396081042</text:p>
              </table:table-cell>
            </table:table-row>
            <table:table-row>
              <table:table-cell office:value-type="float" office:value="0.11">
                <text:p>0</text:p>
              </table:table-cell>
              <table:table-cell office:value-type="float" office:value="83.46964996611">
                <text:p>83.46964996611</text:p>
              </table:table-cell>
            </table:table-row>
            <table:table-row>
              <table:table-cell office:value-type="float" office:value="0.115">
                <text:p>0</text:p>
              </table:table-cell>
              <table:table-cell office:value-type="float" office:value="82.4916612736732">
                <text:p>82.4916612736732</text:p>
              </table:table-cell>
            </table:table-row>
            <table:table-row>
              <table:table-cell office:value-type="float" office:value="0.12">
                <text:p>0</text:p>
              </table:table-cell>
              <table:table-cell office:value-type="float" office:value="84.3544142209104">
                <text:p>84.3544142209104</text:p>
              </table:table-cell>
            </table:table-row>
            <table:table-row>
              <table:table-cell office:value-type="float" office:value="0.125">
                <text:p>0</text:p>
              </table:table-cell>
              <table:table-cell office:value-type="float" office:value="79.8093188795528">
                <text:p>79.8093188795528</text:p>
              </table:table-cell>
            </table:table-row>
            <table:table-row>
              <table:table-cell office:value-type="float" office:value="0.13">
                <text:p>0</text:p>
              </table:table-cell>
              <table:table-cell office:value-type="float" office:value="82.664809036228">
                <text:p>82.664809036228</text:p>
              </table:table-cell>
            </table:table-row>
            <table:table-row>
              <table:table-cell office:value-type="float" office:value="0.135">
                <text:p>0</text:p>
              </table:table-cell>
              <table:table-cell office:value-type="float" office:value="79.8913255542134">
                <text:p>79.8913255542134</text:p>
              </table:table-cell>
            </table:table-row>
            <table:table-row>
              <table:table-cell office:value-type="float" office:value="0.14">
                <text:p>0</text:p>
              </table:table-cell>
              <table:table-cell office:value-type="float" office:value="83.3252989737548">
                <text:p>83.3252989737548</text:p>
              </table:table-cell>
            </table:table-row>
            <table:table-row>
              <table:table-cell office:value-type="float" office:value="0.145">
                <text:p>0</text:p>
              </table:table-cell>
              <table:table-cell office:value-type="float" office:value="82.9651588413981">
                <text:p>82.9651588413981</text:p>
              </table:table-cell>
            </table:table-row>
            <table:table-row>
              <table:table-cell office:value-type="float" office:value="0.15">
                <text:p>0</text:p>
              </table:table-cell>
              <table:table-cell office:value-type="float" office:value="89.2699037864136">
                <text:p>89.2699037864136</text:p>
              </table:table-cell>
            </table:table-row>
            <table:table-row>
              <table:table-cell office:value-type="float" office:value="0.155">
                <text:p>0</text:p>
              </table:table-cell>
              <table:table-cell office:value-type="float" office:value="87.7332015701867">
                <text:p>87.7332015701867</text:p>
              </table:table-cell>
            </table:table-row>
            <table:table-row>
              <table:table-cell office:value-type="float" office:value="0.16">
                <text:p>0</text:p>
              </table:table-cell>
              <table:table-cell office:value-type="float" office:value="84.6159414504417">
                <text:p>84.6159414504417</text:p>
              </table:table-cell>
            </table:table-row>
            <table:table-row>
              <table:table-cell office:value-type="float" office:value="0.165">
                <text:p>0</text:p>
              </table:table-cell>
              <table:table-cell office:value-type="float" office:value="79.8822658086279">
                <text:p>79.8822658086279</text:p>
              </table:table-cell>
            </table:table-row>
            <table:table-row>
              <table:table-cell office:value-type="float" office:value="0.17">
                <text:p>0</text:p>
              </table:table-cell>
              <table:table-cell office:value-type="float" office:value="80.4682973027211">
                <text:p>80.4682973027211</text:p>
              </table:table-cell>
            </table:table-row>
            <table:table-row>
              <table:table-cell office:value-type="float" office:value="0.175">
                <text:p>0</text:p>
              </table:table-cell>
              <table:table-cell office:value-type="float" office:value="76.3060534481537">
                <text:p>76.3060534481537</text:p>
              </table:table-cell>
            </table:table-row>
            <table:table-row>
              <table:table-cell office:value-type="float" office:value="0.18">
                <text:p>0</text:p>
              </table:table-cell>
              <table:table-cell office:value-type="float" office:value="78.7132386620805">
                <text:p>78.7132386620805</text:p>
              </table:table-cell>
            </table:table-row>
            <table:table-row>
              <table:table-cell office:value-type="float" office:value="0.185">
                <text:p>0</text:p>
              </table:table-cell>
              <table:table-cell office:value-type="float" office:value="78.0201749203695">
                <text:p>78.0201749203695</text:p>
              </table:table-cell>
            </table:table-row>
            <table:table-row>
              <table:table-cell office:value-type="float" office:value="0.19">
                <text:p>0</text:p>
              </table:table-cell>
              <table:table-cell office:value-type="float" office:value="78.7284031056094">
                <text:p>78.7284031056094</text:p>
              </table:table-cell>
            </table:table-row>
            <table:table-row>
              <table:table-cell office:value-type="float" office:value="0.195">
                <text:p>0</text:p>
              </table:table-cell>
              <table:table-cell office:value-type="float" office:value="78.8148396537571">
                <text:p>78.8148396537571</text:p>
              </table:table-cell>
            </table:table-row>
            <table:table-row>
              <table:table-cell office:value-type="float" office:value="0.2">
                <text:p>0</text:p>
              </table:table-cell>
              <table:table-cell office:value-type="float" office:value="78.1277500789015">
                <text:p>78.1277500789015</text:p>
              </table:table-cell>
            </table:table-row>
            <table:table-row>
              <table:table-cell office:value-type="float" office:value="0.205">
                <text:p>0</text:p>
              </table:table-cell>
              <table:table-cell office:value-type="float" office:value="77.8591918052556">
                <text:p>77.8591918052556</text:p>
              </table:table-cell>
            </table:table-row>
            <table:table-row>
              <table:table-cell office:value-type="float" office:value="0.21">
                <text:p>0</text:p>
              </table:table-cell>
              <table:table-cell office:value-type="float" office:value="77.420812256316">
                <text:p>77.420812256316</text:p>
              </table:table-cell>
            </table:table-row>
            <table:table-row>
              <table:table-cell office:value-type="float" office:value="0.215">
                <text:p>0</text:p>
              </table:table-cell>
              <table:table-cell office:value-type="float" office:value="74.7674206035707">
                <text:p>74.7674206035707</text:p>
              </table:table-cell>
            </table:table-row>
            <table:table-row>
              <table:table-cell office:value-type="float" office:value="0.22">
                <text:p>0</text:p>
              </table:table-cell>
              <table:table-cell office:value-type="float" office:value="72.9391517340041">
                <text:p>72.9391517340041</text:p>
              </table:table-cell>
            </table:table-row>
            <table:table-row>
              <table:table-cell office:value-type="float" office:value="0.225">
                <text:p>0</text:p>
              </table:table-cell>
              <table:table-cell office:value-type="float" office:value="74.4854094667463">
                <text:p>74.4854094667463</text:p>
              </table:table-cell>
            </table:table-row>
            <table:table-row>
              <table:table-cell office:value-type="float" office:value="0.23">
                <text:p>0</text:p>
              </table:table-cell>
              <table:table-cell office:value-type="float" office:value="76.0204636413912">
                <text:p>76.0204636413912</text:p>
              </table:table-cell>
            </table:table-row>
            <table:table-row>
              <table:table-cell office:value-type="float" office:value="0.235">
                <text:p>0</text:p>
              </table:table-cell>
              <table:table-cell office:value-type="float" office:value="75.7351729505876">
                <text:p>75.7351729505876</text:p>
              </table:table-cell>
            </table:table-row>
            <table:table-row>
              <table:table-cell office:value-type="float" office:value="0.24">
                <text:p>0</text:p>
              </table:table-cell>
              <table:table-cell office:value-type="float" office:value="76.7138980424568">
                <text:p>76.7138980424568</text:p>
              </table:table-cell>
            </table:table-row>
            <table:table-row>
              <table:table-cell office:value-type="float" office:value="0.245">
                <text:p>0</text:p>
              </table:table-cell>
              <table:table-cell office:value-type="float" office:value="72.5084469142282">
                <text:p>72.5084469142282</text:p>
              </table:table-cell>
            </table:table-row>
            <table:table-row>
              <table:table-cell office:value-type="float" office:value="0.25">
                <text:p>0</text:p>
              </table:table-cell>
              <table:table-cell office:value-type="float" office:value="74.7393658853262">
                <text:p>74.7393658853262</text:p>
              </table:table-cell>
            </table:table-row>
            <table:table-row>
              <table:table-cell office:value-type="float" office:value="0.255">
                <text:p>0</text:p>
              </table:table-cell>
              <table:table-cell office:value-type="float" office:value="76.2377469482712">
                <text:p>76.2377469482712</text:p>
              </table:table-cell>
            </table:table-row>
            <table:table-row>
              <table:table-cell office:value-type="float" office:value="0.26">
                <text:p>0</text:p>
              </table:table-cell>
              <table:table-cell office:value-type="float" office:value="72.1015983459922">
                <text:p>72.1015983459922</text:p>
              </table:table-cell>
            </table:table-row>
            <table:table-row>
              <table:table-cell office:value-type="float" office:value="0.265">
                <text:p>0</text:p>
              </table:table-cell>
              <table:table-cell office:value-type="float" office:value="69.0209387531143">
                <text:p>69.0209387531143</text:p>
              </table:table-cell>
            </table:table-row>
            <table:table-row>
              <table:table-cell office:value-type="float" office:value="0.27">
                <text:p>0</text:p>
              </table:table-cell>
              <table:table-cell office:value-type="float" office:value="67.8943714750028">
                <text:p>67.8943714750028</text:p>
              </table:table-cell>
            </table:table-row>
            <table:table-row>
              <table:table-cell office:value-type="float" office:value="0.275">
                <text:p>0</text:p>
              </table:table-cell>
              <table:table-cell office:value-type="float" office:value="73.6257795617737">
                <text:p>73.6257795617737</text:p>
              </table:table-cell>
            </table:table-row>
            <table:table-row>
              <table:table-cell office:value-type="float" office:value="0.28">
                <text:p>0</text:p>
              </table:table-cell>
              <table:table-cell office:value-type="float" office:value="73.0664065765378">
                <text:p>73.0664065765378</text:p>
              </table:table-cell>
            </table:table-row>
            <table:table-row>
              <table:table-cell office:value-type="float" office:value="0.285">
                <text:p>0</text:p>
              </table:table-cell>
              <table:table-cell office:value-type="float" office:value="72.2665665003697">
                <text:p>72.2665665003697</text:p>
              </table:table-cell>
            </table:table-row>
            <table:table-row>
              <table:table-cell office:value-type="float" office:value="0.29">
                <text:p>0</text:p>
              </table:table-cell>
              <table:table-cell office:value-type="float" office:value="71.3403974792556">
                <text:p>71.3403974792556</text:p>
              </table:table-cell>
            </table:table-row>
            <table:table-row>
              <table:table-cell office:value-type="float" office:value="0.295">
                <text:p>0</text:p>
              </table:table-cell>
              <table:table-cell office:value-type="float" office:value="73.0666076428534">
                <text:p>73.0666076428534</text:p>
              </table:table-cell>
            </table:table-row>
            <table:table-row>
              <table:table-cell office:value-type="float" office:value="0.3">
                <text:p>0</text:p>
              </table:table-cell>
              <table:table-cell office:value-type="float" office:value="70.5035025364042">
                <text:p>70.5035025364042</text:p>
              </table:table-cell>
            </table:table-row>
            <table:table-row>
              <table:table-cell office:value-type="float" office:value="0.305">
                <text:p>0</text:p>
              </table:table-cell>
              <table:table-cell office:value-type="float" office:value="64.3435844801537">
                <text:p>64.3435844801537</text:p>
              </table:table-cell>
            </table:table-row>
            <table:table-row>
              <table:table-cell office:value-type="float" office:value="0.31">
                <text:p>0</text:p>
              </table:table-cell>
              <table:table-cell office:value-type="float" office:value="63.1791778429174">
                <text:p>63.1791778429174</text:p>
              </table:table-cell>
            </table:table-row>
            <table:table-row>
              <table:table-cell office:value-type="float" office:value="0.315">
                <text:p>0</text:p>
              </table:table-cell>
              <table:table-cell office:value-type="float" office:value="61.1946601060099">
                <text:p>61.1946601060099</text:p>
              </table:table-cell>
            </table:table-row>
            <table:table-row>
              <table:table-cell office:value-type="float" office:value="0.32">
                <text:p>0</text:p>
              </table:table-cell>
              <table:table-cell office:value-type="float" office:value="62.6517474685287">
                <text:p>62.6517474685287</text:p>
              </table:table-cell>
            </table:table-row>
            <table:table-row>
              <table:table-cell office:value-type="float" office:value="0.325">
                <text:p>0</text:p>
              </table:table-cell>
              <table:table-cell office:value-type="float" office:value="57.367702842044">
                <text:p>57.367702842044</text:p>
              </table:table-cell>
            </table:table-row>
            <table:table-row>
              <table:table-cell office:value-type="float" office:value="0.33">
                <text:p>0</text:p>
              </table:table-cell>
              <table:table-cell office:value-type="float" office:value="58.3154058369296">
                <text:p>58.3154058369296</text:p>
              </table:table-cell>
            </table:table-row>
            <table:table-row>
              <table:table-cell office:value-type="float" office:value="0.335">
                <text:p>0</text:p>
              </table:table-cell>
              <table:table-cell office:value-type="float" office:value="57.0573963816129">
                <text:p>57.0573963816129</text:p>
              </table:table-cell>
            </table:table-row>
            <table:table-row>
              <table:table-cell office:value-type="float" office:value="0.34">
                <text:p>0</text:p>
              </table:table-cell>
              <table:table-cell office:value-type="float" office:value="58.2347144857572">
                <text:p>58.2347144857572</text:p>
              </table:table-cell>
            </table:table-row>
            <table:table-row>
              <table:table-cell office:value-type="float" office:value="0.345">
                <text:p>0</text:p>
              </table:table-cell>
              <table:table-cell office:value-type="float" office:value="58.0673950124184">
                <text:p>58.0673950124184</text:p>
              </table:table-cell>
            </table:table-row>
            <table:table-row>
              <table:table-cell office:value-type="float" office:value="0.35">
                <text:p>0</text:p>
              </table:table-cell>
              <table:table-cell office:value-type="float" office:value="57.6250107370848">
                <text:p>57.6250107370848</text:p>
              </table:table-cell>
            </table:table-row>
            <table:table-row>
              <table:table-cell office:value-type="float" office:value="0.355">
                <text:p>0</text:p>
              </table:table-cell>
              <table:table-cell office:value-type="float" office:value="61.3808572404496">
                <text:p>61.3808572404496</text:p>
              </table:table-cell>
            </table:table-row>
            <table:table-row>
              <table:table-cell office:value-type="float" office:value="0.36">
                <text:p>0</text:p>
              </table:table-cell>
              <table:table-cell office:value-type="float" office:value="59.686299295181">
                <text:p>59.686299295181</text:p>
              </table:table-cell>
            </table:table-row>
            <table:table-row>
              <table:table-cell office:value-type="float" office:value="0.365">
                <text:p>0</text:p>
              </table:table-cell>
              <table:table-cell office:value-type="float" office:value="57.5816114633284">
                <text:p>57.5816114633284</text:p>
              </table:table-cell>
            </table:table-row>
            <table:table-row>
              <table:table-cell office:value-type="float" office:value="0.37">
                <text:p>0</text:p>
              </table:table-cell>
              <table:table-cell office:value-type="float" office:value="56.753189454868">
                <text:p>56.753189454868</text:p>
              </table:table-cell>
            </table:table-row>
            <table:table-row>
              <table:table-cell office:value-type="float" office:value="0.375">
                <text:p>0</text:p>
              </table:table-cell>
              <table:table-cell office:value-type="float" office:value="55.4983018940386">
                <text:p>55.4983018940386</text:p>
              </table:table-cell>
            </table:table-row>
            <table:table-row>
              <table:table-cell office:value-type="float" office:value="0.38">
                <text:p>0</text:p>
              </table:table-cell>
              <table:table-cell office:value-type="float" office:value="54.0301053030033">
                <text:p>54.0301053030033</text:p>
              </table:table-cell>
            </table:table-row>
            <table:table-row>
              <table:table-cell office:value-type="float" office:value="0.385">
                <text:p>0</text:p>
              </table:table-cell>
              <table:table-cell office:value-type="float" office:value="54.9756573906478">
                <text:p>54.9756573906478</text:p>
              </table:table-cell>
            </table:table-row>
            <table:table-row>
              <table:table-cell office:value-type="float" office:value="0.39">
                <text:p>0</text:p>
              </table:table-cell>
              <table:table-cell office:value-type="float" office:value="54.7575679509458">
                <text:p>54.7575679509458</text:p>
              </table:table-cell>
            </table:table-row>
            <table:table-row>
              <table:table-cell office:value-type="float" office:value="0.395">
                <text:p>0</text:p>
              </table:table-cell>
              <table:table-cell office:value-type="float" office:value="58.305030941682">
                <text:p>58.305030941682</text:p>
              </table:table-cell>
            </table:table-row>
            <table:table-row>
              <table:table-cell office:value-type="float" office:value="0.4">
                <text:p>0</text:p>
              </table:table-cell>
              <table:table-cell office:value-type="float" office:value="55.1175770087954">
                <text:p>55.1175770087954</text:p>
              </table:table-cell>
            </table:table-row>
            <table:table-row>
              <table:table-cell office:value-type="float" office:value="0.405">
                <text:p>0</text:p>
              </table:table-cell>
              <table:table-cell office:value-type="float" office:value="48.9058845001128">
                <text:p>48.9058845001128</text:p>
              </table:table-cell>
            </table:table-row>
            <table:table-row>
              <table:table-cell office:value-type="float" office:value="0.41">
                <text:p>0</text:p>
              </table:table-cell>
              <table:table-cell office:value-type="float" office:value="51.3878325380107">
                <text:p>51.3878325380107</text:p>
              </table:table-cell>
            </table:table-row>
            <table:table-row>
              <table:table-cell office:value-type="float" office:value="0.415">
                <text:p>0</text:p>
              </table:table-cell>
              <table:table-cell office:value-type="float" office:value="47.1743416326014">
                <text:p>47.1743416326014</text:p>
              </table:table-cell>
            </table:table-row>
            <table:table-row>
              <table:table-cell office:value-type="float" office:value="0.42">
                <text:p>0</text:p>
              </table:table-cell>
              <table:table-cell office:value-type="float" office:value="52.6837554029583">
                <text:p>52.6837554029583</text:p>
              </table:table-cell>
            </table:table-row>
            <table:table-row>
              <table:table-cell office:value-type="float" office:value="0.425">
                <text:p>0</text:p>
              </table:table-cell>
              <table:table-cell office:value-type="float" office:value="50.830670069816">
                <text:p>50.830670069816</text:p>
              </table:table-cell>
            </table:table-row>
            <table:table-row>
              <table:table-cell office:value-type="float" office:value="0.43">
                <text:p>0</text:p>
              </table:table-cell>
              <table:table-cell office:value-type="float" office:value="52.2925328924585">
                <text:p>52.2925328924585</text:p>
              </table:table-cell>
            </table:table-row>
            <table:table-row>
              <table:table-cell office:value-type="float" office:value="0.435">
                <text:p>0</text:p>
              </table:table-cell>
              <table:table-cell office:value-type="float" office:value="52.5964615578768">
                <text:p>52.5964615578768</text:p>
              </table:table-cell>
            </table:table-row>
            <table:table-row>
              <table:table-cell office:value-type="float" office:value="0.44">
                <text:p>0</text:p>
              </table:table-cell>
              <table:table-cell office:value-type="float" office:value="50.4584992580656">
                <text:p>50.4584992580656</text:p>
              </table:table-cell>
            </table:table-row>
            <table:table-row>
              <table:table-cell office:value-type="float" office:value="0.445">
                <text:p>0</text:p>
              </table:table-cell>
              <table:table-cell office:value-type="float" office:value="48.9419019795665">
                <text:p>48.9419019795665</text:p>
              </table:table-cell>
            </table:table-row>
            <table:table-row>
              <table:table-cell office:value-type="float" office:value="0.45">
                <text:p>0</text:p>
              </table:table-cell>
              <table:table-cell office:value-type="float" office:value="50.9702923136941">
                <text:p>50.9702923136941</text:p>
              </table:table-cell>
            </table:table-row>
            <table:table-row>
              <table:table-cell office:value-type="float" office:value="0.455">
                <text:p>0</text:p>
              </table:table-cell>
              <table:table-cell office:value-type="float" office:value="50.4848118681775">
                <text:p>50.4848118681775</text:p>
              </table:table-cell>
            </table:table-row>
            <table:table-row>
              <table:table-cell office:value-type="float" office:value="0.46">
                <text:p>0</text:p>
              </table:table-cell>
              <table:table-cell office:value-type="float" office:value="53.4424519093271">
                <text:p>53.4424519093271</text:p>
              </table:table-cell>
            </table:table-row>
            <table:table-row>
              <table:table-cell office:value-type="float" office:value="0.465">
                <text:p>0</text:p>
              </table:table-cell>
              <table:table-cell office:value-type="float" office:value="54.9250025003835">
                <text:p>54.9250025003835</text:p>
              </table:table-cell>
            </table:table-row>
            <table:table-row>
              <table:table-cell office:value-type="float" office:value="0.47">
                <text:p>0</text:p>
              </table:table-cell>
              <table:table-cell office:value-type="float" office:value="54.6147244561996">
                <text:p>54.6147244561996</text:p>
              </table:table-cell>
            </table:table-row>
            <table:table-row>
              <table:table-cell office:value-type="float" office:value="0.475">
                <text:p>0</text:p>
              </table:table-cell>
              <table:table-cell office:value-type="float" office:value="58.0049569288725">
                <text:p>58.0049569288725</text:p>
              </table:table-cell>
            </table:table-row>
            <table:table-row>
              <table:table-cell office:value-type="float" office:value="0.48">
                <text:p>0</text:p>
              </table:table-cell>
              <table:table-cell office:value-type="float" office:value="58.0999908306635">
                <text:p>58.0999908306635</text:p>
              </table:table-cell>
            </table:table-row>
            <table:table-row>
              <table:table-cell office:value-type="float" office:value="0.485">
                <text:p>0</text:p>
              </table:table-cell>
              <table:table-cell office:value-type="float" office:value="55.8770605137392">
                <text:p>55.8770605137392</text:p>
              </table:table-cell>
            </table:table-row>
            <table:table-row>
              <table:table-cell office:value-type="float" office:value="0.49">
                <text:p>0</text:p>
              </table:table-cell>
              <table:table-cell office:value-type="float" office:value="52.8839159541192">
                <text:p>52.8839159541192</text:p>
              </table:table-cell>
            </table:table-row>
            <table:table-row>
              <table:table-cell office:value-type="float" office:value="0.495">
                <text:p>0</text:p>
              </table:table-cell>
              <table:table-cell office:value-type="float" office:value="49.4599098170454">
                <text:p>49.4599098170454</text:p>
              </table:table-cell>
            </table:table-row>
            <table:table-row>
              <table:table-cell office:value-type="float" office:value="0.5">
                <text:p>0</text:p>
              </table:table-cell>
              <table:table-cell office:value-type="float" office:value="52.6957628946436">
                <text:p>52.6957628946436</text:p>
              </table:table-cell>
            </table:table-row>
            <table:table-row>
              <table:table-cell office:value-type="float" office:value="0.505">
                <text:p>0</text:p>
              </table:table-cell>
              <table:table-cell office:value-type="float" office:value="51.4610174053885">
                <text:p>51.4610174053885</text:p>
              </table:table-cell>
            </table:table-row>
            <table:table-row>
              <table:table-cell office:value-type="float" office:value="0.51">
                <text:p>0</text:p>
              </table:table-cell>
              <table:table-cell office:value-type="float" office:value="50.3743279343501">
                <text:p>50.3743279343501</text:p>
              </table:table-cell>
            </table:table-row>
            <table:table-row>
              <table:table-cell office:value-type="float" office:value="0.515">
                <text:p>0</text:p>
              </table:table-cell>
              <table:table-cell office:value-type="float" office:value="54.9497575923919">
                <text:p>54.9497575923919</text:p>
              </table:table-cell>
            </table:table-row>
            <table:table-row>
              <table:table-cell office:value-type="float" office:value="0.52">
                <text:p>0</text:p>
              </table:table-cell>
              <table:table-cell office:value-type="float" office:value="54.1190875229781">
                <text:p>54.1190875229781</text:p>
              </table:table-cell>
            </table:table-row>
            <table:table-row>
              <table:table-cell office:value-type="float" office:value="0.525">
                <text:p>0</text:p>
              </table:table-cell>
              <table:table-cell office:value-type="float" office:value="54.9001195758592">
                <text:p>54.9001195758592</text:p>
              </table:table-cell>
            </table:table-row>
            <table:table-row>
              <table:table-cell office:value-type="float" office:value="0.53">
                <text:p>0</text:p>
              </table:table-cell>
              <table:table-cell office:value-type="float" office:value="53.0022202968019">
                <text:p>53.0022202968019</text:p>
              </table:table-cell>
            </table:table-row>
            <table:table-row>
              <table:table-cell office:value-type="float" office:value="0.535">
                <text:p>0</text:p>
              </table:table-cell>
              <table:table-cell office:value-type="float" office:value="50.4402280102064">
                <text:p>50.4402280102064</text:p>
              </table:table-cell>
            </table:table-row>
            <table:table-row>
              <table:table-cell office:value-type="float" office:value="0.54">
                <text:p>0</text:p>
              </table:table-cell>
              <table:table-cell office:value-type="float" office:value="49.8555621502033">
                <text:p>49.8555621502033</text:p>
              </table:table-cell>
            </table:table-row>
            <table:table-row>
              <table:table-cell office:value-type="float" office:value="0.545">
                <text:p>0</text:p>
              </table:table-cell>
              <table:table-cell office:value-type="float" office:value="54.1671688059234">
                <text:p>54.1671688059234</text:p>
              </table:table-cell>
            </table:table-row>
            <table:table-row>
              <table:table-cell office:value-type="float" office:value="0.55">
                <text:p>0</text:p>
              </table:table-cell>
              <table:table-cell office:value-type="float" office:value="56.4482848380258">
                <text:p>56.4482848380258</text:p>
              </table:table-cell>
            </table:table-row>
            <table:table-row>
              <table:table-cell office:value-type="float" office:value="0.555">
                <text:p>0</text:p>
              </table:table-cell>
              <table:table-cell office:value-type="float" office:value="54.3692494362622">
                <text:p>54.3692494362622</text:p>
              </table:table-cell>
            </table:table-row>
            <table:table-row>
              <table:table-cell office:value-type="float" office:value="0.56">
                <text:p>0</text:p>
              </table:table-cell>
              <table:table-cell office:value-type="float" office:value="52.4436411536508">
                <text:p>52.4436411536508</text:p>
              </table:table-cell>
            </table:table-row>
            <table:table-row>
              <table:table-cell office:value-type="float" office:value="0.565">
                <text:p>0</text:p>
              </table:table-cell>
              <table:table-cell office:value-type="float" office:value="49.788485850225">
                <text:p>49.788485850225</text:p>
              </table:table-cell>
            </table:table-row>
            <table:table-row>
              <table:table-cell office:value-type="float" office:value="0.57">
                <text:p>0</text:p>
              </table:table-cell>
              <table:table-cell office:value-type="float" office:value="49.2730290732165">
                <text:p>49.2730290732165</text:p>
              </table:table-cell>
            </table:table-row>
            <table:table-row>
              <table:table-cell office:value-type="float" office:value="0.575">
                <text:p>0</text:p>
              </table:table-cell>
              <table:table-cell office:value-type="float" office:value="51.5911094063346">
                <text:p>51.5911094063346</text:p>
              </table:table-cell>
            </table:table-row>
            <table:table-row>
              <table:table-cell office:value-type="float" office:value="0.58">
                <text:p>0</text:p>
              </table:table-cell>
              <table:table-cell office:value-type="float" office:value="49.4993828624193">
                <text:p>49.4993828624193</text:p>
              </table:table-cell>
            </table:table-row>
            <table:table-row>
              <table:table-cell office:value-type="float" office:value="0.585">
                <text:p>0</text:p>
              </table:table-cell>
              <table:table-cell office:value-type="float" office:value="50.5880790955402">
                <text:p>50.5880790955402</text:p>
              </table:table-cell>
            </table:table-row>
            <table:table-row>
              <table:table-cell office:value-type="float" office:value="0.59">
                <text:p>0</text:p>
              </table:table-cell>
              <table:table-cell office:value-type="float" office:value="48.6465339911083">
                <text:p>48.6465339911083</text:p>
              </table:table-cell>
            </table:table-row>
            <table:table-row>
              <table:table-cell office:value-type="float" office:value="0.595">
                <text:p>0</text:p>
              </table:table-cell>
              <table:table-cell office:value-type="float" office:value="48.2360398456682">
                <text:p>48.2360398456682</text:p>
              </table:table-cell>
            </table:table-row>
            <table:table-row>
              <table:table-cell office:value-type="float" office:value="0.6">
                <text:p>0</text:p>
              </table:table-cell>
              <table:table-cell office:value-type="float" office:value="49.4594325561895">
                <text:p>49.4594325561895</text:p>
              </table:table-cell>
            </table:table-row>
            <table:table-row>
              <table:table-cell office:value-type="float" office:value="0.605">
                <text:p>0</text:p>
              </table:table-cell>
              <table:table-cell office:value-type="float" office:value="52.1089470524345">
                <text:p>52.1089470524345</text:p>
              </table:table-cell>
            </table:table-row>
            <table:table-row>
              <table:table-cell office:value-type="float" office:value="0.61">
                <text:p>0</text:p>
              </table:table-cell>
              <table:table-cell office:value-type="float" office:value="54.535707285043">
                <text:p>54.535707285043</text:p>
              </table:table-cell>
            </table:table-row>
            <table:table-row>
              <table:table-cell office:value-type="float" office:value="0.615">
                <text:p>0</text:p>
              </table:table-cell>
              <table:table-cell office:value-type="float" office:value="56.7503689150319">
                <text:p>56.7503689150319</text:p>
              </table:table-cell>
            </table:table-row>
            <table:table-row>
              <table:table-cell office:value-type="float" office:value="0.62">
                <text:p>0</text:p>
              </table:table-cell>
              <table:table-cell office:value-type="float" office:value="58.2974303594905">
                <text:p>58.2974303594905</text:p>
              </table:table-cell>
            </table:table-row>
            <table:table-row>
              <table:table-cell office:value-type="float" office:value="0.625">
                <text:p>0</text:p>
              </table:table-cell>
              <table:table-cell office:value-type="float" office:value="56.2838641756044">
                <text:p>56.2838641756044</text:p>
              </table:table-cell>
            </table:table-row>
            <table:table-row>
              <table:table-cell office:value-type="float" office:value="0.63">
                <text:p>0</text:p>
              </table:table-cell>
              <table:table-cell office:value-type="float" office:value="54.2688963232679">
                <text:p>54.2688963232679</text:p>
              </table:table-cell>
            </table:table-row>
            <table:table-row>
              <table:table-cell office:value-type="float" office:value="0.635">
                <text:p>0</text:p>
              </table:table-cell>
              <table:table-cell office:value-type="float" office:value="53.2523853234788">
                <text:p>53.2523853234788</text:p>
              </table:table-cell>
            </table:table-row>
            <table:table-row>
              <table:table-cell office:value-type="float" office:value="0.64">
                <text:p>0</text:p>
              </table:table-cell>
              <table:table-cell office:value-type="float" office:value="53.3109717102654">
                <text:p>53.3109717102654</text:p>
              </table:table-cell>
            </table:table-row>
            <table:table-row>
              <table:table-cell office:value-type="float" office:value="0.645">
                <text:p>0</text:p>
              </table:table-cell>
              <table:table-cell office:value-type="float" office:value="53.6876194218819">
                <text:p>53.6876194218819</text:p>
              </table:table-cell>
            </table:table-row>
            <table:table-row>
              <table:table-cell office:value-type="float" office:value="0.65">
                <text:p>0</text:p>
              </table:table-cell>
              <table:table-cell office:value-type="float" office:value="51.459570917636">
                <text:p>51.459570917636</text:p>
              </table:table-cell>
            </table:table-row>
            <table:table-row>
              <table:table-cell office:value-type="float" office:value="0.655">
                <text:p>0</text:p>
              </table:table-cell>
              <table:table-cell office:value-type="float" office:value="52.9506665121091">
                <text:p>52.9506665121091</text:p>
              </table:table-cell>
            </table:table-row>
            <table:table-row>
              <table:table-cell office:value-type="float" office:value="0.66">
                <text:p>0</text:p>
              </table:table-cell>
              <table:table-cell office:value-type="float" office:value="51.7796435752347">
                <text:p>51.7796435752347</text:p>
              </table:table-cell>
            </table:table-row>
            <table:table-row>
              <table:table-cell office:value-type="float" office:value="0.665000000000001">
                <text:p>0</text:p>
              </table:table-cell>
              <table:table-cell office:value-type="float" office:value="52.2087223819159">
                <text:p>52.2087223819159</text:p>
              </table:table-cell>
            </table:table-row>
            <table:table-row>
              <table:table-cell office:value-type="float" office:value="0.67">
                <text:p>0</text:p>
              </table:table-cell>
              <table:table-cell office:value-type="float" office:value="50.458318750032">
                <text:p>50.458318750032</text:p>
              </table:table-cell>
            </table:table-row>
            <table:table-row>
              <table:table-cell office:value-type="float" office:value="0.675">
                <text:p>0</text:p>
              </table:table-cell>
              <table:table-cell office:value-type="float" office:value="52.1430865545969">
                <text:p>52.1430865545969</text:p>
              </table:table-cell>
            </table:table-row>
            <table:table-row>
              <table:table-cell office:value-type="float" office:value="0.68">
                <text:p>0</text:p>
              </table:table-cell>
              <table:table-cell office:value-type="float" office:value="51.4773215305803">
                <text:p>51.4773215305803</text:p>
              </table:table-cell>
            </table:table-row>
            <table:table-row>
              <table:table-cell office:value-type="float" office:value="0.685000000000001">
                <text:p>0</text:p>
              </table:table-cell>
              <table:table-cell office:value-type="float" office:value="49.9595928747295">
                <text:p>49.9595928747295</text:p>
              </table:table-cell>
            </table:table-row>
            <table:table-row>
              <table:table-cell office:value-type="float" office:value="0.690000000000001">
                <text:p>0</text:p>
              </table:table-cell>
              <table:table-cell office:value-type="float" office:value="49.6538085195611">
                <text:p>49.6538085195611</text:p>
              </table:table-cell>
            </table:table-row>
            <table:table-row>
              <table:table-cell office:value-type="float" office:value="0.695">
                <text:p>0</text:p>
              </table:table-cell>
              <table:table-cell office:value-type="float" office:value="50.2877593366046">
                <text:p>50.2877593366046</text:p>
              </table:table-cell>
            </table:table-row>
            <table:table-row>
              <table:table-cell office:value-type="float" office:value="0.7">
                <text:p>0</text:p>
              </table:table-cell>
              <table:table-cell office:value-type="float" office:value="53.1460928616868">
                <text:p>53.1460928616868</text:p>
              </table:table-cell>
            </table:table-row>
            <table:table-row>
              <table:table-cell office:value-type="float" office:value="0.705000000000001">
                <text:p>0</text:p>
              </table:table-cell>
              <table:table-cell office:value-type="float" office:value="52.324318367513">
                <text:p>52.324318367513</text:p>
              </table:table-cell>
            </table:table-row>
            <table:table-row>
              <table:table-cell office:value-type="float" office:value="0.710000000000001">
                <text:p>0</text:p>
              </table:table-cell>
              <table:table-cell office:value-type="float" office:value="51.3599134289207">
                <text:p>51.3599134289207</text:p>
              </table:table-cell>
            </table:table-row>
            <table:table-row>
              <table:table-cell office:value-type="float" office:value="0.715000000000001">
                <text:p>0</text:p>
              </table:table-cell>
              <table:table-cell office:value-type="float" office:value="51.9548482973598">
                <text:p>51.9548482973598</text:p>
              </table:table-cell>
            </table:table-row>
            <table:table-row>
              <table:table-cell office:value-type="float" office:value="0.72">
                <text:p>0</text:p>
              </table:table-cell>
              <table:table-cell office:value-type="float" office:value="50.5845155848942">
                <text:p>50.5845155848942</text:p>
              </table:table-cell>
            </table:table-row>
            <table:table-row>
              <table:table-cell office:value-type="float" office:value="0.725000000000001">
                <text:p>0</text:p>
              </table:table-cell>
              <table:table-cell office:value-type="float" office:value="49.7689758328419">
                <text:p>49.7689758328419</text:p>
              </table:table-cell>
            </table:table-row>
            <table:table-row>
              <table:table-cell office:value-type="float" office:value="0.730000000000001">
                <text:p>0</text:p>
              </table:table-cell>
              <table:table-cell office:value-type="float" office:value="52.5580174618387">
                <text:p>52.5580174618387</text:p>
              </table:table-cell>
            </table:table-row>
            <table:table-row>
              <table:table-cell office:value-type="float" office:value="0.735000000000001">
                <text:p>0</text:p>
              </table:table-cell>
              <table:table-cell office:value-type="float" office:value="52.8771555162485">
                <text:p>52.8771555162485</text:p>
              </table:table-cell>
            </table:table-row>
            <table:table-row>
              <table:table-cell office:value-type="float" office:value="0.740000000000001">
                <text:p>0</text:p>
              </table:table-cell>
              <table:table-cell office:value-type="float" office:value="56.3915805441598">
                <text:p>56.3915805441598</text:p>
              </table:table-cell>
            </table:table-row>
            <table:table-row>
              <table:table-cell office:value-type="float" office:value="0.745000000000001">
                <text:p>0</text:p>
              </table:table-cell>
              <table:table-cell office:value-type="float" office:value="53.245342808411">
                <text:p>53.245342808411</text:p>
              </table:table-cell>
            </table:table-row>
            <table:table-row>
              <table:table-cell office:value-type="float" office:value="0.750000000000001">
                <text:p>0</text:p>
              </table:table-cell>
              <table:table-cell office:value-type="float" office:value="56.1468520354853">
                <text:p>56.1468520354853</text:p>
              </table:table-cell>
            </table:table-row>
            <table:table-row>
              <table:table-cell office:value-type="float" office:value="0.755000000000001">
                <text:p>0</text:p>
              </table:table-cell>
              <table:table-cell office:value-type="float" office:value="57.0407491125429">
                <text:p>57.0407491125429</text:p>
              </table:table-cell>
            </table:table-row>
            <table:table-row>
              <table:table-cell office:value-type="float" office:value="0.760000000000001">
                <text:p>0</text:p>
              </table:table-cell>
              <table:table-cell office:value-type="float" office:value="58.7280014522971">
                <text:p>58.7280014522971</text:p>
              </table:table-cell>
            </table:table-row>
            <table:table-row>
              <table:table-cell office:value-type="float" office:value="0.765000000000001">
                <text:p>0</text:p>
              </table:table-cell>
              <table:table-cell office:value-type="float" office:value="59.6237825699897">
                <text:p>59.6237825699897</text:p>
              </table:table-cell>
            </table:table-row>
            <table:table-row>
              <table:table-cell office:value-type="float" office:value="0.770000000000001">
                <text:p>0</text:p>
              </table:table-cell>
              <table:table-cell office:value-type="float" office:value="58.0494483749578">
                <text:p>58.0494483749578</text:p>
              </table:table-cell>
            </table:table-row>
            <table:table-row>
              <table:table-cell office:value-type="float" office:value="0.775000000000001">
                <text:p>0</text:p>
              </table:table-cell>
              <table:table-cell office:value-type="float" office:value="54.2886922522099">
                <text:p>54.2886922522099</text:p>
              </table:table-cell>
            </table:table-row>
            <table:table-row>
              <table:table-cell office:value-type="float" office:value="0.780000000000001">
                <text:p>0</text:p>
              </table:table-cell>
              <table:table-cell office:value-type="float" office:value="60.7445382862944">
                <text:p>60.7445382862944</text:p>
              </table:table-cell>
            </table:table-row>
            <table:table-row>
              <table:table-cell office:value-type="float" office:value="0.785000000000001">
                <text:p>0</text:p>
              </table:table-cell>
              <table:table-cell office:value-type="float" office:value="60.3455911579815">
                <text:p>60.3455911579815</text:p>
              </table:table-cell>
            </table:table-row>
            <table:table-row>
              <table:table-cell office:value-type="float" office:value="0.790000000000001">
                <text:p>0</text:p>
              </table:table-cell>
              <table:table-cell office:value-type="float" office:value="58.5251512439175">
                <text:p>58.5251512439175</text:p>
              </table:table-cell>
            </table:table-row>
            <table:table-row>
              <table:table-cell office:value-type="float" office:value="0.795000000000001">
                <text:p>0</text:p>
              </table:table-cell>
              <table:table-cell office:value-type="float" office:value="55.3480380968133">
                <text:p>55.3480380968133</text:p>
              </table:table-cell>
            </table:table-row>
            <table:table-row>
              <table:table-cell office:value-type="float" office:value="0.800000000000001">
                <text:p>0</text:p>
              </table:table-cell>
              <table:table-cell office:value-type="float" office:value="58.2802240632377">
                <text:p>58.2802240632377</text:p>
              </table:table-cell>
            </table:table-row>
            <table:table-row>
              <table:table-cell office:value-type="float" office:value="0.805000000000001">
                <text:p>0</text:p>
              </table:table-cell>
              <table:table-cell office:value-type="float" office:value="59.86291389055">
                <text:p>59.86291389055</text:p>
              </table:table-cell>
            </table:table-row>
            <table:table-row>
              <table:table-cell office:value-type="float" office:value="0.810000000000001">
                <text:p>0</text:p>
              </table:table-cell>
              <table:table-cell office:value-type="float" office:value="59.9884327828282">
                <text:p>59.9884327828282</text:p>
              </table:table-cell>
            </table:table-row>
            <table:table-row>
              <table:table-cell office:value-type="float" office:value="0.815000000000001">
                <text:p>0</text:p>
              </table:table-cell>
              <table:table-cell office:value-type="float" office:value="61.1546392022099">
                <text:p>61.1546392022099</text:p>
              </table:table-cell>
            </table:table-row>
            <table:table-row>
              <table:table-cell office:value-type="float" office:value="0.820000000000001">
                <text:p>0</text:p>
              </table:table-cell>
              <table:table-cell office:value-type="float" office:value="59.4007424714738">
                <text:p>59.4007424714738</text:p>
              </table:table-cell>
            </table:table-row>
            <table:table-row>
              <table:table-cell office:value-type="float" office:value="0.825000000000001">
                <text:p>0</text:p>
              </table:table-cell>
              <table:table-cell office:value-type="float" office:value="61.4614804898418">
                <text:p>61.4614804898418</text:p>
              </table:table-cell>
            </table:table-row>
            <table:table-row>
              <table:table-cell office:value-type="float" office:value="0.830000000000001">
                <text:p>0</text:p>
              </table:table-cell>
              <table:table-cell office:value-type="float" office:value="63.160061133724">
                <text:p>63.160061133724</text:p>
              </table:table-cell>
            </table:table-row>
            <table:table-row>
              <table:table-cell office:value-type="float" office:value="0.835000000000001">
                <text:p>0</text:p>
              </table:table-cell>
              <table:table-cell office:value-type="float" office:value="59.6068775485716">
                <text:p>59.6068775485716</text:p>
              </table:table-cell>
            </table:table-row>
            <table:table-row>
              <table:table-cell office:value-type="float" office:value="0.840000000000001">
                <text:p>0</text:p>
              </table:table-cell>
              <table:table-cell office:value-type="float" office:value="60.1916868542615">
                <text:p>60.1916868542615</text:p>
              </table:table-cell>
            </table:table-row>
            <table:table-row>
              <table:table-cell office:value-type="float" office:value="0.845000000000001">
                <text:p>0</text:p>
              </table:table-cell>
              <table:table-cell office:value-type="float" office:value="60.830075263997">
                <text:p>60.830075263997</text:p>
              </table:table-cell>
            </table:table-row>
            <table:table-row>
              <table:table-cell office:value-type="float" office:value="0.850000000000001">
                <text:p>0</text:p>
              </table:table-cell>
              <table:table-cell office:value-type="float" office:value="62.1916441459556">
                <text:p>62.1916441459556</text:p>
              </table:table-cell>
            </table:table-row>
            <table:table-row>
              <table:table-cell office:value-type="float" office:value="0.855000000000001">
                <text:p>0</text:p>
              </table:table-cell>
              <table:table-cell office:value-type="float" office:value="57.6069259021236">
                <text:p>57.6069259021236</text:p>
              </table:table-cell>
            </table:table-row>
            <table:table-row>
              <table:table-cell office:value-type="float" office:value="0.860000000000001">
                <text:p>0</text:p>
              </table:table-cell>
              <table:table-cell office:value-type="float" office:value="54.3089049327936">
                <text:p>54.3089049327936</text:p>
              </table:table-cell>
            </table:table-row>
            <table:table-row>
              <table:table-cell office:value-type="float" office:value="0.865000000000001">
                <text:p>0</text:p>
              </table:table-cell>
              <table:table-cell office:value-type="float" office:value="54.5360019341145">
                <text:p>54.5360019341145</text:p>
              </table:table-cell>
            </table:table-row>
            <table:table-row>
              <table:table-cell office:value-type="float" office:value="0.870000000000001">
                <text:p>0</text:p>
              </table:table-cell>
              <table:table-cell office:value-type="float" office:value="50.9671354570518">
                <text:p>50.9671354570518</text:p>
              </table:table-cell>
            </table:table-row>
            <table:table-row>
              <table:table-cell office:value-type="float" office:value="0.875000000000001">
                <text:p>0</text:p>
              </table:table-cell>
              <table:table-cell office:value-type="float" office:value="51.6525029704044">
                <text:p>51.6525029704044</text:p>
              </table:table-cell>
            </table:table-row>
            <table:table-row>
              <table:table-cell office:value-type="float" office:value="0.880000000000001">
                <text:p>0</text:p>
              </table:table-cell>
              <table:table-cell office:value-type="float" office:value="49.7295978028439">
                <text:p>49.7295978028439</text:p>
              </table:table-cell>
            </table:table-row>
            <table:table-row>
              <table:table-cell office:value-type="float" office:value="0.885000000000001">
                <text:p>0</text:p>
              </table:table-cell>
              <table:table-cell office:value-type="float" office:value="48.8004648031329">
                <text:p>48.8004648031329</text:p>
              </table:table-cell>
            </table:table-row>
            <table:table-row>
              <table:table-cell office:value-type="float" office:value="0.890000000000001">
                <text:p>0</text:p>
              </table:table-cell>
              <table:table-cell office:value-type="float" office:value="51.149542209098">
                <text:p>51.149542209098</text:p>
              </table:table-cell>
            </table:table-row>
            <table:table-row>
              <table:table-cell office:value-type="float" office:value="0.895000000000001">
                <text:p>0</text:p>
              </table:table-cell>
              <table:table-cell office:value-type="float" office:value="50.3025367338061">
                <text:p>50.3025367338061</text:p>
              </table:table-cell>
            </table:table-row>
            <table:table-row>
              <table:table-cell office:value-type="float" office:value="0.900000000000001">
                <text:p>0</text:p>
              </table:table-cell>
              <table:table-cell office:value-type="float" office:value="49.5785145225413">
                <text:p>49.5785145225413</text:p>
              </table:table-cell>
            </table:table-row>
            <table:table-row>
              <table:table-cell office:value-type="float" office:value="0.905000000000001">
                <text:p>0</text:p>
              </table:table-cell>
              <table:table-cell office:value-type="float" office:value="50.3095836212728">
                <text:p>50.3095836212728</text:p>
              </table:table-cell>
            </table:table-row>
            <table:table-row>
              <table:table-cell office:value-type="float" office:value="0.910000000000001">
                <text:p>0</text:p>
              </table:table-cell>
              <table:table-cell office:value-type="float" office:value="50.1987904069492">
                <text:p>50.1987904069492</text:p>
              </table:table-cell>
            </table:table-row>
            <table:table-row>
              <table:table-cell office:value-type="float" office:value="0.915000000000001">
                <text:p>0</text:p>
              </table:table-cell>
              <table:table-cell office:value-type="float" office:value="49.4311602264238">
                <text:p>49.4311602264238</text:p>
              </table:table-cell>
            </table:table-row>
            <table:table-row>
              <table:table-cell office:value-type="float" office:value="0.920000000000001">
                <text:p>0</text:p>
              </table:table-cell>
              <table:table-cell office:value-type="float" office:value="50.6622475648178">
                <text:p>50.6622475648178</text:p>
              </table:table-cell>
            </table:table-row>
            <table:table-row>
              <table:table-cell office:value-type="float" office:value="0.925000000000001">
                <text:p>0</text:p>
              </table:table-cell>
              <table:table-cell office:value-type="float" office:value="47.8250951486515">
                <text:p>47.8250951486515</text:p>
              </table:table-cell>
            </table:table-row>
            <table:table-row>
              <table:table-cell office:value-type="float" office:value="0.930000000000001">
                <text:p>0</text:p>
              </table:table-cell>
              <table:table-cell office:value-type="float" office:value="45.6611698416959">
                <text:p>45.6611698416959</text:p>
              </table:table-cell>
            </table:table-row>
            <table:table-row>
              <table:table-cell office:value-type="float" office:value="0.935000000000001">
                <text:p>0</text:p>
              </table:table-cell>
              <table:table-cell office:value-type="float" office:value="47.2692121884193">
                <text:p>47.2692121884193</text:p>
              </table:table-cell>
            </table:table-row>
            <table:table-row>
              <table:table-cell office:value-type="float" office:value="0.940000000000001">
                <text:p>0</text:p>
              </table:table-cell>
              <table:table-cell office:value-type="float" office:value="48.5053272920992">
                <text:p>48.5053272920992</text:p>
              </table:table-cell>
            </table:table-row>
            <table:table-row>
              <table:table-cell office:value-type="float" office:value="0.945000000000001">
                <text:p>0</text:p>
              </table:table-cell>
              <table:table-cell office:value-type="float" office:value="49.0293450764923">
                <text:p>49.0293450764923</text:p>
              </table:table-cell>
            </table:table-row>
            <table:table-row>
              <table:table-cell office:value-type="float" office:value="0.950000000000001">
                <text:p>0</text:p>
              </table:table-cell>
              <table:table-cell office:value-type="float" office:value="51.9882675237309">
                <text:p>51.9882675237309</text:p>
              </table:table-cell>
            </table:table-row>
            <table:table-row>
              <table:table-cell office:value-type="float" office:value="0.955000000000001">
                <text:p>0</text:p>
              </table:table-cell>
              <table:table-cell office:value-type="float" office:value="49.0007942424387">
                <text:p>49.0007942424387</text:p>
              </table:table-cell>
            </table:table-row>
            <table:table-row>
              <table:table-cell office:value-type="float" office:value="0.960000000000001">
                <text:p>0</text:p>
              </table:table-cell>
              <table:table-cell office:value-type="float" office:value="50.8578306697136">
                <text:p>50.8578306697136</text:p>
              </table:table-cell>
            </table:table-row>
            <table:table-row>
              <table:table-cell office:value-type="float" office:value="0.965000000000001">
                <text:p>0</text:p>
              </table:table-cell>
              <table:table-cell office:value-type="float" office:value="55.5800792746364">
                <text:p>55.5800792746364</text:p>
              </table:table-cell>
            </table:table-row>
            <table:table-row>
              <table:table-cell office:value-type="float" office:value="0.970000000000001">
                <text:p>0</text:p>
              </table:table-cell>
              <table:table-cell office:value-type="float" office:value="51.4866079299294">
                <text:p>51.4866079299294</text:p>
              </table:table-cell>
            </table:table-row>
            <table:table-row>
              <table:table-cell office:value-type="float" office:value="0.975000000000001">
                <text:p>0</text:p>
              </table:table-cell>
              <table:table-cell office:value-type="float" office:value="49.9161407491655">
                <text:p>49.9161407491655</text:p>
              </table:table-cell>
            </table:table-row>
            <table:table-row>
              <table:table-cell office:value-type="float" office:value="0.980000000000001">
                <text:p>0</text:p>
              </table:table-cell>
              <table:table-cell office:value-type="float" office:value="50.8950090509475">
                <text:p>50.8950090509475</text:p>
              </table:table-cell>
            </table:table-row>
            <table:table-row>
              <table:table-cell office:value-type="float" office:value="0.985000000000001">
                <text:p>0</text:p>
              </table:table-cell>
              <table:table-cell office:value-type="float" office:value="50.8709420292636">
                <text:p>50.8709420292636</text:p>
              </table:table-cell>
            </table:table-row>
            <table:table-row>
              <table:table-cell office:value-type="float" office:value="0.990000000000001">
                <text:p>0</text:p>
              </table:table-cell>
              <table:table-cell office:value-type="float" office:value="50.1452930636972">
                <text:p>50.1452930636972</text:p>
              </table:table-cell>
            </table:table-row>
            <table:table-row>
              <table:table-cell office:value-type="float" office:value="0.995000000000001">
                <text:p>0</text:p>
              </table:table-cell>
              <table:table-cell office:value-type="float" office:value="50.6369503128092">
                <text:p>50.6369503128092</text:p>
              </table:table-cell>
            </table:table-row>
            <table:table-row>
              <table:table-cell office:value-type="float" office:value="1">
                <text:p/>
              </table:table-cell>
              <table:table-cell office:value-type="float" office:value="51.520627059342">
                <text:p>51.5206270593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8.202cm" xlink:href=".." xlink:type="simple" chart:class="chart:line" chart:style-name="ch1">
        <chart:title svg:x="5.633cm" svg:y="0.299cm" chart:style-name="ch2">
          <text:p>Variance Sample Path</text:p>
        </chart:title>
        <chart:plot-area chart:style-name="ch3" table:cell-range-address="Paths.A2:Paths.B202" chart:data-source-has-labels="both" svg:x="0.77cm" svg:y="1.58cm" svg:width="14.59cm" svg:height="6.038cm">
          <chartooo:coordinate-region svg:x="1.71cm" svg:y="1.778cm" svg:width="13.437cm" svg:height="4.801cm"/>
          <chart:axis chart:dimension="x" chart:name="primary-x" chart:style-name="ch4" chartooo:axis-type="auto">
            <chartooo:date-scale/>
            <chart:categories table:cell-range-address="Paths.A2:Paths.A202"/>
          </chart:axis>
          <chart:axis chart:dimension="y" chart:name="primary-y" chart:style-name="ch4">
            <chart:grid chart:style-name="ch5" chart:class="major"/>
          </chart:axis>
          <chart:series chart:style-name="ch6" chart:values-cell-range-address="Paths.B2:Paths.B202" chart:label-cell-address="Paths.B2:Paths.B202" chart:class="chart:line">
            <chart:data-point chart:repeated="20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0.2 0.2176315958 0.2132424379 0.2118494665 0.2087016386 0.2001742046 0.2160655699 0.210291196 0.2158374216 0.1985323884 0.2175421031 0.2125355011 0.2099242027 0.2001484823 0.2046576009 0.2060390691 0.2119099049 0.218350564 0.2116368628 0.2185630335 0.2328654976 0.2367075051 0.2400819053 0.2464534458 0.238429693 0.2392240468 0.2377582331 0.2405841734 0.2270837435 0.2218949593 0.2030248821 0.2005994852 0.2065655099 0.2147659811 0.213935877 0.2226281111 0.2043244243 0.2097891535 0.2050856977 0.1990291373 0.2117318073 0.2178908754 0.2226108583 0.2262212149 0.235197682 0.2414285423 0.2384208619 0.2398080038 0.2461076855 0.2610405017 0.2540668678 0.2578453715 0.2705530631 0.2935796465 0.2945890298 0.2693387033 0.2675151425 0.2829019802 0.2985927933 0.2818189235 0.2981104119 0.3220717065 0.3238268891 0.318218782 0.3057672827 0.3206192287 0.3042174365 0.3103105377 0.3072536865 0.3055332645 0.3149136068 0.3044648837 0.309174617 0.3106415592 0.3106054621 0.3080264255 0.3255371089 0.324982353 0.3292637689 0.3209146255 0.3352166328 0.3712108365 0.3528621565 0.3785244046 0.3460702236 0.3564923537 0.3545559569 0.3539727501 0.3693037136 0.3773277886 0.3539386439 0.3669862736 0.3598436652 0.3491963653 0.3475181369 0.3376194048 0.3350134225 0.3524915267 0.3666023254 0.3735066106 0.3498087447 0.3623143251 0.3569948205 0.3445635416 0.3473485507 0.3503064583 0.3661150515 0.3718457469 0.3757158586 0.3578876715 0.3576006589 0.3689921985 0.3658178481 0.3752462047 0.3719115203 0.3617258053 0.3747611113 0.3593292319 0.377327148 0.379646315 0.3804974342 0.3763764299 0.3505066611 0.3198057827 0.3190715594 0.3290908534 0.3432297864 0.3411381384 0.3333557071 0.3315671765 0.3359929162 0.3254654914 0.3262428007 0.3084813139 0.3122995079 0.3077230027 0.3184108137 0.324298515 0.3125877434 0.314403159 0.3067001778 0.319835206 0.3275523311 0.3190609215 0.3270634724 0.33206272 0.3183043696 0.312442919 0.298682205 0.3193128912 0.3045854807 0.2979129543 0.2832076019 0.2936542179 0.2998371382 0.3273452748 0.3028518058 0.3021509916 0.3134718994 0.3309858121 0.318450613 0.3088840062 0.3123620519 0.2988995093 0.3012588793 0.288839299 0.2759567013 0.2850590834 0.2794395671 0.2887990959 0.2714166578 0.2955853501 0.3326143171 0.3369060232 0.3446813939 0.3420587806 0.3433236943 0.3464908833 0.3315065611 0.3298311824 0.3406610099 0.332460396 0.3303646826 0.3415112019 0.3356415237 0.355266833 0.3647141868 0.3597965982 0.3645128344 0.3559448033 0.349019295 0.3638924704 0.3523380238 0.3276758792 0.3500023654 0.3556779517 0.3537692451 0.3576680961 0.3764100477 0.3786320448 0.3764757508</text:p>
                <text:list>
                  <text:list-item>
                    <text:p>0.2</text:p>
                  </text:list-item>
                  <text:list-item>
                    <text:p>0.2176315958</text:p>
                  </text:list-item>
                  <text:list-item>
                    <text:p>0.2132424379</text:p>
                  </text:list-item>
                  <text:list-item>
                    <text:p>0.2118494665</text:p>
                  </text:list-item>
                  <text:list-item>
                    <text:p>0.2087016386</text:p>
                  </text:list-item>
                  <text:list-item>
                    <text:p>0.2001742046</text:p>
                  </text:list-item>
                  <text:list-item>
                    <text:p>0.2160655699</text:p>
                  </text:list-item>
                  <text:list-item>
                    <text:p>0.210291196</text:p>
                  </text:list-item>
                  <text:list-item>
                    <text:p>0.2158374216</text:p>
                  </text:list-item>
                  <text:list-item>
                    <text:p>0.1985323884</text:p>
                  </text:list-item>
                  <text:list-item>
                    <text:p>0.2175421031</text:p>
                  </text:list-item>
                  <text:list-item>
                    <text:p>0.2125355011</text:p>
                  </text:list-item>
                  <text:list-item>
                    <text:p>0.2099242027</text:p>
                  </text:list-item>
                  <text:list-item>
                    <text:p>0.2001484823</text:p>
                  </text:list-item>
                  <text:list-item>
                    <text:p>0.2046576009</text:p>
                  </text:list-item>
                  <text:list-item>
                    <text:p>0.2060390691</text:p>
                  </text:list-item>
                  <text:list-item>
                    <text:p>0.2119099049</text:p>
                  </text:list-item>
                  <text:list-item>
                    <text:p>0.218350564</text:p>
                  </text:list-item>
                  <text:list-item>
                    <text:p>0.2116368628</text:p>
                  </text:list-item>
                  <text:list-item>
                    <text:p>0.2185630335</text:p>
                  </text:list-item>
                  <text:list-item>
                    <text:p>0.2328654976</text:p>
                  </text:list-item>
                  <text:list-item>
                    <text:p>0.2367075051</text:p>
                  </text:list-item>
                  <text:list-item>
                    <text:p>0.2400819053</text:p>
                  </text:list-item>
                  <text:list-item>
                    <text:p>0.2464534458</text:p>
                  </text:list-item>
                  <text:list-item>
                    <text:p>0.238429693</text:p>
                  </text:list-item>
                  <text:list-item>
                    <text:p>0.2392240468</text:p>
                  </text:list-item>
                  <text:list-item>
                    <text:p>0.2377582331</text:p>
                  </text:list-item>
                  <text:list-item>
                    <text:p>0.2405841734</text:p>
                  </text:list-item>
                  <text:list-item>
                    <text:p>0.2270837435</text:p>
                  </text:list-item>
                  <text:list-item>
                    <text:p>0.2218949593</text:p>
                  </text:list-item>
                  <text:list-item>
                    <text:p>0.2030248821</text:p>
                  </text:list-item>
                  <text:list-item>
                    <text:p>0.2005994852</text:p>
                  </text:list-item>
                  <text:list-item>
                    <text:p>0.2065655099</text:p>
                  </text:list-item>
                  <text:list-item>
                    <text:p>0.2147659811</text:p>
                  </text:list-item>
                  <text:list-item>
                    <text:p>0.213935877</text:p>
                  </text:list-item>
                  <text:list-item>
                    <text:p>0.2226281111</text:p>
                  </text:list-item>
                  <text:list-item>
                    <text:p>0.2043244243</text:p>
                  </text:list-item>
                  <text:list-item>
                    <text:p>0.2097891535</text:p>
                  </text:list-item>
                  <text:list-item>
                    <text:p>0.2050856977</text:p>
                  </text:list-item>
                  <text:list-item>
                    <text:p>0.1990291373</text:p>
                  </text:list-item>
                  <text:list-item>
                    <text:p>0.2117318073</text:p>
                  </text:list-item>
                  <text:list-item>
                    <text:p>0.2178908754</text:p>
                  </text:list-item>
                  <text:list-item>
                    <text:p>0.2226108583</text:p>
                  </text:list-item>
                  <text:list-item>
                    <text:p>0.2262212149</text:p>
                  </text:list-item>
                  <text:list-item>
                    <text:p>0.235197682</text:p>
                  </text:list-item>
                  <text:list-item>
                    <text:p>0.2414285423</text:p>
                  </text:list-item>
                  <text:list-item>
                    <text:p>0.2384208619</text:p>
                  </text:list-item>
                  <text:list-item>
                    <text:p>0.2398080038</text:p>
                  </text:list-item>
                  <text:list-item>
                    <text:p>0.2461076855</text:p>
                  </text:list-item>
                  <text:list-item>
                    <text:p>0.2610405017</text:p>
                  </text:list-item>
                  <text:list-item>
                    <text:p>0.2540668678</text:p>
                  </text:list-item>
                  <text:list-item>
                    <text:p>0.2578453715</text:p>
                  </text:list-item>
                  <text:list-item>
                    <text:p>0.2705530631</text:p>
                  </text:list-item>
                  <text:list-item>
                    <text:p>0.2935796465</text:p>
                  </text:list-item>
                  <text:list-item>
                    <text:p>0.2945890298</text:p>
                  </text:list-item>
                  <text:list-item>
                    <text:p>0.2693387033</text:p>
                  </text:list-item>
                  <text:list-item>
                    <text:p>0.2675151425</text:p>
                  </text:list-item>
                  <text:list-item>
                    <text:p>0.2829019802</text:p>
                  </text:list-item>
                  <text:list-item>
                    <text:p>0.2985927933</text:p>
                  </text:list-item>
                  <text:list-item>
                    <text:p>0.2818189235</text:p>
                  </text:list-item>
                  <text:list-item>
                    <text:p>0.2981104119</text:p>
                  </text:list-item>
                  <text:list-item>
                    <text:p>0.3220717065</text:p>
                  </text:list-item>
                  <text:list-item>
                    <text:p>0.3238268891</text:p>
                  </text:list-item>
                  <text:list-item>
                    <text:p>0.318218782</text:p>
                  </text:list-item>
                  <text:list-item>
                    <text:p>0.3057672827</text:p>
                  </text:list-item>
                  <text:list-item>
                    <text:p>0.3206192287</text:p>
                  </text:list-item>
                  <text:list-item>
                    <text:p>0.3042174365</text:p>
                  </text:list-item>
                  <text:list-item>
                    <text:p>0.3103105377</text:p>
                  </text:list-item>
                  <text:list-item>
                    <text:p>0.3072536865</text:p>
                  </text:list-item>
                  <text:list-item>
                    <text:p>0.3055332645</text:p>
                  </text:list-item>
                  <text:list-item>
                    <text:p>0.3149136068</text:p>
                  </text:list-item>
                  <text:list-item>
                    <text:p>0.3044648837</text:p>
                  </text:list-item>
                  <text:list-item>
                    <text:p>0.309174617</text:p>
                  </text:list-item>
                  <text:list-item>
                    <text:p>0.3106415592</text:p>
                  </text:list-item>
                  <text:list-item>
                    <text:p>0.3106054621</text:p>
                  </text:list-item>
                  <text:list-item>
                    <text:p>0.3080264255</text:p>
                  </text:list-item>
                  <text:list-item>
                    <text:p>0.3255371089</text:p>
                  </text:list-item>
                  <text:list-item>
                    <text:p>0.324982353</text:p>
                  </text:list-item>
                  <text:list-item>
                    <text:p>0.3292637689</text:p>
                  </text:list-item>
                  <text:list-item>
                    <text:p>0.3209146255</text:p>
                  </text:list-item>
                  <text:list-item>
                    <text:p>0.3352166328</text:p>
                  </text:list-item>
                  <text:list-item>
                    <text:p>0.3712108365</text:p>
                  </text:list-item>
                  <text:list-item>
                    <text:p>0.3528621565</text:p>
                  </text:list-item>
                  <text:list-item>
                    <text:p>0.3785244046</text:p>
                  </text:list-item>
                  <text:list-item>
                    <text:p>0.3460702236</text:p>
                  </text:list-item>
                  <text:list-item>
                    <text:p>0.3564923537</text:p>
                  </text:list-item>
                  <text:list-item>
                    <text:p>0.3545559569</text:p>
                  </text:list-item>
                  <text:list-item>
                    <text:p>0.3539727501</text:p>
                  </text:list-item>
                  <text:list-item>
                    <text:p>0.3693037136</text:p>
                  </text:list-item>
                  <text:list-item>
                    <text:p>0.3773277886</text:p>
                  </text:list-item>
                  <text:list-item>
                    <text:p>0.3539386439</text:p>
                  </text:list-item>
                  <text:list-item>
                    <text:p>0.3669862736</text:p>
                  </text:list-item>
                  <text:list-item>
                    <text:p>0.3598436652</text:p>
                  </text:list-item>
                  <text:list-item>
                    <text:p>0.3491963653</text:p>
                  </text:list-item>
                  <text:list-item>
                    <text:p>0.3475181369</text:p>
                  </text:list-item>
                  <text:list-item>
                    <text:p>0.3376194048</text:p>
                  </text:list-item>
                  <text:list-item>
                    <text:p>0.3350134225</text:p>
                  </text:list-item>
                  <text:list-item>
                    <text:p>0.3524915267</text:p>
                  </text:list-item>
                  <text:list-item>
                    <text:p>0.3666023254</text:p>
                  </text:list-item>
                  <text:list-item>
                    <text:p>0.3735066106</text:p>
                  </text:list-item>
                  <text:list-item>
                    <text:p>0.3498087447</text:p>
                  </text:list-item>
                  <text:list-item>
                    <text:p>0.3623143251</text:p>
                  </text:list-item>
                  <text:list-item>
                    <text:p>0.3569948205</text:p>
                  </text:list-item>
                  <text:list-item>
                    <text:p>0.3445635416</text:p>
                  </text:list-item>
                  <text:list-item>
                    <text:p>0.3473485507</text:p>
                  </text:list-item>
                  <text:list-item>
                    <text:p>0.3503064583</text:p>
                  </text:list-item>
                  <text:list-item>
                    <text:p>0.3661150515</text:p>
                  </text:list-item>
                  <text:list-item>
                    <text:p>0.3718457469</text:p>
                  </text:list-item>
                  <text:list-item>
                    <text:p>0.3757158586</text:p>
                  </text:list-item>
                  <text:list-item>
                    <text:p>0.3578876715</text:p>
                  </text:list-item>
                  <text:list-item>
                    <text:p>0.3576006589</text:p>
                  </text:list-item>
                  <text:list-item>
                    <text:p>0.3689921985</text:p>
                  </text:list-item>
                  <text:list-item>
                    <text:p>0.3658178481</text:p>
                  </text:list-item>
                  <text:list-item>
                    <text:p>0.3752462047</text:p>
                  </text:list-item>
                  <text:list-item>
                    <text:p>0.3719115203</text:p>
                  </text:list-item>
                  <text:list-item>
                    <text:p>0.3617258053</text:p>
                  </text:list-item>
                  <text:list-item>
                    <text:p>0.3747611113</text:p>
                  </text:list-item>
                  <text:list-item>
                    <text:p>0.3593292319</text:p>
                  </text:list-item>
                  <text:list-item>
                    <text:p>0.377327148</text:p>
                  </text:list-item>
                  <text:list-item>
                    <text:p>0.379646315</text:p>
                  </text:list-item>
                  <text:list-item>
                    <text:p>0.3804974342</text:p>
                  </text:list-item>
                  <text:list-item>
                    <text:p>0.3763764299</text:p>
                  </text:list-item>
                  <text:list-item>
                    <text:p>0.3505066611</text:p>
                  </text:list-item>
                  <text:list-item>
                    <text:p>0.3198057827</text:p>
                  </text:list-item>
                  <text:list-item>
                    <text:p>0.3190715594</text:p>
                  </text:list-item>
                  <text:list-item>
                    <text:p>0.3290908534</text:p>
                  </text:list-item>
                  <text:list-item>
                    <text:p>0.3432297864</text:p>
                  </text:list-item>
                  <text:list-item>
                    <text:p>0.3411381384</text:p>
                  </text:list-item>
                  <text:list-item>
                    <text:p>0.3333557071</text:p>
                  </text:list-item>
                  <text:list-item>
                    <text:p>0.3315671765</text:p>
                  </text:list-item>
                  <text:list-item>
                    <text:p>0.3359929162</text:p>
                  </text:list-item>
                  <text:list-item>
                    <text:p>0.3254654914</text:p>
                  </text:list-item>
                  <text:list-item>
                    <text:p>0.3262428007</text:p>
                  </text:list-item>
                  <text:list-item>
                    <text:p>0.3084813139</text:p>
                  </text:list-item>
                  <text:list-item>
                    <text:p>0.3122995079</text:p>
                  </text:list-item>
                  <text:list-item>
                    <text:p>0.3077230027</text:p>
                  </text:list-item>
                  <text:list-item>
                    <text:p>0.3184108137</text:p>
                  </text:list-item>
                  <text:list-item>
                    <text:p>0.324298515</text:p>
                  </text:list-item>
                  <text:list-item>
                    <text:p>0.3125877434</text:p>
                  </text:list-item>
                  <text:list-item>
                    <text:p>0.314403159</text:p>
                  </text:list-item>
                  <text:list-item>
                    <text:p>0.3067001778</text:p>
                  </text:list-item>
                  <text:list-item>
                    <text:p>0.319835206</text:p>
                  </text:list-item>
                  <text:list-item>
                    <text:p>0.3275523311</text:p>
                  </text:list-item>
                  <text:list-item>
                    <text:p>0.3190609215</text:p>
                  </text:list-item>
                  <text:list-item>
                    <text:p>0.3270634724</text:p>
                  </text:list-item>
                  <text:list-item>
                    <text:p>0.33206272</text:p>
                  </text:list-item>
                  <text:list-item>
                    <text:p>0.3183043696</text:p>
                  </text:list-item>
                  <text:list-item>
                    <text:p>0.312442919</text:p>
                  </text:list-item>
                  <text:list-item>
                    <text:p>0.298682205</text:p>
                  </text:list-item>
                  <text:list-item>
                    <text:p>0.3193128912</text:p>
                  </text:list-item>
                  <text:list-item>
                    <text:p>0.3045854807</text:p>
                  </text:list-item>
                  <text:list-item>
                    <text:p>0.2979129543</text:p>
                  </text:list-item>
                  <text:list-item>
                    <text:p>0.2832076019</text:p>
                  </text:list-item>
                  <text:list-item>
                    <text:p>0.2936542179</text:p>
                  </text:list-item>
                  <text:list-item>
                    <text:p>0.2998371382</text:p>
                  </text:list-item>
                  <text:list-item>
                    <text:p>0.3273452748</text:p>
                  </text:list-item>
                  <text:list-item>
                    <text:p>0.3028518058</text:p>
                  </text:list-item>
                  <text:list-item>
                    <text:p>0.3021509916</text:p>
                  </text:list-item>
                  <text:list-item>
                    <text:p>0.3134718994</text:p>
                  </text:list-item>
                  <text:list-item>
                    <text:p>0.3309858121</text:p>
                  </text:list-item>
                  <text:list-item>
                    <text:p>0.318450613</text:p>
                  </text:list-item>
                  <text:list-item>
                    <text:p>0.3088840062</text:p>
                  </text:list-item>
                  <text:list-item>
                    <text:p>0.3123620519</text:p>
                  </text:list-item>
                  <text:list-item>
                    <text:p>0.2988995093</text:p>
                  </text:list-item>
                  <text:list-item>
                    <text:p>0.3012588793</text:p>
                  </text:list-item>
                  <text:list-item>
                    <text:p>0.288839299</text:p>
                  </text:list-item>
                  <text:list-item>
                    <text:p>0.2759567013</text:p>
                  </text:list-item>
                  <text:list-item>
                    <text:p>0.2850590834</text:p>
                  </text:list-item>
                  <text:list-item>
                    <text:p>0.2794395671</text:p>
                  </text:list-item>
                  <text:list-item>
                    <text:p>0.2887990959</text:p>
                  </text:list-item>
                  <text:list-item>
                    <text:p>0.2714166578</text:p>
                  </text:list-item>
                  <text:list-item>
                    <text:p>0.2955853501</text:p>
                  </text:list-item>
                  <text:list-item>
                    <text:p>0.3326143171</text:p>
                  </text:list-item>
                  <text:list-item>
                    <text:p>0.3369060232</text:p>
                  </text:list-item>
                  <text:list-item>
                    <text:p>0.3446813939</text:p>
                  </text:list-item>
                  <text:list-item>
                    <text:p>0.3420587806</text:p>
                  </text:list-item>
                  <text:list-item>
                    <text:p>0.3433236943</text:p>
                  </text:list-item>
                  <text:list-item>
                    <text:p>0.3464908833</text:p>
                  </text:list-item>
                  <text:list-item>
                    <text:p>0.3315065611</text:p>
                  </text:list-item>
                  <text:list-item>
                    <text:p>0.3298311824</text:p>
                  </text:list-item>
                  <text:list-item>
                    <text:p>0.3406610099</text:p>
                  </text:list-item>
                  <text:list-item>
                    <text:p>0.332460396</text:p>
                  </text:list-item>
                  <text:list-item>
                    <text:p>0.3303646826</text:p>
                  </text:list-item>
                  <text:list-item>
                    <text:p>0.3415112019</text:p>
                  </text:list-item>
                  <text:list-item>
                    <text:p>0.3356415237</text:p>
                  </text:list-item>
                  <text:list-item>
                    <text:p>0.355266833</text:p>
                  </text:list-item>
                  <text:list-item>
                    <text:p>0.3647141868</text:p>
                  </text:list-item>
                  <text:list-item>
                    <text:p>0.3597965982</text:p>
                  </text:list-item>
                  <text:list-item>
                    <text:p>0.3645128344</text:p>
                  </text:list-item>
                  <text:list-item>
                    <text:p>0.3559448033</text:p>
                  </text:list-item>
                  <text:list-item>
                    <text:p>0.349019295</text:p>
                  </text:list-item>
                  <text:list-item>
                    <text:p>0.3638924704</text:p>
                  </text:list-item>
                  <text:list-item>
                    <text:p>0.3523380238</text:p>
                  </text:list-item>
                  <text:list-item>
                    <text:p>0.3276758792</text:p>
                  </text:list-item>
                  <text:list-item>
                    <text:p>0.3500023654</text:p>
                  </text:list-item>
                  <text:list-item>
                    <text:p>0.3556779517</text:p>
                  </text:list-item>
                  <text:list-item>
                    <text:p>0.3537692451</text:p>
                  </text:list-item>
                  <text:list-item>
                    <text:p>0.3576680961</text:p>
                  </text:list-item>
                  <text:list-item>
                    <text:p>0.3764100477</text:p>
                  </text:list-item>
                  <text:list-item>
                    <text:p>0.3786320448</text:p>
                  </text:list-item>
                  <text:list-item>
                    <text:p>0.3764757508</text:p>
                  </text:list-item>
                </text:list>
                <draw:g>
                  <svg:desc>Paths.B2:Paths.B202</svg:desc>
                </draw:g>
              </table:table-cell>
            </table:table-row>
          </table:table-header-rows>
          <table:table-rows>
            <table:table-row>
              <table:table-cell office:value-type="float" office:value="0">
                <text:p/>
                <draw:g>
                  <svg:desc>Paths.A2:Paths.A202</svg:desc>
                </draw:g>
              </table:table-cell>
              <table:table-cell office:value-type="float" office:value="0.2">
                <text:p>0.2</text:p>
                <draw:g>
                  <svg:desc>Paths.B2:Paths.B202</svg:desc>
                </draw:g>
              </table:table-cell>
            </table:table-row>
            <table:table-row>
              <table:table-cell office:value-type="float" office:value="0.005">
                <text:p>0</text:p>
              </table:table-cell>
              <table:table-cell office:value-type="float" office:value="0.217631595756103">
                <text:p>0.217631595756103</text:p>
              </table:table-cell>
            </table:table-row>
            <table:table-row>
              <table:table-cell office:value-type="float" office:value="0.01">
                <text:p>0</text:p>
              </table:table-cell>
              <table:table-cell office:value-type="float" office:value="0.213242437947987">
                <text:p>0.213242437947987</text:p>
              </table:table-cell>
            </table:table-row>
            <table:table-row>
              <table:table-cell office:value-type="float" office:value="0.015">
                <text:p>0</text:p>
              </table:table-cell>
              <table:table-cell office:value-type="float" office:value="0.211849466514893">
                <text:p>0.211849466514893</text:p>
              </table:table-cell>
            </table:table-row>
            <table:table-row>
              <table:table-cell office:value-type="float" office:value="0.02">
                <text:p>0</text:p>
              </table:table-cell>
              <table:table-cell office:value-type="float" office:value="0.208701638633396">
                <text:p>0.208701638633396</text:p>
              </table:table-cell>
            </table:table-row>
            <table:table-row>
              <table:table-cell office:value-type="float" office:value="0.025">
                <text:p>0</text:p>
              </table:table-cell>
              <table:table-cell office:value-type="float" office:value="0.200174204561557">
                <text:p>0.200174204561557</text:p>
              </table:table-cell>
            </table:table-row>
            <table:table-row>
              <table:table-cell office:value-type="float" office:value="0.03">
                <text:p>0</text:p>
              </table:table-cell>
              <table:table-cell office:value-type="float" office:value="0.216065569936872">
                <text:p>0.216065569936872</text:p>
              </table:table-cell>
            </table:table-row>
            <table:table-row>
              <table:table-cell office:value-type="float" office:value="0.035">
                <text:p>0</text:p>
              </table:table-cell>
              <table:table-cell office:value-type="float" office:value="0.210291196007168">
                <text:p>0.210291196007168</text:p>
              </table:table-cell>
            </table:table-row>
            <table:table-row>
              <table:table-cell office:value-type="float" office:value="0.04">
                <text:p>0</text:p>
              </table:table-cell>
              <table:table-cell office:value-type="float" office:value="0.215837421561542">
                <text:p>0.215837421561542</text:p>
              </table:table-cell>
            </table:table-row>
            <table:table-row>
              <table:table-cell office:value-type="float" office:value="0.045">
                <text:p>0</text:p>
              </table:table-cell>
              <table:table-cell office:value-type="float" office:value="0.198532388392095">
                <text:p>0.198532388392095</text:p>
              </table:table-cell>
            </table:table-row>
            <table:table-row>
              <table:table-cell office:value-type="float" office:value="0.05">
                <text:p>0</text:p>
              </table:table-cell>
              <table:table-cell office:value-type="float" office:value="0.217542103134361">
                <text:p>0.217542103134361</text:p>
              </table:table-cell>
            </table:table-row>
            <table:table-row>
              <table:table-cell office:value-type="float" office:value="0.055">
                <text:p>0</text:p>
              </table:table-cell>
              <table:table-cell office:value-type="float" office:value="0.212535501139042">
                <text:p>0.212535501139042</text:p>
              </table:table-cell>
            </table:table-row>
            <table:table-row>
              <table:table-cell office:value-type="float" office:value="0.06">
                <text:p>0</text:p>
              </table:table-cell>
              <table:table-cell office:value-type="float" office:value="0.209924202697073">
                <text:p>0.209924202697073</text:p>
              </table:table-cell>
            </table:table-row>
            <table:table-row>
              <table:table-cell office:value-type="float" office:value="0.065">
                <text:p>0</text:p>
              </table:table-cell>
              <table:table-cell office:value-type="float" office:value="0.20014848234413">
                <text:p>0.20014848234413</text:p>
              </table:table-cell>
            </table:table-row>
            <table:table-row>
              <table:table-cell office:value-type="float" office:value="0.07">
                <text:p>0</text:p>
              </table:table-cell>
              <table:table-cell office:value-type="float" office:value="0.204657600854888">
                <text:p>0.204657600854888</text:p>
              </table:table-cell>
            </table:table-row>
            <table:table-row>
              <table:table-cell office:value-type="float" office:value="0.075">
                <text:p>0</text:p>
              </table:table-cell>
              <table:table-cell office:value-type="float" office:value="0.206039069125384">
                <text:p>0.206039069125384</text:p>
              </table:table-cell>
            </table:table-row>
            <table:table-row>
              <table:table-cell office:value-type="float" office:value="0.08">
                <text:p>0</text:p>
              </table:table-cell>
              <table:table-cell office:value-type="float" office:value="0.211909904864739">
                <text:p>0.211909904864739</text:p>
              </table:table-cell>
            </table:table-row>
            <table:table-row>
              <table:table-cell office:value-type="float" office:value="0.085">
                <text:p>0</text:p>
              </table:table-cell>
              <table:table-cell office:value-type="float" office:value="0.218350564031615">
                <text:p>0.218350564031615</text:p>
              </table:table-cell>
            </table:table-row>
            <table:table-row>
              <table:table-cell office:value-type="float" office:value="0.09">
                <text:p>0</text:p>
              </table:table-cell>
              <table:table-cell office:value-type="float" office:value="0.211636862753377">
                <text:p>0.211636862753377</text:p>
              </table:table-cell>
            </table:table-row>
            <table:table-row>
              <table:table-cell office:value-type="float" office:value="0.095">
                <text:p>0</text:p>
              </table:table-cell>
              <table:table-cell office:value-type="float" office:value="0.218563033515945">
                <text:p>0.218563033515945</text:p>
              </table:table-cell>
            </table:table-row>
            <table:table-row>
              <table:table-cell office:value-type="float" office:value="0.1">
                <text:p>0</text:p>
              </table:table-cell>
              <table:table-cell office:value-type="float" office:value="0.232865497595117">
                <text:p>0.232865497595117</text:p>
              </table:table-cell>
            </table:table-row>
            <table:table-row>
              <table:table-cell office:value-type="float" office:value="0.105">
                <text:p>0</text:p>
              </table:table-cell>
              <table:table-cell office:value-type="float" office:value="0.236707505113675">
                <text:p>0.236707505113675</text:p>
              </table:table-cell>
            </table:table-row>
            <table:table-row>
              <table:table-cell office:value-type="float" office:value="0.11">
                <text:p>0</text:p>
              </table:table-cell>
              <table:table-cell office:value-type="float" office:value="0.240081905286865">
                <text:p>0.240081905286865</text:p>
              </table:table-cell>
            </table:table-row>
            <table:table-row>
              <table:table-cell office:value-type="float" office:value="0.115">
                <text:p>0</text:p>
              </table:table-cell>
              <table:table-cell office:value-type="float" office:value="0.246453445795239">
                <text:p>0.246453445795239</text:p>
              </table:table-cell>
            </table:table-row>
            <table:table-row>
              <table:table-cell office:value-type="float" office:value="0.12">
                <text:p>0</text:p>
              </table:table-cell>
              <table:table-cell office:value-type="float" office:value="0.238429693000279">
                <text:p>0.238429693000279</text:p>
              </table:table-cell>
            </table:table-row>
            <table:table-row>
              <table:table-cell office:value-type="float" office:value="0.125">
                <text:p>0</text:p>
              </table:table-cell>
              <table:table-cell office:value-type="float" office:value="0.239224046818014">
                <text:p>0.239224046818014</text:p>
              </table:table-cell>
            </table:table-row>
            <table:table-row>
              <table:table-cell office:value-type="float" office:value="0.13">
                <text:p>0</text:p>
              </table:table-cell>
              <table:table-cell office:value-type="float" office:value="0.237758233064577">
                <text:p>0.237758233064577</text:p>
              </table:table-cell>
            </table:table-row>
            <table:table-row>
              <table:table-cell office:value-type="float" office:value="0.135">
                <text:p>0</text:p>
              </table:table-cell>
              <table:table-cell office:value-type="float" office:value="0.24058417336802">
                <text:p>0.24058417336802</text:p>
              </table:table-cell>
            </table:table-row>
            <table:table-row>
              <table:table-cell office:value-type="float" office:value="0.14">
                <text:p>0</text:p>
              </table:table-cell>
              <table:table-cell office:value-type="float" office:value="0.227083743508447">
                <text:p>0.227083743508447</text:p>
              </table:table-cell>
            </table:table-row>
            <table:table-row>
              <table:table-cell office:value-type="float" office:value="0.145">
                <text:p>0</text:p>
              </table:table-cell>
              <table:table-cell office:value-type="float" office:value="0.221894959345602">
                <text:p>0.221894959345602</text:p>
              </table:table-cell>
            </table:table-row>
            <table:table-row>
              <table:table-cell office:value-type="float" office:value="0.15">
                <text:p>0</text:p>
              </table:table-cell>
              <table:table-cell office:value-type="float" office:value="0.203024882138586">
                <text:p>0.203024882138586</text:p>
              </table:table-cell>
            </table:table-row>
            <table:table-row>
              <table:table-cell office:value-type="float" office:value="0.155">
                <text:p>0</text:p>
              </table:table-cell>
              <table:table-cell office:value-type="float" office:value="0.200599485176257">
                <text:p>0.200599485176257</text:p>
              </table:table-cell>
            </table:table-row>
            <table:table-row>
              <table:table-cell office:value-type="float" office:value="0.16">
                <text:p>0</text:p>
              </table:table-cell>
              <table:table-cell office:value-type="float" office:value="0.206565509900468">
                <text:p>0.206565509900468</text:p>
              </table:table-cell>
            </table:table-row>
            <table:table-row>
              <table:table-cell office:value-type="float" office:value="0.165">
                <text:p>0</text:p>
              </table:table-cell>
              <table:table-cell office:value-type="float" office:value="0.214765981145515">
                <text:p>0.214765981145515</text:p>
              </table:table-cell>
            </table:table-row>
            <table:table-row>
              <table:table-cell office:value-type="float" office:value="0.17">
                <text:p>0</text:p>
              </table:table-cell>
              <table:table-cell office:value-type="float" office:value="0.21393587702157">
                <text:p>0.21393587702157</text:p>
              </table:table-cell>
            </table:table-row>
            <table:table-row>
              <table:table-cell office:value-type="float" office:value="0.175">
                <text:p>0</text:p>
              </table:table-cell>
              <table:table-cell office:value-type="float" office:value="0.222628111067487">
                <text:p>0.222628111067487</text:p>
              </table:table-cell>
            </table:table-row>
            <table:table-row>
              <table:table-cell office:value-type="float" office:value="0.18">
                <text:p>0</text:p>
              </table:table-cell>
              <table:table-cell office:value-type="float" office:value="0.2043244242879">
                <text:p>0.2043244242879</text:p>
              </table:table-cell>
            </table:table-row>
            <table:table-row>
              <table:table-cell office:value-type="float" office:value="0.185">
                <text:p>0</text:p>
              </table:table-cell>
              <table:table-cell office:value-type="float" office:value="0.209789153493885">
                <text:p>0.209789153493885</text:p>
              </table:table-cell>
            </table:table-row>
            <table:table-row>
              <table:table-cell office:value-type="float" office:value="0.19">
                <text:p>0</text:p>
              </table:table-cell>
              <table:table-cell office:value-type="float" office:value="0.205085697708598">
                <text:p>0.205085697708598</text:p>
              </table:table-cell>
            </table:table-row>
            <table:table-row>
              <table:table-cell office:value-type="float" office:value="0.195">
                <text:p>0</text:p>
              </table:table-cell>
              <table:table-cell office:value-type="float" office:value="0.199029137293897">
                <text:p>0.199029137293897</text:p>
              </table:table-cell>
            </table:table-row>
            <table:table-row>
              <table:table-cell office:value-type="float" office:value="0.2">
                <text:p>0</text:p>
              </table:table-cell>
              <table:table-cell office:value-type="float" office:value="0.211731807310135">
                <text:p>0.211731807310135</text:p>
              </table:table-cell>
            </table:table-row>
            <table:table-row>
              <table:table-cell office:value-type="float" office:value="0.205">
                <text:p>0</text:p>
              </table:table-cell>
              <table:table-cell office:value-type="float" office:value="0.217890875449293">
                <text:p>0.217890875449293</text:p>
              </table:table-cell>
            </table:table-row>
            <table:table-row>
              <table:table-cell office:value-type="float" office:value="0.21">
                <text:p>0</text:p>
              </table:table-cell>
              <table:table-cell office:value-type="float" office:value="0.222610858335629">
                <text:p>0.222610858335629</text:p>
              </table:table-cell>
            </table:table-row>
            <table:table-row>
              <table:table-cell office:value-type="float" office:value="0.215">
                <text:p>0</text:p>
              </table:table-cell>
              <table:table-cell office:value-type="float" office:value="0.226221214879198">
                <text:p>0.226221214879198</text:p>
              </table:table-cell>
            </table:table-row>
            <table:table-row>
              <table:table-cell office:value-type="float" office:value="0.22">
                <text:p>0</text:p>
              </table:table-cell>
              <table:table-cell office:value-type="float" office:value="0.235197681975882">
                <text:p>0.235197681975882</text:p>
              </table:table-cell>
            </table:table-row>
            <table:table-row>
              <table:table-cell office:value-type="float" office:value="0.225">
                <text:p>0</text:p>
              </table:table-cell>
              <table:table-cell office:value-type="float" office:value="0.241428542284211">
                <text:p>0.241428542284211</text:p>
              </table:table-cell>
            </table:table-row>
            <table:table-row>
              <table:table-cell office:value-type="float" office:value="0.23">
                <text:p>0</text:p>
              </table:table-cell>
              <table:table-cell office:value-type="float" office:value="0.238420861903504">
                <text:p>0.238420861903504</text:p>
              </table:table-cell>
            </table:table-row>
            <table:table-row>
              <table:table-cell office:value-type="float" office:value="0.235">
                <text:p>0</text:p>
              </table:table-cell>
              <table:table-cell office:value-type="float" office:value="0.239808003802244">
                <text:p>0.239808003802244</text:p>
              </table:table-cell>
            </table:table-row>
            <table:table-row>
              <table:table-cell office:value-type="float" office:value="0.24">
                <text:p>0</text:p>
              </table:table-cell>
              <table:table-cell office:value-type="float" office:value="0.246107685532734">
                <text:p>0.246107685532734</text:p>
              </table:table-cell>
            </table:table-row>
            <table:table-row>
              <table:table-cell office:value-type="float" office:value="0.245">
                <text:p>0</text:p>
              </table:table-cell>
              <table:table-cell office:value-type="float" office:value="0.261040501694667">
                <text:p>0.261040501694667</text:p>
              </table:table-cell>
            </table:table-row>
            <table:table-row>
              <table:table-cell office:value-type="float" office:value="0.25">
                <text:p>0</text:p>
              </table:table-cell>
              <table:table-cell office:value-type="float" office:value="0.254066867801285">
                <text:p>0.254066867801285</text:p>
              </table:table-cell>
            </table:table-row>
            <table:table-row>
              <table:table-cell office:value-type="float" office:value="0.255">
                <text:p>0</text:p>
              </table:table-cell>
              <table:table-cell office:value-type="float" office:value="0.257845371456561">
                <text:p>0.257845371456561</text:p>
              </table:table-cell>
            </table:table-row>
            <table:table-row>
              <table:table-cell office:value-type="float" office:value="0.26">
                <text:p>0</text:p>
              </table:table-cell>
              <table:table-cell office:value-type="float" office:value="0.270553063065259">
                <text:p>0.270553063065259</text:p>
              </table:table-cell>
            </table:table-row>
            <table:table-row>
              <table:table-cell office:value-type="float" office:value="0.265">
                <text:p>0</text:p>
              </table:table-cell>
              <table:table-cell office:value-type="float" office:value="0.293579646477777">
                <text:p>0.293579646477777</text:p>
              </table:table-cell>
            </table:table-row>
            <table:table-row>
              <table:table-cell office:value-type="float" office:value="0.27">
                <text:p>0</text:p>
              </table:table-cell>
              <table:table-cell office:value-type="float" office:value="0.294589029761703">
                <text:p>0.294589029761703</text:p>
              </table:table-cell>
            </table:table-row>
            <table:table-row>
              <table:table-cell office:value-type="float" office:value="0.275">
                <text:p>0</text:p>
              </table:table-cell>
              <table:table-cell office:value-type="float" office:value="0.269338703300063">
                <text:p>0.269338703300063</text:p>
              </table:table-cell>
            </table:table-row>
            <table:table-row>
              <table:table-cell office:value-type="float" office:value="0.28">
                <text:p>0</text:p>
              </table:table-cell>
              <table:table-cell office:value-type="float" office:value="0.267515142547438">
                <text:p>0.267515142547438</text:p>
              </table:table-cell>
            </table:table-row>
            <table:table-row>
              <table:table-cell office:value-type="float" office:value="0.285">
                <text:p>0</text:p>
              </table:table-cell>
              <table:table-cell office:value-type="float" office:value="0.282901980179432">
                <text:p>0.282901980179432</text:p>
              </table:table-cell>
            </table:table-row>
            <table:table-row>
              <table:table-cell office:value-type="float" office:value="0.29">
                <text:p>0</text:p>
              </table:table-cell>
              <table:table-cell office:value-type="float" office:value="0.298592793274222">
                <text:p>0.298592793274222</text:p>
              </table:table-cell>
            </table:table-row>
            <table:table-row>
              <table:table-cell office:value-type="float" office:value="0.295">
                <text:p>0</text:p>
              </table:table-cell>
              <table:table-cell office:value-type="float" office:value="0.28181892350049">
                <text:p>0.28181892350049</text:p>
              </table:table-cell>
            </table:table-row>
            <table:table-row>
              <table:table-cell office:value-type="float" office:value="0.3">
                <text:p>0</text:p>
              </table:table-cell>
              <table:table-cell office:value-type="float" office:value="0.298110411928175">
                <text:p>0.298110411928175</text:p>
              </table:table-cell>
            </table:table-row>
            <table:table-row>
              <table:table-cell office:value-type="float" office:value="0.305">
                <text:p>0</text:p>
              </table:table-cell>
              <table:table-cell office:value-type="float" office:value="0.322071706546486">
                <text:p>0.322071706546486</text:p>
              </table:table-cell>
            </table:table-row>
            <table:table-row>
              <table:table-cell office:value-type="float" office:value="0.31">
                <text:p>0</text:p>
              </table:table-cell>
              <table:table-cell office:value-type="float" office:value="0.323826889083451">
                <text:p>0.323826889083451</text:p>
              </table:table-cell>
            </table:table-row>
            <table:table-row>
              <table:table-cell office:value-type="float" office:value="0.315">
                <text:p>0</text:p>
              </table:table-cell>
              <table:table-cell office:value-type="float" office:value="0.318218782045575">
                <text:p>0.318218782045575</text:p>
              </table:table-cell>
            </table:table-row>
            <table:table-row>
              <table:table-cell office:value-type="float" office:value="0.32">
                <text:p>0</text:p>
              </table:table-cell>
              <table:table-cell office:value-type="float" office:value="0.305767282657617">
                <text:p>0.305767282657617</text:p>
              </table:table-cell>
            </table:table-row>
            <table:table-row>
              <table:table-cell office:value-type="float" office:value="0.325">
                <text:p>0</text:p>
              </table:table-cell>
              <table:table-cell office:value-type="float" office:value="0.320619228704503">
                <text:p>0.320619228704503</text:p>
              </table:table-cell>
            </table:table-row>
            <table:table-row>
              <table:table-cell office:value-type="float" office:value="0.33">
                <text:p>0</text:p>
              </table:table-cell>
              <table:table-cell office:value-type="float" office:value="0.304217436500929">
                <text:p>0.304217436500929</text:p>
              </table:table-cell>
            </table:table-row>
            <table:table-row>
              <table:table-cell office:value-type="float" office:value="0.335">
                <text:p>0</text:p>
              </table:table-cell>
              <table:table-cell office:value-type="float" office:value="0.310310537678973">
                <text:p>0.310310537678973</text:p>
              </table:table-cell>
            </table:table-row>
            <table:table-row>
              <table:table-cell office:value-type="float" office:value="0.34">
                <text:p>0</text:p>
              </table:table-cell>
              <table:table-cell office:value-type="float" office:value="0.307253686535564">
                <text:p>0.307253686535564</text:p>
              </table:table-cell>
            </table:table-row>
            <table:table-row>
              <table:table-cell office:value-type="float" office:value="0.345">
                <text:p>0</text:p>
              </table:table-cell>
              <table:table-cell office:value-type="float" office:value="0.305533264501912">
                <text:p>0.305533264501912</text:p>
              </table:table-cell>
            </table:table-row>
            <table:table-row>
              <table:table-cell office:value-type="float" office:value="0.35">
                <text:p>0</text:p>
              </table:table-cell>
              <table:table-cell office:value-type="float" office:value="0.314913606757503">
                <text:p>0.314913606757503</text:p>
              </table:table-cell>
            </table:table-row>
            <table:table-row>
              <table:table-cell office:value-type="float" office:value="0.355">
                <text:p>0</text:p>
              </table:table-cell>
              <table:table-cell office:value-type="float" office:value="0.304464883713119">
                <text:p>0.304464883713119</text:p>
              </table:table-cell>
            </table:table-row>
            <table:table-row>
              <table:table-cell office:value-type="float" office:value="0.36">
                <text:p>0</text:p>
              </table:table-cell>
              <table:table-cell office:value-type="float" office:value="0.309174617047015">
                <text:p>0.309174617047015</text:p>
              </table:table-cell>
            </table:table-row>
            <table:table-row>
              <table:table-cell office:value-type="float" office:value="0.365">
                <text:p>0</text:p>
              </table:table-cell>
              <table:table-cell office:value-type="float" office:value="0.310641559185975">
                <text:p>0.310641559185975</text:p>
              </table:table-cell>
            </table:table-row>
            <table:table-row>
              <table:table-cell office:value-type="float" office:value="0.37">
                <text:p>0</text:p>
              </table:table-cell>
              <table:table-cell office:value-type="float" office:value="0.310605462096111">
                <text:p>0.310605462096111</text:p>
              </table:table-cell>
            </table:table-row>
            <table:table-row>
              <table:table-cell office:value-type="float" office:value="0.375">
                <text:p>0</text:p>
              </table:table-cell>
              <table:table-cell office:value-type="float" office:value="0.308026425526905">
                <text:p>0.308026425526905</text:p>
              </table:table-cell>
            </table:table-row>
            <table:table-row>
              <table:table-cell office:value-type="float" office:value="0.38">
                <text:p>0</text:p>
              </table:table-cell>
              <table:table-cell office:value-type="float" office:value="0.325537108908923">
                <text:p>0.325537108908923</text:p>
              </table:table-cell>
            </table:table-row>
            <table:table-row>
              <table:table-cell office:value-type="float" office:value="0.385">
                <text:p>0</text:p>
              </table:table-cell>
              <table:table-cell office:value-type="float" office:value="0.324982353046163">
                <text:p>0.324982353046163</text:p>
              </table:table-cell>
            </table:table-row>
            <table:table-row>
              <table:table-cell office:value-type="float" office:value="0.39">
                <text:p>0</text:p>
              </table:table-cell>
              <table:table-cell office:value-type="float" office:value="0.329263768907293">
                <text:p>0.329263768907293</text:p>
              </table:table-cell>
            </table:table-row>
            <table:table-row>
              <table:table-cell office:value-type="float" office:value="0.395">
                <text:p>0</text:p>
              </table:table-cell>
              <table:table-cell office:value-type="float" office:value="0.320914625463238">
                <text:p>0.320914625463238</text:p>
              </table:table-cell>
            </table:table-row>
            <table:table-row>
              <table:table-cell office:value-type="float" office:value="0.4">
                <text:p>0</text:p>
              </table:table-cell>
              <table:table-cell office:value-type="float" office:value="0.335216632842075">
                <text:p>0.335216632842075</text:p>
              </table:table-cell>
            </table:table-row>
            <table:table-row>
              <table:table-cell office:value-type="float" office:value="0.405">
                <text:p>0</text:p>
              </table:table-cell>
              <table:table-cell office:value-type="float" office:value="0.371210836546052">
                <text:p>0.371210836546052</text:p>
              </table:table-cell>
            </table:table-row>
            <table:table-row>
              <table:table-cell office:value-type="float" office:value="0.41">
                <text:p>0</text:p>
              </table:table-cell>
              <table:table-cell office:value-type="float" office:value="0.352862156519583">
                <text:p>0.352862156519583</text:p>
              </table:table-cell>
            </table:table-row>
            <table:table-row>
              <table:table-cell office:value-type="float" office:value="0.415">
                <text:p>0</text:p>
              </table:table-cell>
              <table:table-cell office:value-type="float" office:value="0.378524404612713">
                <text:p>0.378524404612713</text:p>
              </table:table-cell>
            </table:table-row>
            <table:table-row>
              <table:table-cell office:value-type="float" office:value="0.42">
                <text:p>0</text:p>
              </table:table-cell>
              <table:table-cell office:value-type="float" office:value="0.346070223621719">
                <text:p>0.346070223621719</text:p>
              </table:table-cell>
            </table:table-row>
            <table:table-row>
              <table:table-cell office:value-type="float" office:value="0.425">
                <text:p>0</text:p>
              </table:table-cell>
              <table:table-cell office:value-type="float" office:value="0.356492353663897">
                <text:p>0.356492353663897</text:p>
              </table:table-cell>
            </table:table-row>
            <table:table-row>
              <table:table-cell office:value-type="float" office:value="0.43">
                <text:p>0</text:p>
              </table:table-cell>
              <table:table-cell office:value-type="float" office:value="0.354555956870316">
                <text:p>0.354555956870316</text:p>
              </table:table-cell>
            </table:table-row>
            <table:table-row>
              <table:table-cell office:value-type="float" office:value="0.435">
                <text:p>0</text:p>
              </table:table-cell>
              <table:table-cell office:value-type="float" office:value="0.353972750071294">
                <text:p>0.353972750071294</text:p>
              </table:table-cell>
            </table:table-row>
            <table:table-row>
              <table:table-cell office:value-type="float" office:value="0.44">
                <text:p>0</text:p>
              </table:table-cell>
              <table:table-cell office:value-type="float" office:value="0.369303713625524">
                <text:p>0.369303713625524</text:p>
              </table:table-cell>
            </table:table-row>
            <table:table-row>
              <table:table-cell office:value-type="float" office:value="0.445">
                <text:p>0</text:p>
              </table:table-cell>
              <table:table-cell office:value-type="float" office:value="0.377327788627683">
                <text:p>0.377327788627683</text:p>
              </table:table-cell>
            </table:table-row>
            <table:table-row>
              <table:table-cell office:value-type="float" office:value="0.45">
                <text:p>0</text:p>
              </table:table-cell>
              <table:table-cell office:value-type="float" office:value="0.353938643859288">
                <text:p>0.353938643859288</text:p>
              </table:table-cell>
            </table:table-row>
            <table:table-row>
              <table:table-cell office:value-type="float" office:value="0.455">
                <text:p>0</text:p>
              </table:table-cell>
              <table:table-cell office:value-type="float" office:value="0.366986273576279">
                <text:p>0.366986273576279</text:p>
              </table:table-cell>
            </table:table-row>
            <table:table-row>
              <table:table-cell office:value-type="float" office:value="0.46">
                <text:p>0</text:p>
              </table:table-cell>
              <table:table-cell office:value-type="float" office:value="0.359843665165305">
                <text:p>0.359843665165305</text:p>
              </table:table-cell>
            </table:table-row>
            <table:table-row>
              <table:table-cell office:value-type="float" office:value="0.465">
                <text:p>0</text:p>
              </table:table-cell>
              <table:table-cell office:value-type="float" office:value="0.349196365326628">
                <text:p>0.349196365326628</text:p>
              </table:table-cell>
            </table:table-row>
            <table:table-row>
              <table:table-cell office:value-type="float" office:value="0.47">
                <text:p>0</text:p>
              </table:table-cell>
              <table:table-cell office:value-type="float" office:value="0.347518136946973">
                <text:p>0.347518136946973</text:p>
              </table:table-cell>
            </table:table-row>
            <table:table-row>
              <table:table-cell office:value-type="float" office:value="0.475">
                <text:p>0</text:p>
              </table:table-cell>
              <table:table-cell office:value-type="float" office:value="0.337619404835253">
                <text:p>0.337619404835253</text:p>
              </table:table-cell>
            </table:table-row>
            <table:table-row>
              <table:table-cell office:value-type="float" office:value="0.48">
                <text:p>0</text:p>
              </table:table-cell>
              <table:table-cell office:value-type="float" office:value="0.335013422462292">
                <text:p>0.335013422462292</text:p>
              </table:table-cell>
            </table:table-row>
            <table:table-row>
              <table:table-cell office:value-type="float" office:value="0.485">
                <text:p>0</text:p>
              </table:table-cell>
              <table:table-cell office:value-type="float" office:value="0.35249152666143">
                <text:p>0.35249152666143</text:p>
              </table:table-cell>
            </table:table-row>
            <table:table-row>
              <table:table-cell office:value-type="float" office:value="0.49">
                <text:p>0</text:p>
              </table:table-cell>
              <table:table-cell office:value-type="float" office:value="0.366602325425241">
                <text:p>0.366602325425241</text:p>
              </table:table-cell>
            </table:table-row>
            <table:table-row>
              <table:table-cell office:value-type="float" office:value="0.495">
                <text:p>0</text:p>
              </table:table-cell>
              <table:table-cell office:value-type="float" office:value="0.37350661058907">
                <text:p>0.37350661058907</text:p>
              </table:table-cell>
            </table:table-row>
            <table:table-row>
              <table:table-cell office:value-type="float" office:value="0.5">
                <text:p>0</text:p>
              </table:table-cell>
              <table:table-cell office:value-type="float" office:value="0.349808744736695">
                <text:p>0.349808744736695</text:p>
              </table:table-cell>
            </table:table-row>
            <table:table-row>
              <table:table-cell office:value-type="float" office:value="0.505">
                <text:p>0</text:p>
              </table:table-cell>
              <table:table-cell office:value-type="float" office:value="0.362314325066802">
                <text:p>0.362314325066802</text:p>
              </table:table-cell>
            </table:table-row>
            <table:table-row>
              <table:table-cell office:value-type="float" office:value="0.51">
                <text:p>0</text:p>
              </table:table-cell>
              <table:table-cell office:value-type="float" office:value="0.356994820466408">
                <text:p>0.356994820466408</text:p>
              </table:table-cell>
            </table:table-row>
            <table:table-row>
              <table:table-cell office:value-type="float" office:value="0.515">
                <text:p>0</text:p>
              </table:table-cell>
              <table:table-cell office:value-type="float" office:value="0.344563541585157">
                <text:p>0.344563541585157</text:p>
              </table:table-cell>
            </table:table-row>
            <table:table-row>
              <table:table-cell office:value-type="float" office:value="0.52">
                <text:p>0</text:p>
              </table:table-cell>
              <table:table-cell office:value-type="float" office:value="0.347348550661938">
                <text:p>0.347348550661938</text:p>
              </table:table-cell>
            </table:table-row>
            <table:table-row>
              <table:table-cell office:value-type="float" office:value="0.525">
                <text:p>0</text:p>
              </table:table-cell>
              <table:table-cell office:value-type="float" office:value="0.350306458311567">
                <text:p>0.350306458311567</text:p>
              </table:table-cell>
            </table:table-row>
            <table:table-row>
              <table:table-cell office:value-type="float" office:value="0.53">
                <text:p>0</text:p>
              </table:table-cell>
              <table:table-cell office:value-type="float" office:value="0.366115051499716">
                <text:p>0.366115051499716</text:p>
              </table:table-cell>
            </table:table-row>
            <table:table-row>
              <table:table-cell office:value-type="float" office:value="0.535">
                <text:p>0</text:p>
              </table:table-cell>
              <table:table-cell office:value-type="float" office:value="0.371845746869348">
                <text:p>0.371845746869348</text:p>
              </table:table-cell>
            </table:table-row>
            <table:table-row>
              <table:table-cell office:value-type="float" office:value="0.54">
                <text:p>0</text:p>
              </table:table-cell>
              <table:table-cell office:value-type="float" office:value="0.375715858565855">
                <text:p>0.375715858565855</text:p>
              </table:table-cell>
            </table:table-row>
            <table:table-row>
              <table:table-cell office:value-type="float" office:value="0.545">
                <text:p>0</text:p>
              </table:table-cell>
              <table:table-cell office:value-type="float" office:value="0.357887671542374">
                <text:p>0.357887671542374</text:p>
              </table:table-cell>
            </table:table-row>
            <table:table-row>
              <table:table-cell office:value-type="float" office:value="0.55">
                <text:p>0</text:p>
              </table:table-cell>
              <table:table-cell office:value-type="float" office:value="0.357600658929777">
                <text:p>0.357600658929777</text:p>
              </table:table-cell>
            </table:table-row>
            <table:table-row>
              <table:table-cell office:value-type="float" office:value="0.555">
                <text:p>0</text:p>
              </table:table-cell>
              <table:table-cell office:value-type="float" office:value="0.36899219854757">
                <text:p>0.36899219854757</text:p>
              </table:table-cell>
            </table:table-row>
            <table:table-row>
              <table:table-cell office:value-type="float" office:value="0.56">
                <text:p>0</text:p>
              </table:table-cell>
              <table:table-cell office:value-type="float" office:value="0.365817848125706">
                <text:p>0.365817848125706</text:p>
              </table:table-cell>
            </table:table-row>
            <table:table-row>
              <table:table-cell office:value-type="float" office:value="0.565">
                <text:p>0</text:p>
              </table:table-cell>
              <table:table-cell office:value-type="float" office:value="0.375246204663776">
                <text:p>0.375246204663776</text:p>
              </table:table-cell>
            </table:table-row>
            <table:table-row>
              <table:table-cell office:value-type="float" office:value="0.57">
                <text:p>0</text:p>
              </table:table-cell>
              <table:table-cell office:value-type="float" office:value="0.371911520338997">
                <text:p>0.371911520338997</text:p>
              </table:table-cell>
            </table:table-row>
            <table:table-row>
              <table:table-cell office:value-type="float" office:value="0.575">
                <text:p>0</text:p>
              </table:table-cell>
              <table:table-cell office:value-type="float" office:value="0.361725805290057">
                <text:p>0.361725805290057</text:p>
              </table:table-cell>
            </table:table-row>
            <table:table-row>
              <table:table-cell office:value-type="float" office:value="0.58">
                <text:p>0</text:p>
              </table:table-cell>
              <table:table-cell office:value-type="float" office:value="0.374761111295662">
                <text:p>0.374761111295662</text:p>
              </table:table-cell>
            </table:table-row>
            <table:table-row>
              <table:table-cell office:value-type="float" office:value="0.585">
                <text:p>0</text:p>
              </table:table-cell>
              <table:table-cell office:value-type="float" office:value="0.359329231947843">
                <text:p>0.359329231947843</text:p>
              </table:table-cell>
            </table:table-row>
            <table:table-row>
              <table:table-cell office:value-type="float" office:value="0.59">
                <text:p>0</text:p>
              </table:table-cell>
              <table:table-cell office:value-type="float" office:value="0.37732714798827">
                <text:p>0.37732714798827</text:p>
              </table:table-cell>
            </table:table-row>
            <table:table-row>
              <table:table-cell office:value-type="float" office:value="0.595">
                <text:p>0</text:p>
              </table:table-cell>
              <table:table-cell office:value-type="float" office:value="0.379646314971583">
                <text:p>0.379646314971583</text:p>
              </table:table-cell>
            </table:table-row>
            <table:table-row>
              <table:table-cell office:value-type="float" office:value="0.6">
                <text:p>0</text:p>
              </table:table-cell>
              <table:table-cell office:value-type="float" office:value="0.380497434238223">
                <text:p>0.380497434238223</text:p>
              </table:table-cell>
            </table:table-row>
            <table:table-row>
              <table:table-cell office:value-type="float" office:value="0.605">
                <text:p>0</text:p>
              </table:table-cell>
              <table:table-cell office:value-type="float" office:value="0.37637642994412">
                <text:p>0.37637642994412</text:p>
              </table:table-cell>
            </table:table-row>
            <table:table-row>
              <table:table-cell office:value-type="float" office:value="0.61">
                <text:p>0</text:p>
              </table:table-cell>
              <table:table-cell office:value-type="float" office:value="0.350506661072858">
                <text:p>0.350506661072858</text:p>
              </table:table-cell>
            </table:table-row>
            <table:table-row>
              <table:table-cell office:value-type="float" office:value="0.615">
                <text:p>0</text:p>
              </table:table-cell>
              <table:table-cell office:value-type="float" office:value="0.31980578270635">
                <text:p>0.31980578270635</text:p>
              </table:table-cell>
            </table:table-row>
            <table:table-row>
              <table:table-cell office:value-type="float" office:value="0.62">
                <text:p>0</text:p>
              </table:table-cell>
              <table:table-cell office:value-type="float" office:value="0.319071559402162">
                <text:p>0.319071559402162</text:p>
              </table:table-cell>
            </table:table-row>
            <table:table-row>
              <table:table-cell office:value-type="float" office:value="0.625">
                <text:p>0</text:p>
              </table:table-cell>
              <table:table-cell office:value-type="float" office:value="0.329090853351995">
                <text:p>0.329090853351995</text:p>
              </table:table-cell>
            </table:table-row>
            <table:table-row>
              <table:table-cell office:value-type="float" office:value="0.63">
                <text:p>0</text:p>
              </table:table-cell>
              <table:table-cell office:value-type="float" office:value="0.343229786374476">
                <text:p>0.343229786374476</text:p>
              </table:table-cell>
            </table:table-row>
            <table:table-row>
              <table:table-cell office:value-type="float" office:value="0.635">
                <text:p>0</text:p>
              </table:table-cell>
              <table:table-cell office:value-type="float" office:value="0.341138138448753">
                <text:p>0.341138138448753</text:p>
              </table:table-cell>
            </table:table-row>
            <table:table-row>
              <table:table-cell office:value-type="float" office:value="0.64">
                <text:p>0</text:p>
              </table:table-cell>
              <table:table-cell office:value-type="float" office:value="0.333355707148638">
                <text:p>0.333355707148638</text:p>
              </table:table-cell>
            </table:table-row>
            <table:table-row>
              <table:table-cell office:value-type="float" office:value="0.645">
                <text:p>0</text:p>
              </table:table-cell>
              <table:table-cell office:value-type="float" office:value="0.331567176476996">
                <text:p>0.331567176476996</text:p>
              </table:table-cell>
            </table:table-row>
            <table:table-row>
              <table:table-cell office:value-type="float" office:value="0.65">
                <text:p>0</text:p>
              </table:table-cell>
              <table:table-cell office:value-type="float" office:value="0.335992916216901">
                <text:p>0.335992916216901</text:p>
              </table:table-cell>
            </table:table-row>
            <table:table-row>
              <table:table-cell office:value-type="float" office:value="0.655">
                <text:p>0</text:p>
              </table:table-cell>
              <table:table-cell office:value-type="float" office:value="0.325465491447617">
                <text:p>0.325465491447617</text:p>
              </table:table-cell>
            </table:table-row>
            <table:table-row>
              <table:table-cell office:value-type="float" office:value="0.66">
                <text:p>0</text:p>
              </table:table-cell>
              <table:table-cell office:value-type="float" office:value="0.326242800722274">
                <text:p>0.326242800722274</text:p>
              </table:table-cell>
            </table:table-row>
            <table:table-row>
              <table:table-cell office:value-type="float" office:value="0.665000000000001">
                <text:p>0</text:p>
              </table:table-cell>
              <table:table-cell office:value-type="float" office:value="0.3084813138689">
                <text:p>0.3084813138689</text:p>
              </table:table-cell>
            </table:table-row>
            <table:table-row>
              <table:table-cell office:value-type="float" office:value="0.67">
                <text:p>0</text:p>
              </table:table-cell>
              <table:table-cell office:value-type="float" office:value="0.31229950787407">
                <text:p>0.31229950787407</text:p>
              </table:table-cell>
            </table:table-row>
            <table:table-row>
              <table:table-cell office:value-type="float" office:value="0.675">
                <text:p>0</text:p>
              </table:table-cell>
              <table:table-cell office:value-type="float" office:value="0.307723002686042">
                <text:p>0.307723002686042</text:p>
              </table:table-cell>
            </table:table-row>
            <table:table-row>
              <table:table-cell office:value-type="float" office:value="0.68">
                <text:p>0</text:p>
              </table:table-cell>
              <table:table-cell office:value-type="float" office:value="0.318410813748446">
                <text:p>0.318410813748446</text:p>
              </table:table-cell>
            </table:table-row>
            <table:table-row>
              <table:table-cell office:value-type="float" office:value="0.685000000000001">
                <text:p>0</text:p>
              </table:table-cell>
              <table:table-cell office:value-type="float" office:value="0.32429851499009">
                <text:p>0.32429851499009</text:p>
              </table:table-cell>
            </table:table-row>
            <table:table-row>
              <table:table-cell office:value-type="float" office:value="0.690000000000001">
                <text:p>0</text:p>
              </table:table-cell>
              <table:table-cell office:value-type="float" office:value="0.312587743419201">
                <text:p>0.312587743419201</text:p>
              </table:table-cell>
            </table:table-row>
            <table:table-row>
              <table:table-cell office:value-type="float" office:value="0.695">
                <text:p>0</text:p>
              </table:table-cell>
              <table:table-cell office:value-type="float" office:value="0.314403158986921">
                <text:p>0.314403158986921</text:p>
              </table:table-cell>
            </table:table-row>
            <table:table-row>
              <table:table-cell office:value-type="float" office:value="0.7">
                <text:p>0</text:p>
              </table:table-cell>
              <table:table-cell office:value-type="float" office:value="0.306700177779885">
                <text:p>0.306700177779885</text:p>
              </table:table-cell>
            </table:table-row>
            <table:table-row>
              <table:table-cell office:value-type="float" office:value="0.705000000000001">
                <text:p>0</text:p>
              </table:table-cell>
              <table:table-cell office:value-type="float" office:value="0.319835205989256">
                <text:p>0.319835205989256</text:p>
              </table:table-cell>
            </table:table-row>
            <table:table-row>
              <table:table-cell office:value-type="float" office:value="0.710000000000001">
                <text:p>0</text:p>
              </table:table-cell>
              <table:table-cell office:value-type="float" office:value="0.327552331142187">
                <text:p>0.327552331142187</text:p>
              </table:table-cell>
            </table:table-row>
            <table:table-row>
              <table:table-cell office:value-type="float" office:value="0.715000000000001">
                <text:p>0</text:p>
              </table:table-cell>
              <table:table-cell office:value-type="float" office:value="0.319060921527813">
                <text:p>0.319060921527813</text:p>
              </table:table-cell>
            </table:table-row>
            <table:table-row>
              <table:table-cell office:value-type="float" office:value="0.72">
                <text:p>0</text:p>
              </table:table-cell>
              <table:table-cell office:value-type="float" office:value="0.327063472400019">
                <text:p>0.327063472400019</text:p>
              </table:table-cell>
            </table:table-row>
            <table:table-row>
              <table:table-cell office:value-type="float" office:value="0.725000000000001">
                <text:p>0</text:p>
              </table:table-cell>
              <table:table-cell office:value-type="float" office:value="0.332062719997169">
                <text:p>0.332062719997169</text:p>
              </table:table-cell>
            </table:table-row>
            <table:table-row>
              <table:table-cell office:value-type="float" office:value="0.730000000000001">
                <text:p>0</text:p>
              </table:table-cell>
              <table:table-cell office:value-type="float" office:value="0.318304369624197">
                <text:p>0.318304369624197</text:p>
              </table:table-cell>
            </table:table-row>
            <table:table-row>
              <table:table-cell office:value-type="float" office:value="0.735000000000001">
                <text:p>0</text:p>
              </table:table-cell>
              <table:table-cell office:value-type="float" office:value="0.312442918969885">
                <text:p>0.312442918969885</text:p>
              </table:table-cell>
            </table:table-row>
            <table:table-row>
              <table:table-cell office:value-type="float" office:value="0.740000000000001">
                <text:p>0</text:p>
              </table:table-cell>
              <table:table-cell office:value-type="float" office:value="0.298682205031992">
                <text:p>0.298682205031992</text:p>
              </table:table-cell>
            </table:table-row>
            <table:table-row>
              <table:table-cell office:value-type="float" office:value="0.745000000000001">
                <text:p>0</text:p>
              </table:table-cell>
              <table:table-cell office:value-type="float" office:value="0.319312891159651">
                <text:p>0.319312891159651</text:p>
              </table:table-cell>
            </table:table-row>
            <table:table-row>
              <table:table-cell office:value-type="float" office:value="0.750000000000001">
                <text:p>0</text:p>
              </table:table-cell>
              <table:table-cell office:value-type="float" office:value="0.30458548067999">
                <text:p>0.30458548067999</text:p>
              </table:table-cell>
            </table:table-row>
            <table:table-row>
              <table:table-cell office:value-type="float" office:value="0.755000000000001">
                <text:p>0</text:p>
              </table:table-cell>
              <table:table-cell office:value-type="float" office:value="0.297912954339117">
                <text:p>0.297912954339117</text:p>
              </table:table-cell>
            </table:table-row>
            <table:table-row>
              <table:table-cell office:value-type="float" office:value="0.760000000000001">
                <text:p>0</text:p>
              </table:table-cell>
              <table:table-cell office:value-type="float" office:value="0.283207601941507">
                <text:p>0.283207601941507</text:p>
              </table:table-cell>
            </table:table-row>
            <table:table-row>
              <table:table-cell office:value-type="float" office:value="0.765000000000001">
                <text:p>0</text:p>
              </table:table-cell>
              <table:table-cell office:value-type="float" office:value="0.293654217914509">
                <text:p>0.293654217914509</text:p>
              </table:table-cell>
            </table:table-row>
            <table:table-row>
              <table:table-cell office:value-type="float" office:value="0.770000000000001">
                <text:p>0</text:p>
              </table:table-cell>
              <table:table-cell office:value-type="float" office:value="0.299837138243165">
                <text:p>0.299837138243165</text:p>
              </table:table-cell>
            </table:table-row>
            <table:table-row>
              <table:table-cell office:value-type="float" office:value="0.775000000000001">
                <text:p>0</text:p>
              </table:table-cell>
              <table:table-cell office:value-type="float" office:value="0.327345274812989">
                <text:p>0.327345274812989</text:p>
              </table:table-cell>
            </table:table-row>
            <table:table-row>
              <table:table-cell office:value-type="float" office:value="0.780000000000001">
                <text:p>0</text:p>
              </table:table-cell>
              <table:table-cell office:value-type="float" office:value="0.302851805821521">
                <text:p>0.302851805821521</text:p>
              </table:table-cell>
            </table:table-row>
            <table:table-row>
              <table:table-cell office:value-type="float" office:value="0.785000000000001">
                <text:p>0</text:p>
              </table:table-cell>
              <table:table-cell office:value-type="float" office:value="0.302150991600347">
                <text:p>0.302150991600347</text:p>
              </table:table-cell>
            </table:table-row>
            <table:table-row>
              <table:table-cell office:value-type="float" office:value="0.790000000000001">
                <text:p>0</text:p>
              </table:table-cell>
              <table:table-cell office:value-type="float" office:value="0.313471899386953">
                <text:p>0.313471899386953</text:p>
              </table:table-cell>
            </table:table-row>
            <table:table-row>
              <table:table-cell office:value-type="float" office:value="0.795000000000001">
                <text:p>0</text:p>
              </table:table-cell>
              <table:table-cell office:value-type="float" office:value="0.330985812075997">
                <text:p>0.330985812075997</text:p>
              </table:table-cell>
            </table:table-row>
            <table:table-row>
              <table:table-cell office:value-type="float" office:value="0.800000000000001">
                <text:p>0</text:p>
              </table:table-cell>
              <table:table-cell office:value-type="float" office:value="0.318450612963082">
                <text:p>0.318450612963082</text:p>
              </table:table-cell>
            </table:table-row>
            <table:table-row>
              <table:table-cell office:value-type="float" office:value="0.805000000000001">
                <text:p>0</text:p>
              </table:table-cell>
              <table:table-cell office:value-type="float" office:value="0.308884006195498">
                <text:p>0.308884006195498</text:p>
              </table:table-cell>
            </table:table-row>
            <table:table-row>
              <table:table-cell office:value-type="float" office:value="0.810000000000001">
                <text:p>0</text:p>
              </table:table-cell>
              <table:table-cell office:value-type="float" office:value="0.312362051941801">
                <text:p>0.312362051941801</text:p>
              </table:table-cell>
            </table:table-row>
            <table:table-row>
              <table:table-cell office:value-type="float" office:value="0.815000000000001">
                <text:p>0</text:p>
              </table:table-cell>
              <table:table-cell office:value-type="float" office:value="0.298899509347353">
                <text:p>0.298899509347353</text:p>
              </table:table-cell>
            </table:table-row>
            <table:table-row>
              <table:table-cell office:value-type="float" office:value="0.820000000000001">
                <text:p>0</text:p>
              </table:table-cell>
              <table:table-cell office:value-type="float" office:value="0.301258879256361">
                <text:p>0.301258879256361</text:p>
              </table:table-cell>
            </table:table-row>
            <table:table-row>
              <table:table-cell office:value-type="float" office:value="0.825000000000001">
                <text:p>0</text:p>
              </table:table-cell>
              <table:table-cell office:value-type="float" office:value="0.288839298987308">
                <text:p>0.288839298987308</text:p>
              </table:table-cell>
            </table:table-row>
            <table:table-row>
              <table:table-cell office:value-type="float" office:value="0.830000000000001">
                <text:p>0</text:p>
              </table:table-cell>
              <table:table-cell office:value-type="float" office:value="0.275956701285538">
                <text:p>0.275956701285538</text:p>
              </table:table-cell>
            </table:table-row>
            <table:table-row>
              <table:table-cell office:value-type="float" office:value="0.835000000000001">
                <text:p>0</text:p>
              </table:table-cell>
              <table:table-cell office:value-type="float" office:value="0.285059083372789">
                <text:p>0.285059083372789</text:p>
              </table:table-cell>
            </table:table-row>
            <table:table-row>
              <table:table-cell office:value-type="float" office:value="0.840000000000001">
                <text:p>0</text:p>
              </table:table-cell>
              <table:table-cell office:value-type="float" office:value="0.279439567054772">
                <text:p>0.279439567054772</text:p>
              </table:table-cell>
            </table:table-row>
            <table:table-row>
              <table:table-cell office:value-type="float" office:value="0.845000000000001">
                <text:p>0</text:p>
              </table:table-cell>
              <table:table-cell office:value-type="float" office:value="0.288799095875318">
                <text:p>0.288799095875318</text:p>
              </table:table-cell>
            </table:table-row>
            <table:table-row>
              <table:table-cell office:value-type="float" office:value="0.850000000000001">
                <text:p>0</text:p>
              </table:table-cell>
              <table:table-cell office:value-type="float" office:value="0.271416657823179">
                <text:p>0.271416657823179</text:p>
              </table:table-cell>
            </table:table-row>
            <table:table-row>
              <table:table-cell office:value-type="float" office:value="0.855000000000001">
                <text:p>0</text:p>
              </table:table-cell>
              <table:table-cell office:value-type="float" office:value="0.295585350129842">
                <text:p>0.295585350129842</text:p>
              </table:table-cell>
            </table:table-row>
            <table:table-row>
              <table:table-cell office:value-type="float" office:value="0.860000000000001">
                <text:p>0</text:p>
              </table:table-cell>
              <table:table-cell office:value-type="float" office:value="0.332614317119392">
                <text:p>0.332614317119392</text:p>
              </table:table-cell>
            </table:table-row>
            <table:table-row>
              <table:table-cell office:value-type="float" office:value="0.865000000000001">
                <text:p>0</text:p>
              </table:table-cell>
              <table:table-cell office:value-type="float" office:value="0.336906023172831">
                <text:p>0.336906023172831</text:p>
              </table:table-cell>
            </table:table-row>
            <table:table-row>
              <table:table-cell office:value-type="float" office:value="0.870000000000001">
                <text:p>0</text:p>
              </table:table-cell>
              <table:table-cell office:value-type="float" office:value="0.344681393866154">
                <text:p>0.344681393866154</text:p>
              </table:table-cell>
            </table:table-row>
            <table:table-row>
              <table:table-cell office:value-type="float" office:value="0.875000000000001">
                <text:p>0</text:p>
              </table:table-cell>
              <table:table-cell office:value-type="float" office:value="0.342058780634378">
                <text:p>0.342058780634378</text:p>
              </table:table-cell>
            </table:table-row>
            <table:table-row>
              <table:table-cell office:value-type="float" office:value="0.880000000000001">
                <text:p>0</text:p>
              </table:table-cell>
              <table:table-cell office:value-type="float" office:value="0.343323694326666">
                <text:p>0.343323694326666</text:p>
              </table:table-cell>
            </table:table-row>
            <table:table-row>
              <table:table-cell office:value-type="float" office:value="0.885000000000001">
                <text:p>0</text:p>
              </table:table-cell>
              <table:table-cell office:value-type="float" office:value="0.346490883298283">
                <text:p>0.346490883298283</text:p>
              </table:table-cell>
            </table:table-row>
            <table:table-row>
              <table:table-cell office:value-type="float" office:value="0.890000000000001">
                <text:p>0</text:p>
              </table:table-cell>
              <table:table-cell office:value-type="float" office:value="0.331506561092894">
                <text:p>0.331506561092894</text:p>
              </table:table-cell>
            </table:table-row>
            <table:table-row>
              <table:table-cell office:value-type="float" office:value="0.895000000000001">
                <text:p>0</text:p>
              </table:table-cell>
              <table:table-cell office:value-type="float" office:value="0.329831182360009">
                <text:p>0.329831182360009</text:p>
              </table:table-cell>
            </table:table-row>
            <table:table-row>
              <table:table-cell office:value-type="float" office:value="0.900000000000001">
                <text:p>0</text:p>
              </table:table-cell>
              <table:table-cell office:value-type="float" office:value="0.340661009857317">
                <text:p>0.340661009857317</text:p>
              </table:table-cell>
            </table:table-row>
            <table:table-row>
              <table:table-cell office:value-type="float" office:value="0.905000000000001">
                <text:p>0</text:p>
              </table:table-cell>
              <table:table-cell office:value-type="float" office:value="0.332460395997647">
                <text:p>0.332460395997647</text:p>
              </table:table-cell>
            </table:table-row>
            <table:table-row>
              <table:table-cell office:value-type="float" office:value="0.910000000000001">
                <text:p>0</text:p>
              </table:table-cell>
              <table:table-cell office:value-type="float" office:value="0.330364682565874">
                <text:p>0.330364682565874</text:p>
              </table:table-cell>
            </table:table-row>
            <table:table-row>
              <table:table-cell office:value-type="float" office:value="0.915000000000001">
                <text:p>0</text:p>
              </table:table-cell>
              <table:table-cell office:value-type="float" office:value="0.341511201900031">
                <text:p>0.341511201900031</text:p>
              </table:table-cell>
            </table:table-row>
            <table:table-row>
              <table:table-cell office:value-type="float" office:value="0.920000000000001">
                <text:p>0</text:p>
              </table:table-cell>
              <table:table-cell office:value-type="float" office:value="0.335641523675898">
                <text:p>0.335641523675898</text:p>
              </table:table-cell>
            </table:table-row>
            <table:table-row>
              <table:table-cell office:value-type="float" office:value="0.925000000000001">
                <text:p>0</text:p>
              </table:table-cell>
              <table:table-cell office:value-type="float" office:value="0.355266833020974">
                <text:p>0.355266833020974</text:p>
              </table:table-cell>
            </table:table-row>
            <table:table-row>
              <table:table-cell office:value-type="float" office:value="0.930000000000001">
                <text:p>0</text:p>
              </table:table-cell>
              <table:table-cell office:value-type="float" office:value="0.364714186805382">
                <text:p>0.364714186805382</text:p>
              </table:table-cell>
            </table:table-row>
            <table:table-row>
              <table:table-cell office:value-type="float" office:value="0.935000000000001">
                <text:p>0</text:p>
              </table:table-cell>
              <table:table-cell office:value-type="float" office:value="0.35979659819526">
                <text:p>0.35979659819526</text:p>
              </table:table-cell>
            </table:table-row>
            <table:table-row>
              <table:table-cell office:value-type="float" office:value="0.940000000000001">
                <text:p>0</text:p>
              </table:table-cell>
              <table:table-cell office:value-type="float" office:value="0.364512834409208">
                <text:p>0.364512834409208</text:p>
              </table:table-cell>
            </table:table-row>
            <table:table-row>
              <table:table-cell office:value-type="float" office:value="0.945000000000001">
                <text:p>0</text:p>
              </table:table-cell>
              <table:table-cell office:value-type="float" office:value="0.355944803270855">
                <text:p>0.355944803270855</text:p>
              </table:table-cell>
            </table:table-row>
            <table:table-row>
              <table:table-cell office:value-type="float" office:value="0.950000000000001">
                <text:p>0</text:p>
              </table:table-cell>
              <table:table-cell office:value-type="float" office:value="0.349019295026716">
                <text:p>0.349019295026716</text:p>
              </table:table-cell>
            </table:table-row>
            <table:table-row>
              <table:table-cell office:value-type="float" office:value="0.955000000000001">
                <text:p>0</text:p>
              </table:table-cell>
              <table:table-cell office:value-type="float" office:value="0.363892470434334">
                <text:p>0.363892470434334</text:p>
              </table:table-cell>
            </table:table-row>
            <table:table-row>
              <table:table-cell office:value-type="float" office:value="0.960000000000001">
                <text:p>0</text:p>
              </table:table-cell>
              <table:table-cell office:value-type="float" office:value="0.352338023800827">
                <text:p>0.352338023800827</text:p>
              </table:table-cell>
            </table:table-row>
            <table:table-row>
              <table:table-cell office:value-type="float" office:value="0.965000000000001">
                <text:p>0</text:p>
              </table:table-cell>
              <table:table-cell office:value-type="float" office:value="0.32767587921309">
                <text:p>0.32767587921309</text:p>
              </table:table-cell>
            </table:table-row>
            <table:table-row>
              <table:table-cell office:value-type="float" office:value="0.970000000000001">
                <text:p>0</text:p>
              </table:table-cell>
              <table:table-cell office:value-type="float" office:value="0.350002365449342">
                <text:p>0.350002365449342</text:p>
              </table:table-cell>
            </table:table-row>
            <table:table-row>
              <table:table-cell office:value-type="float" office:value="0.975000000000001">
                <text:p>0</text:p>
              </table:table-cell>
              <table:table-cell office:value-type="float" office:value="0.355677951744445">
                <text:p>0.355677951744445</text:p>
              </table:table-cell>
            </table:table-row>
            <table:table-row>
              <table:table-cell office:value-type="float" office:value="0.980000000000001">
                <text:p>0</text:p>
              </table:table-cell>
              <table:table-cell office:value-type="float" office:value="0.353769245144719">
                <text:p>0.353769245144719</text:p>
              </table:table-cell>
            </table:table-row>
            <table:table-row>
              <table:table-cell office:value-type="float" office:value="0.985000000000001">
                <text:p>0</text:p>
              </table:table-cell>
              <table:table-cell office:value-type="float" office:value="0.357668096138597">
                <text:p>0.357668096138597</text:p>
              </table:table-cell>
            </table:table-row>
            <table:table-row>
              <table:table-cell office:value-type="float" office:value="0.990000000000001">
                <text:p>0</text:p>
              </table:table-cell>
              <table:table-cell office:value-type="float" office:value="0.376410047742403">
                <text:p>0.376410047742403</text:p>
              </table:table-cell>
            </table:table-row>
            <table:table-row>
              <table:table-cell office:value-type="float" office:value="0.995000000000001">
                <text:p>0</text:p>
              </table:table-cell>
              <table:table-cell office:value-type="float" office:value="0.378632044784433">
                <text:p>0.378632044784433</text:p>
              </table:table-cell>
            </table:table-row>
            <table:table-row>
              <table:table-cell office:value-type="float" office:value="1">
                <text:p/>
              </table:table-cell>
              <table:table-cell office:value-type="float" office:value="0.376475750761452">
                <text:p>0.37647575076145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